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215cm" table:align="left"/>
    </style:style>
    <style:style style:name="Table1.A" style:family="table-column">
      <style:table-column-properties style:column-width="4.32cm"/>
    </style:style>
    <style:style style:name="Table1.B" style:family="table-column">
      <style:table-column-properties style:column-width="11.896cm"/>
    </style:style>
    <style:style style:name="Table1.A1" style:family="table-cell">
      <style:table-cell-properties style:vertical-align="middle" fo:padding="0.049cm" fo:border="none"/>
    </style:style>
    <style:style style:name="P1" style:family="paragraph" style:parent-style-name="Text_20_body">
      <style:text-properties style:text-underline-style="none" fo:font-weight="bold" style:font-weight-asian="bold" style:font-weight-complex="bold"/>
    </style:style>
    <style:style style:name="P2" style:family="paragraph" style:parent-style-name="Text_20_body">
      <style:text-properties style:text-underline-style="none"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Preformatted_20_Text">
      <style:paragraph-properties fo:margin-top="0cm" fo:margin-bottom="0.499cm"/>
    </style:style>
    <style:style style:name="P8" style:family="paragraph" style:parent-style-name="Preformatted_20_Text">
      <style:paragraph-properties fo:margin-top="0cm" fo:margin-bottom="0.499cm" fo:text-align="center" style:justify-single-word="false"/>
    </style:style>
    <style:style style:name="P9" style:family="paragraph" style:parent-style-name="Preformatted_20_Text">
      <style:paragraph-properties fo:margin-top="0cm" fo:margin-bottom="0.499cm" fo:text-align="start"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5"/>
    <style:style style:name="P55" style:family="paragraph" style:parent-style-name="Text_20_body" style:list-style-name="L46"/>
    <style:style style:name="P56" style:family="paragraph" style:parent-style-name="Text_20_body" style:list-style-name="L47"/>
    <style:style style:name="P57" style:family="paragraph" style:parent-style-name="Text_20_body" style:list-style-name="L48"/>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3"/>
    <style:style style:name="P63" style:family="paragraph" style:parent-style-name="Text_20_body" style:list-style-name="L54"/>
    <style:style style:name="P64" style:family="paragraph" style:parent-style-name="Text_20_body" style:list-style-name="L55"/>
    <style:style style:name="P65" style:family="paragraph" style:parent-style-name="Text_20_body" style:list-style-name="L56"/>
    <style:style style:name="P66" style:family="paragraph" style:parent-style-name="Text_20_body" style:list-style-name="L57"/>
    <style:style style:name="P67" style:family="paragraph" style:parent-style-name="Text_20_body" style:list-style-name="L58"/>
    <style:style style:name="P68" style:family="paragraph" style:parent-style-name="Text_20_body" style:list-style-name="L59"/>
    <style:style style:name="P69" style:family="paragraph" style:parent-style-name="Text_20_body" style:list-style-name="L60"/>
    <style:style style:name="P70" style:family="paragraph" style:parent-style-name="Text_20_body" style:list-style-name="L61"/>
    <style:style style:name="P71" style:family="paragraph" style:parent-style-name="Text_20_body" style:list-style-name="L62"/>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style style:name="P81" style:family="paragraph" style:parent-style-name="Text_20_body" style:list-style-name="L72"/>
    <style:style style:name="P82" style:family="paragraph" style:parent-style-name="Text_20_body" style:list-style-name="L73"/>
    <style:style style:name="P83" style:family="paragraph" style:parent-style-name="Text_20_body" style:list-style-name="L74"/>
    <style:style style:name="P84" style:family="paragraph" style:parent-style-name="Text_20_body" style:list-style-name="L75"/>
    <style:style style:name="P85" style:family="paragraph" style:parent-style-name="Text_20_body" style:list-style-name="L76"/>
    <style:style style:name="P86" style:family="paragraph" style:parent-style-name="Text_20_body" style:list-style-name="L77"/>
    <style:style style:name="P87" style:family="paragraph" style:parent-style-name="Text_20_body" style:list-style-name="L78"/>
    <style:style style:name="P88" style:family="paragraph" style:parent-style-name="Text_20_body" style:list-style-name="L79"/>
    <style:style style:name="P89" style:family="paragraph" style:parent-style-name="Text_20_body" style:list-style-name="L80"/>
    <style:style style:name="P90" style:family="paragraph" style:parent-style-name="Text_20_body" style:list-style-name="L81"/>
    <style:style style:name="P91" style:family="paragraph" style:parent-style-name="Text_20_body" style:list-style-name="L82"/>
    <style:style style:name="P92" style:family="paragraph" style:parent-style-name="Text_20_body" style:list-style-name="L83"/>
    <style:style style:name="P93" style:family="paragraph" style:parent-style-name="Text_20_body" style:list-style-name="L84"/>
    <style:style style:name="P94" style:family="paragraph" style:parent-style-name="Text_20_body" style:list-style-name="L85"/>
    <style:style style:name="P95" style:family="paragraph" style:parent-style-name="Text_20_body" style:list-style-name="L86"/>
    <style:style style:name="P96" style:family="paragraph" style:parent-style-name="Text_20_body" style:list-style-name="L87"/>
    <style:style style:name="P97" style:family="paragraph" style:parent-style-name="Text_20_body" style:list-style-name="L88"/>
    <style:style style:name="P98" style:family="paragraph" style:parent-style-name="Text_20_body" style:list-style-name="L89"/>
    <style:style style:name="P99" style:family="paragraph" style:parent-style-name="Text_20_body" style:list-style-name="L90"/>
    <style:style style:name="P100" style:family="paragraph" style:parent-style-name="Text_20_body" style:list-style-name="L91"/>
    <style:style style:name="P101" style:family="paragraph" style:parent-style-name="Text_20_body" style:list-style-name="L92"/>
    <style:style style:name="P102" style:family="paragraph" style:parent-style-name="Text_20_body" style:list-style-name="L93"/>
    <style:style style:name="P103" style:family="paragraph" style:parent-style-name="Text_20_body" style:list-style-name="L94"/>
    <style:style style:name="P104" style:family="paragraph" style:parent-style-name="Text_20_body" style:list-style-name="L95"/>
    <style:style style:name="P105" style:family="paragraph" style:parent-style-name="Text_20_body" style:list-style-name="L96"/>
    <style:style style:name="P106" style:family="paragraph" style:parent-style-name="Text_20_body" style:list-style-name="L97"/>
    <style:style style:name="P107" style:family="paragraph" style:parent-style-name="Text_20_body" style:list-style-name="L98"/>
    <style:style style:name="P108" style:family="paragraph" style:parent-style-name="Text_20_body" style:list-style-name="L99"/>
    <style:style style:name="P109" style:family="paragraph" style:parent-style-name="Text_20_body" style:list-style-name="L100"/>
    <style:style style:name="P110" style:family="paragraph" style:parent-style-name="Text_20_body" style:list-style-name="L101"/>
    <style:style style:name="P111" style:family="paragraph" style:parent-style-name="Text_20_body" style:list-style-name="L102"/>
    <style:style style:name="P112" style:family="paragraph" style:parent-style-name="Text_20_body" style:list-style-name="L103"/>
    <style:style style:name="P113" style:family="paragraph" style:parent-style-name="Text_20_body" style:list-style-name="L104"/>
    <style:style style:name="P114" style:family="paragraph" style:parent-style-name="Text_20_body" style:list-style-name="L105"/>
    <style:style style:name="P115" style:family="paragraph" style:parent-style-name="Text_20_body" style:list-style-name="L106"/>
    <style:style style:name="P116" style:family="paragraph" style:parent-style-name="Text_20_body" style:list-style-name="L107"/>
    <style:style style:name="P117" style:family="paragraph" style:parent-style-name="Text_20_body" style:list-style-name="L108"/>
    <style:style style:name="P118" style:family="paragraph" style:parent-style-name="Text_20_body" style:list-style-name="L109"/>
    <style:style style:name="P119" style:family="paragraph" style:parent-style-name="Text_20_body" style:list-style-name="L110"/>
    <style:style style:name="P120" style:family="paragraph" style:parent-style-name="Text_20_body" style:list-style-name="L111"/>
    <style:style style:name="P121" style:family="paragraph" style:parent-style-name="Text_20_body" style:list-style-name="L112"/>
    <style:style style:name="P122" style:family="paragraph" style:parent-style-name="Text_20_body" style:list-style-name="L113"/>
    <style:style style:name="P123" style:family="paragraph" style:parent-style-name="Text_20_body" style:list-style-name="L114"/>
    <style:style style:name="P124" style:family="paragraph" style:parent-style-name="Text_20_body" style:list-style-name="L115"/>
    <style:style style:name="P125" style:family="paragraph" style:parent-style-name="Text_20_body" style:list-style-name="L116"/>
    <style:style style:name="P126" style:family="paragraph" style:parent-style-name="Text_20_body" style:list-style-name="L117"/>
    <style:style style:name="P127" style:family="paragraph" style:parent-style-name="Text_20_body" style:list-style-name="L118"/>
    <style:style style:name="P128" style:family="paragraph" style:parent-style-name="Text_20_body" style:list-style-name="L119"/>
    <style:style style:name="P129" style:family="paragraph" style:parent-style-name="Text_20_body" style:list-style-name="L120"/>
    <style:style style:name="P130" style:family="paragraph" style:parent-style-name="Text_20_body" style:list-style-name="L121"/>
    <style:style style:name="P131" style:family="paragraph" style:parent-style-name="Text_20_body" style:list-style-name="L122"/>
    <style:style style:name="P132" style:family="paragraph" style:parent-style-name="Text_20_body" style:list-style-name="L123"/>
    <style:style style:name="P133" style:family="paragraph" style:parent-style-name="Text_20_body" style:list-style-name="L124"/>
    <style:style style:name="P134" style:family="paragraph" style:parent-style-name="Text_20_body" style:list-style-name="L125"/>
    <style:style style:name="P135" style:family="paragraph" style:parent-style-name="Text_20_body" style:list-style-name="L126"/>
    <style:style style:name="P136" style:family="paragraph" style:parent-style-name="Text_20_body" style:list-style-name="L1">
      <style:paragraph-properties fo:margin-top="0cm" fo:margin-bottom="0cm"/>
    </style:style>
    <style:style style:name="P137" style:family="paragraph" style:parent-style-name="Text_20_body" style:list-style-name="L2">
      <style:paragraph-properties fo:margin-top="0cm" fo:margin-bottom="0cm"/>
    </style:style>
    <style:style style:name="P138" style:family="paragraph" style:parent-style-name="Text_20_body" style:list-style-name="L3">
      <style:paragraph-properties fo:margin-top="0cm" fo:margin-bottom="0cm"/>
    </style:style>
    <style:style style:name="P139" style:family="paragraph" style:parent-style-name="Text_20_body" style:list-style-name="L4">
      <style:paragraph-properties fo:margin-top="0cm" fo:margin-bottom="0cm"/>
    </style:style>
    <style:style style:name="P140" style:family="paragraph" style:parent-style-name="Text_20_body" style:list-style-name="L5">
      <style:paragraph-properties fo:margin-top="0cm" fo:margin-bottom="0cm"/>
    </style:style>
    <style:style style:name="P141" style:family="paragraph" style:parent-style-name="Text_20_body" style:list-style-name="L6">
      <style:paragraph-properties fo:margin-top="0cm" fo:margin-bottom="0cm"/>
    </style:style>
    <style:style style:name="P142" style:family="paragraph" style:parent-style-name="Text_20_body" style:list-style-name="L7">
      <style:paragraph-properties fo:margin-top="0cm" fo:margin-bottom="0cm"/>
    </style:style>
    <style:style style:name="P143" style:family="paragraph" style:parent-style-name="Text_20_body" style:list-style-name="L8">
      <style:paragraph-properties fo:margin-top="0cm" fo:margin-bottom="0cm"/>
    </style:style>
    <style:style style:name="P144" style:family="paragraph" style:parent-style-name="Text_20_body" style:list-style-name="L9">
      <style:paragraph-properties fo:margin-top="0cm" fo:margin-bottom="0cm"/>
    </style:style>
    <style:style style:name="P145" style:family="paragraph" style:parent-style-name="Text_20_body" style:list-style-name="L10">
      <style:paragraph-properties fo:margin-top="0cm" fo:margin-bottom="0cm"/>
    </style:style>
    <style:style style:name="P146" style:family="paragraph" style:parent-style-name="Text_20_body" style:list-style-name="L11">
      <style:paragraph-properties fo:margin-top="0cm" fo:margin-bottom="0cm"/>
    </style:style>
    <style:style style:name="P147" style:family="paragraph" style:parent-style-name="Text_20_body" style:list-style-name="L12">
      <style:paragraph-properties fo:margin-top="0cm" fo:margin-bottom="0cm"/>
    </style:style>
    <style:style style:name="P148" style:family="paragraph" style:parent-style-name="Text_20_body" style:list-style-name="L13">
      <style:paragraph-properties fo:margin-top="0cm" fo:margin-bottom="0cm"/>
    </style:style>
    <style:style style:name="P149" style:family="paragraph" style:parent-style-name="Text_20_body" style:list-style-name="L14">
      <style:paragraph-properties fo:margin-top="0cm" fo:margin-bottom="0cm"/>
    </style:style>
    <style:style style:name="P150" style:family="paragraph" style:parent-style-name="Text_20_body" style:list-style-name="L15">
      <style:paragraph-properties fo:margin-top="0cm" fo:margin-bottom="0cm"/>
    </style:style>
    <style:style style:name="P151" style:family="paragraph" style:parent-style-name="Text_20_body" style:list-style-name="L16">
      <style:paragraph-properties fo:margin-top="0cm" fo:margin-bottom="0cm"/>
    </style:style>
    <style:style style:name="P152" style:family="paragraph" style:parent-style-name="Text_20_body" style:list-style-name="L17">
      <style:paragraph-properties fo:margin-top="0cm" fo:margin-bottom="0cm"/>
    </style:style>
    <style:style style:name="P153" style:family="paragraph" style:parent-style-name="Text_20_body" style:list-style-name="L18">
      <style:paragraph-properties fo:margin-top="0cm" fo:margin-bottom="0cm"/>
    </style:style>
    <style:style style:name="P154" style:family="paragraph" style:parent-style-name="Text_20_body" style:list-style-name="L19">
      <style:paragraph-properties fo:margin-top="0cm" fo:margin-bottom="0cm"/>
    </style:style>
    <style:style style:name="P155" style:family="paragraph" style:parent-style-name="Text_20_body" style:list-style-name="L20">
      <style:paragraph-properties fo:margin-top="0cm" fo:margin-bottom="0cm"/>
    </style:style>
    <style:style style:name="P156" style:family="paragraph" style:parent-style-name="Text_20_body" style:list-style-name="L21">
      <style:paragraph-properties fo:margin-top="0cm" fo:margin-bottom="0cm"/>
    </style:style>
    <style:style style:name="P157" style:family="paragraph" style:parent-style-name="Text_20_body" style:list-style-name="L22">
      <style:paragraph-properties fo:margin-top="0cm" fo:margin-bottom="0cm"/>
    </style:style>
    <style:style style:name="P158" style:family="paragraph" style:parent-style-name="Text_20_body" style:list-style-name="L23">
      <style:paragraph-properties fo:margin-top="0cm" fo:margin-bottom="0cm"/>
    </style:style>
    <style:style style:name="P159" style:family="paragraph" style:parent-style-name="Text_20_body" style:list-style-name="L24">
      <style:paragraph-properties fo:margin-top="0cm" fo:margin-bottom="0cm"/>
    </style:style>
    <style:style style:name="P160" style:family="paragraph" style:parent-style-name="Text_20_body" style:list-style-name="L25">
      <style:paragraph-properties fo:margin-top="0cm" fo:margin-bottom="0cm"/>
    </style:style>
    <style:style style:name="P161" style:family="paragraph" style:parent-style-name="Text_20_body" style:list-style-name="L26">
      <style:paragraph-properties fo:margin-top="0cm" fo:margin-bottom="0cm"/>
    </style:style>
    <style:style style:name="P162" style:family="paragraph" style:parent-style-name="Text_20_body" style:list-style-name="L27">
      <style:paragraph-properties fo:margin-top="0cm" fo:margin-bottom="0cm"/>
    </style:style>
    <style:style style:name="P163" style:family="paragraph" style:parent-style-name="Text_20_body" style:list-style-name="L28">
      <style:paragraph-properties fo:margin-top="0cm" fo:margin-bottom="0cm"/>
    </style:style>
    <style:style style:name="P164" style:family="paragraph" style:parent-style-name="Text_20_body" style:list-style-name="L29">
      <style:paragraph-properties fo:margin-top="0cm" fo:margin-bottom="0cm"/>
    </style:style>
    <style:style style:name="P165" style:family="paragraph" style:parent-style-name="Text_20_body" style:list-style-name="L30">
      <style:paragraph-properties fo:margin-top="0cm" fo:margin-bottom="0cm"/>
    </style:style>
    <style:style style:name="P166" style:family="paragraph" style:parent-style-name="Text_20_body" style:list-style-name="L31">
      <style:paragraph-properties fo:margin-top="0cm" fo:margin-bottom="0cm"/>
    </style:style>
    <style:style style:name="P167" style:family="paragraph" style:parent-style-name="Text_20_body" style:list-style-name="L32">
      <style:paragraph-properties fo:margin-top="0cm" fo:margin-bottom="0cm"/>
    </style:style>
    <style:style style:name="P168" style:family="paragraph" style:parent-style-name="Text_20_body" style:list-style-name="L33">
      <style:paragraph-properties fo:margin-top="0cm" fo:margin-bottom="0cm"/>
    </style:style>
    <style:style style:name="P169" style:family="paragraph" style:parent-style-name="Text_20_body" style:list-style-name="L35">
      <style:paragraph-properties fo:margin-top="0cm" fo:margin-bottom="0cm"/>
    </style:style>
    <style:style style:name="P170" style:family="paragraph" style:parent-style-name="Text_20_body" style:list-style-name="L37">
      <style:paragraph-properties fo:margin-top="0cm" fo:margin-bottom="0cm"/>
    </style:style>
    <style:style style:name="P171" style:family="paragraph" style:parent-style-name="Text_20_body" style:list-style-name="L40">
      <style:paragraph-properties fo:margin-top="0cm" fo:margin-bottom="0cm"/>
    </style:style>
    <style:style style:name="P172" style:family="paragraph" style:parent-style-name="Text_20_body" style:list-style-name="L41">
      <style:paragraph-properties fo:margin-top="0cm" fo:margin-bottom="0cm"/>
    </style:style>
    <style:style style:name="P173" style:family="paragraph" style:parent-style-name="Text_20_body" style:list-style-name="L42">
      <style:paragraph-properties fo:margin-top="0cm" fo:margin-bottom="0cm"/>
    </style:style>
    <style:style style:name="P174" style:family="paragraph" style:parent-style-name="Text_20_body" style:list-style-name="L43">
      <style:paragraph-properties fo:margin-top="0cm" fo:margin-bottom="0cm"/>
    </style:style>
    <style:style style:name="P175" style:family="paragraph" style:parent-style-name="Text_20_body" style:list-style-name="L45">
      <style:paragraph-properties fo:margin-top="0cm" fo:margin-bottom="0cm"/>
    </style:style>
    <style:style style:name="P176" style:family="paragraph" style:parent-style-name="Text_20_body" style:list-style-name="L47">
      <style:paragraph-properties fo:margin-top="0cm" fo:margin-bottom="0cm"/>
    </style:style>
    <style:style style:name="P177" style:family="paragraph" style:parent-style-name="Text_20_body" style:list-style-name="L48">
      <style:paragraph-properties fo:margin-top="0cm" fo:margin-bottom="0cm"/>
    </style:style>
    <style:style style:name="P178" style:family="paragraph" style:parent-style-name="Text_20_body" style:list-style-name="L49">
      <style:paragraph-properties fo:margin-top="0cm" fo:margin-bottom="0cm"/>
    </style:style>
    <style:style style:name="P179" style:family="paragraph" style:parent-style-name="Text_20_body" style:list-style-name="L50">
      <style:paragraph-properties fo:margin-top="0cm" fo:margin-bottom="0cm"/>
    </style:style>
    <style:style style:name="P180" style:family="paragraph" style:parent-style-name="Text_20_body" style:list-style-name="L51">
      <style:paragraph-properties fo:margin-top="0cm" fo:margin-bottom="0cm"/>
    </style:style>
    <style:style style:name="P181" style:family="paragraph" style:parent-style-name="Text_20_body" style:list-style-name="L52">
      <style:paragraph-properties fo:margin-top="0cm" fo:margin-bottom="0cm"/>
    </style:style>
    <style:style style:name="P182" style:family="paragraph" style:parent-style-name="Text_20_body" style:list-style-name="L53">
      <style:paragraph-properties fo:margin-top="0cm" fo:margin-bottom="0cm"/>
    </style:style>
    <style:style style:name="P183" style:family="paragraph" style:parent-style-name="Text_20_body" style:list-style-name="L54">
      <style:paragraph-properties fo:margin-top="0cm" fo:margin-bottom="0cm"/>
    </style:style>
    <style:style style:name="P184" style:family="paragraph" style:parent-style-name="Text_20_body" style:list-style-name="L55">
      <style:paragraph-properties fo:margin-top="0cm" fo:margin-bottom="0cm"/>
    </style:style>
    <style:style style:name="P185" style:family="paragraph" style:parent-style-name="Text_20_body" style:list-style-name="L56">
      <style:paragraph-properties fo:margin-top="0cm" fo:margin-bottom="0cm"/>
    </style:style>
    <style:style style:name="P186" style:family="paragraph" style:parent-style-name="Text_20_body" style:list-style-name="L57">
      <style:paragraph-properties fo:margin-top="0cm" fo:margin-bottom="0cm"/>
    </style:style>
    <style:style style:name="P187" style:family="paragraph" style:parent-style-name="Text_20_body" style:list-style-name="L58">
      <style:paragraph-properties fo:margin-top="0cm" fo:margin-bottom="0cm"/>
    </style:style>
    <style:style style:name="P188" style:family="paragraph" style:parent-style-name="Text_20_body" style:list-style-name="L59">
      <style:paragraph-properties fo:margin-top="0cm" fo:margin-bottom="0cm"/>
    </style:style>
    <style:style style:name="P189" style:family="paragraph" style:parent-style-name="Text_20_body" style:list-style-name="L60">
      <style:paragraph-properties fo:margin-top="0cm" fo:margin-bottom="0cm"/>
    </style:style>
    <style:style style:name="P190" style:family="paragraph" style:parent-style-name="Text_20_body" style:list-style-name="L61">
      <style:paragraph-properties fo:margin-top="0cm" fo:margin-bottom="0cm"/>
    </style:style>
    <style:style style:name="P191" style:family="paragraph" style:parent-style-name="Text_20_body" style:list-style-name="L62">
      <style:paragraph-properties fo:margin-top="0cm" fo:margin-bottom="0cm"/>
    </style:style>
    <style:style style:name="P192" style:family="paragraph" style:parent-style-name="Text_20_body" style:list-style-name="L63">
      <style:paragraph-properties fo:margin-top="0cm" fo:margin-bottom="0cm"/>
    </style:style>
    <style:style style:name="P193" style:family="paragraph" style:parent-style-name="Text_20_body" style:list-style-name="L65">
      <style:paragraph-properties fo:margin-top="0cm" fo:margin-bottom="0cm"/>
    </style:style>
    <style:style style:name="P194" style:family="paragraph" style:parent-style-name="Text_20_body" style:list-style-name="L66">
      <style:paragraph-properties fo:margin-top="0cm" fo:margin-bottom="0cm"/>
    </style:style>
    <style:style style:name="P195" style:family="paragraph" style:parent-style-name="Text_20_body" style:list-style-name="L68">
      <style:paragraph-properties fo:margin-top="0cm" fo:margin-bottom="0cm"/>
    </style:style>
    <style:style style:name="P196" style:family="paragraph" style:parent-style-name="Text_20_body" style:list-style-name="L69">
      <style:paragraph-properties fo:margin-top="0cm" fo:margin-bottom="0cm"/>
    </style:style>
    <style:style style:name="P197" style:family="paragraph" style:parent-style-name="Text_20_body" style:list-style-name="L70">
      <style:paragraph-properties fo:margin-top="0cm" fo:margin-bottom="0cm"/>
    </style:style>
    <style:style style:name="P198" style:family="paragraph" style:parent-style-name="Text_20_body" style:list-style-name="L71">
      <style:paragraph-properties fo:margin-top="0cm" fo:margin-bottom="0cm"/>
    </style:style>
    <style:style style:name="P199" style:family="paragraph" style:parent-style-name="Text_20_body" style:list-style-name="L73">
      <style:paragraph-properties fo:margin-top="0cm" fo:margin-bottom="0cm"/>
    </style:style>
    <style:style style:name="P200" style:family="paragraph" style:parent-style-name="Text_20_body" style:list-style-name="L74">
      <style:paragraph-properties fo:margin-top="0cm" fo:margin-bottom="0cm"/>
    </style:style>
    <style:style style:name="P201" style:family="paragraph" style:parent-style-name="Text_20_body" style:list-style-name="L75">
      <style:paragraph-properties fo:margin-top="0cm" fo:margin-bottom="0cm"/>
    </style:style>
    <style:style style:name="P202" style:family="paragraph" style:parent-style-name="Text_20_body" style:list-style-name="L76">
      <style:paragraph-properties fo:margin-top="0cm" fo:margin-bottom="0cm"/>
    </style:style>
    <style:style style:name="P203" style:family="paragraph" style:parent-style-name="Text_20_body" style:list-style-name="L77">
      <style:paragraph-properties fo:margin-top="0cm" fo:margin-bottom="0cm"/>
    </style:style>
    <style:style style:name="P204" style:family="paragraph" style:parent-style-name="Text_20_body" style:list-style-name="L78">
      <style:paragraph-properties fo:margin-top="0cm" fo:margin-bottom="0cm"/>
    </style:style>
    <style:style style:name="P205" style:family="paragraph" style:parent-style-name="Text_20_body" style:list-style-name="L79">
      <style:paragraph-properties fo:margin-top="0cm" fo:margin-bottom="0cm"/>
    </style:style>
    <style:style style:name="P206" style:family="paragraph" style:parent-style-name="Text_20_body" style:list-style-name="L80">
      <style:paragraph-properties fo:margin-top="0cm" fo:margin-bottom="0cm"/>
    </style:style>
    <style:style style:name="P207" style:family="paragraph" style:parent-style-name="Text_20_body" style:list-style-name="L81">
      <style:paragraph-properties fo:margin-top="0cm" fo:margin-bottom="0cm"/>
    </style:style>
    <style:style style:name="P208" style:family="paragraph" style:parent-style-name="Text_20_body" style:list-style-name="L82">
      <style:paragraph-properties fo:margin-top="0cm" fo:margin-bottom="0cm"/>
    </style:style>
    <style:style style:name="P209" style:family="paragraph" style:parent-style-name="Text_20_body" style:list-style-name="L85">
      <style:paragraph-properties fo:margin-top="0cm" fo:margin-bottom="0cm"/>
    </style:style>
    <style:style style:name="P210" style:family="paragraph" style:parent-style-name="Text_20_body" style:list-style-name="L86">
      <style:paragraph-properties fo:margin-top="0cm" fo:margin-bottom="0cm"/>
    </style:style>
    <style:style style:name="P211" style:family="paragraph" style:parent-style-name="Text_20_body" style:list-style-name="L87">
      <style:paragraph-properties fo:margin-top="0cm" fo:margin-bottom="0cm"/>
    </style:style>
    <style:style style:name="P212" style:family="paragraph" style:parent-style-name="Text_20_body" style:list-style-name="L88">
      <style:paragraph-properties fo:margin-top="0cm" fo:margin-bottom="0cm"/>
    </style:style>
    <style:style style:name="P213" style:family="paragraph" style:parent-style-name="Text_20_body" style:list-style-name="L89">
      <style:paragraph-properties fo:margin-top="0cm" fo:margin-bottom="0cm"/>
    </style:style>
    <style:style style:name="P214" style:family="paragraph" style:parent-style-name="Text_20_body" style:list-style-name="L90">
      <style:paragraph-properties fo:margin-top="0cm" fo:margin-bottom="0cm"/>
    </style:style>
    <style:style style:name="P215" style:family="paragraph" style:parent-style-name="Text_20_body" style:list-style-name="L91">
      <style:paragraph-properties fo:margin-top="0cm" fo:margin-bottom="0cm"/>
    </style:style>
    <style:style style:name="P216" style:family="paragraph" style:parent-style-name="Text_20_body" style:list-style-name="L92">
      <style:paragraph-properties fo:margin-top="0cm" fo:margin-bottom="0cm"/>
    </style:style>
    <style:style style:name="P217" style:family="paragraph" style:parent-style-name="Text_20_body" style:list-style-name="L100">
      <style:paragraph-properties fo:margin-top="0cm" fo:margin-bottom="0cm"/>
    </style:style>
    <style:style style:name="P218" style:family="paragraph" style:parent-style-name="Text_20_body" style:list-style-name="L101">
      <style:paragraph-properties fo:margin-top="0cm" fo:margin-bottom="0cm"/>
    </style:style>
    <style:style style:name="P219" style:family="paragraph" style:parent-style-name="Text_20_body" style:list-style-name="L102">
      <style:paragraph-properties fo:margin-top="0cm" fo:margin-bottom="0cm"/>
    </style:style>
    <style:style style:name="P220" style:family="paragraph" style:parent-style-name="Text_20_body" style:list-style-name="L103">
      <style:paragraph-properties fo:margin-top="0cm" fo:margin-bottom="0cm"/>
    </style:style>
    <style:style style:name="P221" style:family="paragraph" style:parent-style-name="Text_20_body" style:list-style-name="L104">
      <style:paragraph-properties fo:margin-top="0cm" fo:margin-bottom="0cm"/>
    </style:style>
    <style:style style:name="P222" style:family="paragraph" style:parent-style-name="Text_20_body" style:list-style-name="L105">
      <style:paragraph-properties fo:margin-top="0cm" fo:margin-bottom="0cm"/>
    </style:style>
    <style:style style:name="P223" style:family="paragraph" style:parent-style-name="Text_20_body" style:list-style-name="L106">
      <style:paragraph-properties fo:margin-top="0cm" fo:margin-bottom="0cm"/>
    </style:style>
    <style:style style:name="P224" style:family="paragraph" style:parent-style-name="Text_20_body" style:list-style-name="L107">
      <style:paragraph-properties fo:margin-top="0cm" fo:margin-bottom="0cm"/>
    </style:style>
    <style:style style:name="P225" style:family="paragraph" style:parent-style-name="Text_20_body" style:list-style-name="L108">
      <style:paragraph-properties fo:margin-top="0cm" fo:margin-bottom="0cm"/>
    </style:style>
    <style:style style:name="P226" style:family="paragraph" style:parent-style-name="Text_20_body" style:list-style-name="L109">
      <style:paragraph-properties fo:margin-top="0cm" fo:margin-bottom="0cm"/>
    </style:style>
    <style:style style:name="P227" style:family="paragraph" style:parent-style-name="Text_20_body" style:list-style-name="L111">
      <style:paragraph-properties fo:margin-top="0cm" fo:margin-bottom="0cm"/>
    </style:style>
    <style:style style:name="P228" style:family="paragraph" style:parent-style-name="Text_20_body" style:list-style-name="L112">
      <style:paragraph-properties fo:margin-top="0cm" fo:margin-bottom="0cm"/>
    </style:style>
    <style:style style:name="P229" style:family="paragraph" style:parent-style-name="Text_20_body" style:list-style-name="L113">
      <style:paragraph-properties fo:margin-top="0cm" fo:margin-bottom="0cm"/>
    </style:style>
    <style:style style:name="P230" style:family="paragraph" style:parent-style-name="Text_20_body" style:list-style-name="L114">
      <style:paragraph-properties fo:margin-top="0cm" fo:margin-bottom="0cm"/>
    </style:style>
    <style:style style:name="P231" style:family="paragraph" style:parent-style-name="Text_20_body" style:list-style-name="L115">
      <style:paragraph-properties fo:margin-top="0cm" fo:margin-bottom="0cm"/>
    </style:style>
    <style:style style:name="P232" style:family="paragraph" style:parent-style-name="Text_20_body" style:list-style-name="L116">
      <style:paragraph-properties fo:margin-top="0cm" fo:margin-bottom="0cm"/>
    </style:style>
    <style:style style:name="P233" style:family="paragraph" style:parent-style-name="Text_20_body" style:list-style-name="L117">
      <style:paragraph-properties fo:margin-top="0cm" fo:margin-bottom="0cm"/>
    </style:style>
    <style:style style:name="P234" style:family="paragraph" style:parent-style-name="Text_20_body" style:list-style-name="L118">
      <style:paragraph-properties fo:margin-top="0cm" fo:margin-bottom="0cm"/>
    </style:style>
    <style:style style:name="P235" style:family="paragraph" style:parent-style-name="Text_20_body" style:list-style-name="L119">
      <style:paragraph-properties fo:margin-top="0cm" fo:margin-bottom="0cm"/>
    </style:style>
    <style:style style:name="P236" style:family="paragraph" style:parent-style-name="Text_20_body" style:list-style-name="L120">
      <style:paragraph-properties fo:margin-top="0cm" fo:margin-bottom="0cm"/>
    </style:style>
    <style:style style:name="P237" style:family="paragraph" style:parent-style-name="Text_20_body" style:list-style-name="L121">
      <style:paragraph-properties fo:margin-top="0cm" fo:margin-bottom="0cm"/>
    </style:style>
    <style:style style:name="P238" style:family="paragraph" style:parent-style-name="Text_20_body" style:list-style-name="L122">
      <style:paragraph-properties fo:margin-top="0cm" fo:margin-bottom="0cm"/>
    </style:style>
    <style:style style:name="P239" style:family="paragraph" style:parent-style-name="Text_20_body" style:list-style-name="L124">
      <style:paragraph-properties fo:margin-top="0cm" fo:margin-bottom="0cm"/>
    </style:style>
    <style:style style:name="P240" style:family="paragraph" style:parent-style-name="Text_20_body" style:list-style-name="L126">
      <style:paragraph-properties fo:margin-top="0cm" fo:margin-bottom="0cm"/>
    </style:style>
    <style:style style:name="P241" style:family="paragraph" style:parent-style-name="Standard">
      <style:text-properties style:text-underline-style="none" fo:font-weight="bold" style:font-weight-asian="bold" style:font-weight-complex="bold"/>
    </style:style>
    <style:style style:name="P242" style:family="paragraph" style:parent-style-name="Preformatted_20_Text" style:list-style-name="L22">
      <style:paragraph-properties fo:margin-top="0cm" fo:margin-bottom="0.499cm"/>
    </style:style>
    <style:style style:name="P243" style:family="paragraph" style:parent-style-name="Preformatted_20_Text" style:list-style-name="L23">
      <style:paragraph-properties fo:margin-top="0cm" fo:margin-bottom="0.499cm"/>
    </style:style>
    <style:style style:name="P244" style:family="paragraph" style:parent-style-name="Preformatted_20_Text" style:list-style-name="L24">
      <style:paragraph-properties fo:margin-top="0cm" fo:margin-bottom="0.499cm"/>
    </style:style>
    <style:style style:name="P245" style:family="paragraph" style:parent-style-name="Preformatted_20_Text" style:list-style-name="L25">
      <style:paragraph-properties fo:margin-top="0cm" fo:margin-bottom="0.499cm"/>
    </style:style>
    <style:style style:name="P246" style:family="paragraph" style:parent-style-name="Preformatted_20_Text" style:list-style-name="L26">
      <style:paragraph-properties fo:margin-top="0cm" fo:margin-bottom="0.499cm"/>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many types of websites are present in the world accrding to their usage </text:p>
      <text:p text:style-name="P2">Jo websites duniya mein use hoti hain, unhe unke usage ke hisaab se alag-alag categories mein divide kiya jaa sakta hai. Yaha pe main aapko common types of websites explain karta hoon:</text:p>
      <text:p text:style-name="Horizontal_20_Line"/>
      <text:h text:style-name="Heading_20_3" text:outline-level="3">1. <text:span text:style-name="Strong_20_Emphasis">Static Websites</text:span></text:h>
      <text:list xml:id="list4421574859797081487" text:style-name="L1">
        <text:list-item>
          <text:p text:style-name="P136"><text:span text:style-name="Strong_20_Emphasis">Definition:</text:span> Ye simple HTML, CSS se banti hain aur content fix hota hai. </text:p>
        </text:list-item>
        <text:list-item>
          <text:p text:style-name="P136"><text:span text:style-name="Strong_20_Emphasis">Usage:</text:span> Personal portfolios, brochures, small businesses. </text:p>
        </text:list-item>
        <text:list-item>
          <text:p text:style-name="P10"><text:span text:style-name="Strong_20_Emphasis">Example:</text:span> Ek basic resume website. </text:p>
        </text:list-item>
      </text:list>
      <text:p text:style-name="Horizontal_20_Line"/>
      <text:h text:style-name="Heading_20_3" text:outline-level="3">2. <text:span text:style-name="Strong_20_Emphasis">Dynamic Websites</text:span></text:h>
      <text:list xml:id="list5983397378416600016" text:style-name="L2">
        <text:list-item>
          <text:p text:style-name="P137"><text:span text:style-name="Strong_20_Emphasis">Definition:</text:span> Inka content dynamically update hota hai using databases aur server-side scripting (jaise PHP, Node.js). </text:p>
        </text:list-item>
        <text:list-item>
          <text:p text:style-name="P137"><text:span text:style-name="Strong_20_Emphasis">Usage:</text:span> Blogs, e-commerce websites, social media. </text:p>
        </text:list-item>
        <text:list-item>
          <text:p text:style-name="P11"><text:span text:style-name="Strong_20_Emphasis">Example:</text:span> Flipkart, Facebook. </text:p>
        </text:list-item>
      </text:list>
      <text:p text:style-name="Horizontal_20_Line"/>
      <text:h text:style-name="Heading_20_3" text:outline-level="3">3. <text:span text:style-name="Strong_20_Emphasis">E-commerce Websites</text:span></text:h>
      <text:list xml:id="list1566336575732388406" text:style-name="L3">
        <text:list-item>
          <text:p text:style-name="P138"><text:span text:style-name="Strong_20_Emphasis">Definition:</text:span> Online shopping ke liye bani websites, jaha products sell/buy kiye jaate hain. </text:p>
        </text:list-item>
        <text:list-item>
          <text:p text:style-name="P138"><text:span text:style-name="Strong_20_Emphasis">Usage:</text:span> Retail, wholesale, marketplace. </text:p>
        </text:list-item>
        <text:list-item>
          <text:p text:style-name="P12"><text:span text:style-name="Strong_20_Emphasis">Example:</text:span> Amazon, Myntra. </text:p>
        </text:list-item>
      </text:list>
      <text:p text:style-name="Horizontal_20_Line"/>
      <text:h text:style-name="Heading_20_3" text:outline-level="3">4. <text:span text:style-name="Strong_20_Emphasis">Portfolio Websites</text:span></text:h>
      <text:list xml:id="list9041787437182301776" text:style-name="L4">
        <text:list-item>
          <text:p text:style-name="P139"><text:span text:style-name="Strong_20_Emphasis">Definition:</text:span> Individual ya agency apne kaam ke samples show karte hain. </text:p>
        </text:list-item>
        <text:list-item>
          <text:p text:style-name="P139"><text:span text:style-name="Strong_20_Emphasis">Usage:</text:span> Freelancers, designers, photographers. </text:p>
        </text:list-item>
        <text:list-item>
          <text:p text:style-name="P13"><text:span text:style-name="Strong_20_Emphasis">Example:</text:span> Dribbble, Behance. </text:p>
        </text:list-item>
      </text:list>
      <text:p text:style-name="Horizontal_20_Line"/>
      <text:h text:style-name="Heading_20_3" text:outline-level="3">5. <text:span text:style-name="Strong_20_Emphasis">Blog Websites</text:span></text:h>
      <text:list xml:id="list8253446535239895817" text:style-name="L5">
        <text:list-item>
          <text:p text:style-name="P140"><text:span text:style-name="Strong_20_Emphasis">Definition:</text:span> Regularly updated articles aur content share karne ke liye. </text:p>
        </text:list-item>
        <text:list-item>
          <text:p text:style-name="P140"><text:span text:style-name="Strong_20_Emphasis">Usage:</text:span> Personal journaling, niche blogging. </text:p>
        </text:list-item>
        <text:list-item>
          <text:p text:style-name="P14"><text:span text:style-name="Strong_20_Emphasis">Example:</text:span> WordPress blogs. </text:p>
        </text:list-item>
      </text:list>
      <text:p text:style-name="Horizontal_20_Line"/>
      <text:h text:style-name="Heading_20_3" text:outline-level="3">6. <text:span text:style-name="Strong_20_Emphasis">Social Media Websites</text:span></text:h>
      <text:list xml:id="list5571449787330207671" text:style-name="L6">
        <text:list-item>
          <text:p text:style-name="P141"><text:span text:style-name="Strong_20_Emphasis">Definition:</text:span> Social interaction ke liye banayi gayi websites. </text:p>
        </text:list-item>
        <text:list-item>
          <text:p text:style-name="P141"><text:span text:style-name="Strong_20_Emphasis">Usage:</text:span> Communication, content sharing. </text:p>
        </text:list-item>
        <text:list-item>
          <text:p text:style-name="P15"><text:span text:style-name="Strong_20_Emphasis">Example:</text:span> Instagram, Twitter. </text:p>
        </text:list-item>
      </text:list>
      <text:p text:style-name="Horizontal_20_Line"/>
      <text:h text:style-name="Heading_20_3" text:outline-level="3"><text:soft-page-break/>7. <text:span text:style-name="Strong_20_Emphasis">News Websites</text:span></text:h>
      <text:list xml:id="list743460261821519478" text:style-name="L7">
        <text:list-item>
          <text:p text:style-name="P142"><text:span text:style-name="Strong_20_Emphasis">Definition:</text:span> Latest news aur updates share karne ke liye. </text:p>
        </text:list-item>
        <text:list-item>
          <text:p text:style-name="P142"><text:span text:style-name="Strong_20_Emphasis">Usage:</text:span> Journalism, breaking news. </text:p>
        </text:list-item>
        <text:list-item>
          <text:p text:style-name="P16"><text:span text:style-name="Strong_20_Emphasis">Example:</text:span> BBC, NDTV. </text:p>
        </text:list-item>
      </text:list>
      <text:p text:style-name="Horizontal_20_Line"/>
      <text:h text:style-name="Heading_20_3" text:outline-level="3">8. <text:span text:style-name="Strong_20_Emphasis">Educational Websites</text:span></text:h>
      <text:list xml:id="list3503814163525546782" text:style-name="L8">
        <text:list-item>
          <text:p text:style-name="P143"><text:span text:style-name="Strong_20_Emphasis">Definition:</text:span> Learning resources provide karte hain. </text:p>
        </text:list-item>
        <text:list-item>
          <text:p text:style-name="P143"><text:span text:style-name="Strong_20_Emphasis">Usage:</text:span> Courses, tutorials, schools. </text:p>
        </text:list-item>
        <text:list-item>
          <text:p text:style-name="P17"><text:span text:style-name="Strong_20_Emphasis">Example:</text:span> Coursera, Khan Academy. </text:p>
        </text:list-item>
      </text:list>
      <text:p text:style-name="Horizontal_20_Line"/>
      <text:h text:style-name="Heading_20_3" text:outline-level="3">9. <text:span text:style-name="Strong_20_Emphasis">Entertainment Websites</text:span></text:h>
      <text:list xml:id="list8339877117103276548" text:style-name="L9">
        <text:list-item>
          <text:p text:style-name="P144"><text:span text:style-name="Strong_20_Emphasis">Definition:</text:span> Fun aur relaxation ke liye use hoti hain. </text:p>
        </text:list-item>
        <text:list-item>
          <text:p text:style-name="P144"><text:span text:style-name="Strong_20_Emphasis">Usage:</text:span> Movies, games, music streaming. </text:p>
        </text:list-item>
        <text:list-item>
          <text:p text:style-name="P18"><text:span text:style-name="Strong_20_Emphasis">Example:</text:span> Netflix, Spotify. </text:p>
        </text:list-item>
      </text:list>
      <text:p text:style-name="Horizontal_20_Line"/>
      <text:h text:style-name="Heading_20_3" text:outline-level="3">10. <text:span text:style-name="Strong_20_Emphasis">Corporate Websites</text:span></text:h>
      <text:list xml:id="list2947978409465911814" text:style-name="L10">
        <text:list-item>
          <text:p text:style-name="P145"><text:span text:style-name="Strong_20_Emphasis">Definition:</text:span> Companies apne business ko represent karte hain. </text:p>
        </text:list-item>
        <text:list-item>
          <text:p text:style-name="P145"><text:span text:style-name="Strong_20_Emphasis">Usage:</text:span> Business info, services promotion. </text:p>
        </text:list-item>
        <text:list-item>
          <text:p text:style-name="P19"><text:span text:style-name="Strong_20_Emphasis">Example:</text:span> Infosys, TCS. </text:p>
        </text:list-item>
      </text:list>
      <text:p text:style-name="Horizontal_20_Line"/>
      <text:h text:style-name="Heading_20_3" text:outline-level="3">11. <text:span text:style-name="Strong_20_Emphasis">Forums/Community Websites</text:span></text:h>
      <text:list xml:id="list6267692967096754720" text:style-name="L11">
        <text:list-item>
          <text:p text:style-name="P146"><text:span text:style-name="Strong_20_Emphasis">Definition:</text:span> Discussions aur knowledge sharing ke liye. </text:p>
        </text:list-item>
        <text:list-item>
          <text:p text:style-name="P146"><text:span text:style-name="Strong_20_Emphasis">Usage:</text:span> Q&amp;A, forums. </text:p>
        </text:list-item>
        <text:list-item>
          <text:p text:style-name="P20"><text:span text:style-name="Strong_20_Emphasis">Example:</text:span> Quora, Reddit. </text:p>
        </text:list-item>
      </text:list>
      <text:p text:style-name="Horizontal_20_Line"/>
      <text:h text:style-name="Heading_20_3" text:outline-level="3">12. <text:span text:style-name="Strong_20_Emphasis">Web Applications</text:span></text:h>
      <text:list xml:id="list8767317908910151373" text:style-name="L12">
        <text:list-item>
          <text:p text:style-name="P147"><text:span text:style-name="Strong_20_Emphasis">Definition:</text:span> Fully interactive systems jo specific functionalities provide karte hain. </text:p>
        </text:list-item>
        <text:list-item>
          <text:p text:style-name="P147"><text:span text:style-name="Strong_20_Emphasis">Usage:</text:span> Tools, dashboards. </text:p>
        </text:list-item>
        <text:list-item>
          <text:p text:style-name="P21"><text:span text:style-name="Strong_20_Emphasis">Example:</text:span> Google Docs, Trello. </text:p>
        </text:list-item>
      </text:list>
      <text:p text:style-name="Horizontal_20_Line"/>
      <text:p text:style-name="P4">tell me the free of cost themes in wordpress which is good for making news website and we want that there should be specification that other people can upload their news on the website with an image</text:p>
      <text:p text:style-name="P3"/>
      <text:p text:style-name="Text_20_body">WordPress par kaafi free themes available hain jo news website ke liye best hain aur <text:span text:style-name="Strong_20_Emphasis">user-submitted content</text:span> jaise functionality ko support karti hain. Aap <text:span text:style-name="Strong_20_Emphasis">frontend submission plugins</text:span> ke <text:soft-page-break/>saath in themes ka use karke ek aisi website bana sakte hain jaha users apne news aur images upload kar sakte hain.</text:p>
      <text:p text:style-name="Horizontal_20_Line"/>
      <text:h text:style-name="Heading_20_3" text:outline-level="3"><text:span text:style-name="Strong_20_Emphasis">Free Themes for News Websites</text:span></text:h>
      <text:h text:style-name="Heading_20_4" text:outline-level="4">1. <text:span text:style-name="Strong_20_Emphasis">Newsup</text:span></text:h>
      <text:list xml:id="list1073631026984672511" text:style-name="L13">
        <text:list-item>
          <text:p text:style-name="P148"><text:span text:style-name="Strong_20_Emphasis">Description:</text:span> Ek popular theme jo news, magazine, aur blog websites ke liye perfect hai. </text:p>
        </text:list-item>
        <text:list-item>
          <text:p text:style-name="P148"><text:span text:style-name="Strong_20_Emphasis">Features:</text:span> </text:p>
          <text:list>
            <text:list-item>
              <text:p text:style-name="P148">Responsive design. </text:p>
            </text:list-item>
            <text:list-item>
              <text:p text:style-name="P148">Multiple homepage layouts. </text:p>
            </text:list-item>
            <text:list-item>
              <text:p text:style-name="P148">Ad placements support. </text:p>
            </text:list-item>
            <text:list-item>
              <text:p text:style-name="P148">Easy customization options. </text:p>
            </text:list-item>
          </text:list>
        </text:list-item>
        <text:list-item>
          <text:p text:style-name="P22"><text:span text:style-name="Strong_20_Emphasis">Frontend Submission:</text:span> Aap <text:span text:style-name="Source_20_Text">WP User Frontend</text:span> plugin ka use karke user-submitted news feature add kar sakte hain. </text:p>
        </text:list-item>
      </text:list>
      <text:p text:style-name="Text_20_body"><text:span text:style-name="Strong_20_Emphasis">Link:</text:span> <text:a xlink:type="simple" xlink:href="https://wordpress.org/themes/newsup/" text:style-name="Internet_20_link" text:visited-style-name="Visited_20_Internet_20_Link">Newsup Theme</text:a></text:p>
      <text:p text:style-name="Horizontal_20_Line"/>
      <text:h text:style-name="Heading_20_4" text:outline-level="4">2. <text:span text:style-name="Strong_20_Emphasis">News Portal</text:span></text:h>
      <text:list xml:id="list693663522352718539" text:style-name="L14">
        <text:list-item>
          <text:p text:style-name="P149"><text:span text:style-name="Strong_20_Emphasis">Description:</text:span> Ye ek magazine-style WordPress theme hai jo flexible aur lightweight hai. </text:p>
        </text:list-item>
        <text:list-item>
          <text:p text:style-name="P149"><text:span text:style-name="Strong_20_Emphasis">Features:</text:span> </text:p>
          <text:list>
            <text:list-item>
              <text:p text:style-name="P149">Multiple widget areas. </text:p>
            </text:list-item>
            <text:list-item>
              <text:p text:style-name="P149">Category-specific news sections. </text:p>
            </text:list-item>
            <text:list-item>
              <text:p text:style-name="P149">Live customizer for real-time changes. </text:p>
            </text:list-item>
          </text:list>
        </text:list-item>
        <text:list-item>
          <text:p text:style-name="P23"><text:span text:style-name="Strong_20_Emphasis">Frontend Submission:</text:span> <text:span text:style-name="Source_20_Text">User Submitted Posts</text:span> plugin ke saath integrate karke users se news accept kar sakte hain. </text:p>
        </text:list-item>
      </text:list>
      <text:p text:style-name="Text_20_body"><text:span text:style-name="Strong_20_Emphasis">Link:</text:span> <text:a xlink:type="simple" xlink:href="https://wordpress.org/themes/news-portal/" text:style-name="Internet_20_link" text:visited-style-name="Visited_20_Internet_20_Link">News Portal Theme</text:a></text:p>
      <text:p text:style-name="Horizontal_20_Line"/>
      <text:h text:style-name="Heading_20_4" text:outline-level="4">3. <text:span text:style-name="Strong_20_Emphasis">ColorMag</text:span></text:h>
      <text:list xml:id="list4654382384654503147" text:style-name="L15">
        <text:list-item>
          <text:p text:style-name="P150"><text:span text:style-name="Strong_20_Emphasis">Description:</text:span> Ek feature-rich theme jo magazine aur news websites ke liye bani hai. </text:p>
        </text:list-item>
        <text:list-item>
          <text:p text:style-name="P150"><text:span text:style-name="Strong_20_Emphasis">Features:</text:span> </text:p>
          <text:list>
            <text:list-item>
              <text:p text:style-name="P150">Multiple color schemes. </text:p>
            </text:list-item>
            <text:list-item>
              <text:p text:style-name="P150">WooCommerce compatibility. </text:p>
            </text:list-item>
            <text:list-item>
              <text:p text:style-name="P150">SEO-friendly structure. </text:p>
            </text:list-item>
          </text:list>
        </text:list-item>
        <text:list-item>
          <text:p text:style-name="P24"><text:span text:style-name="Strong_20_Emphasis">Frontend Submission:</text:span> <text:span text:style-name="Source_20_Text">WPForms</text:span> ka use karke user-generated content accept kar sakte hain. </text:p>
        </text:list-item>
      </text:list>
      <text:p text:style-name="Text_20_body"><text:span text:style-name="Strong_20_Emphasis">Link:</text:span> <text:a xlink:type="simple" xlink:href="https://wordpress.org/themes/colormag/" text:style-name="Internet_20_link" text:visited-style-name="Visited_20_Internet_20_Link">ColorMag Theme</text:a></text:p>
      <text:p text:style-name="Horizontal_20_Line"/>
      <text:h text:style-name="Heading_20_4" text:outline-level="4">4. <text:span text:style-name="Strong_20_Emphasis">AccessPress Mag</text:span></text:h>
      <text:list xml:id="list7598466119310082887" text:style-name="L16">
        <text:list-item>
          <text:p text:style-name="P151"><text:span text:style-name="Strong_20_Emphasis">Description:</text:span> Ye ek elegant theme hai jo news aur magazine websites ke liye suitable hai. </text:p>
        </text:list-item>
        <text:list-item>
          <text:p text:style-name="P151"><text:span text:style-name="Strong_20_Emphasis">Features:</text:span> </text:p>
          <text:list>
            <text:list-item>
              <text:p text:style-name="P151"><text:soft-page-break/>Responsive design. </text:p>
            </text:list-item>
            <text:list-item>
              <text:p text:style-name="P151">Social media integration. </text:p>
            </text:list-item>
            <text:list-item>
              <text:p text:style-name="P151">Custom widgets for news blocks. </text:p>
            </text:list-item>
          </text:list>
        </text:list-item>
        <text:list-item>
          <text:p text:style-name="P25"><text:span text:style-name="Strong_20_Emphasis">Frontend Submission:</text:span> Aap <text:span text:style-name="Source_20_Text">Frontend Publishing Pro</text:span> plugin add kar sakte hain. </text:p>
        </text:list-item>
      </text:list>
      <text:p text:style-name="Text_20_body"><text:span text:style-name="Strong_20_Emphasis">Link:</text:span> <text:a xlink:type="simple" xlink:href="https://wordpress.org/themes/accesspress-mag/" text:style-name="Internet_20_link" text:visited-style-name="Visited_20_Internet_20_Link">AccessPress Mag Theme</text:a></text:p>
      <text:p text:style-name="Horizontal_20_Line"/>
      <text:h text:style-name="Heading_20_4" text:outline-level="4">5. <text:span text:style-name="Strong_20_Emphasis">GreatMag</text:span></text:h>
      <text:list xml:id="list7128175208349428828" text:style-name="L17">
        <text:list-item>
          <text:p text:style-name="P152"><text:span text:style-name="Strong_20_Emphasis">Description:</text:span> Ek modern-looking theme jo magazine aur news websites ke liye perfect hai. </text:p>
        </text:list-item>
        <text:list-item>
          <text:p text:style-name="P152"><text:span text:style-name="Strong_20_Emphasis">Features:</text:span> </text:p>
          <text:list>
            <text:list-item>
              <text:p text:style-name="P152">Custom widgets for categories. </text:p>
            </text:list-item>
            <text:list-item>
              <text:p text:style-name="P152">Google Fonts integration. </text:p>
            </text:list-item>
            <text:list-item>
              <text:p text:style-name="P152">Drag-and-drop page builder compatibility. </text:p>
            </text:list-item>
          </text:list>
        </text:list-item>
        <text:list-item>
          <text:p text:style-name="P26"><text:span text:style-name="Strong_20_Emphasis">Frontend Submission:</text:span> <text:span text:style-name="Source_20_Text">Ninja Forms</text:span> ka use karke form-based news submission enable kar sakte hain. </text:p>
        </text:list-item>
      </text:list>
      <text:p text:style-name="Text_20_body"><text:span text:style-name="Strong_20_Emphasis">Link:</text:span> <text:a xlink:type="simple" xlink:href="https://wordpress.org/themes/greatmag/" text:style-name="Internet_20_link" text:visited-style-name="Visited_20_Internet_20_Link">GreatMag Theme</text:a></text:p>
      <text:p text:style-name="Horizontal_20_Line"/>
      <text:h text:style-name="Heading_20_3" text:outline-level="3"><text:span text:style-name="Strong_20_Emphasis">How to Enable User-Submitted News</text:span></text:h>
      <text:p text:style-name="Text_20_body">Aap kisi bhi theme ka use karke user-submitted content enable kar sakte hain. Iske liye plugins kaafi useful hote hain:</text:p>
      <text:h text:style-name="Heading_20_4" text:outline-level="4">1. <text:span text:style-name="Strong_20_Emphasis">User Submitted Posts Plugin</text:span></text:h>
      <text:list xml:id="list4469944069777822809" text:style-name="L18">
        <text:list-item>
          <text:p text:style-name="P153"><text:span text:style-name="Strong_20_Emphasis">Features:</text:span> </text:p>
          <text:list>
            <text:list-item>
              <text:p text:style-name="P153">Users frontend se content submit kar sakte hain. </text:p>
            </text:list-item>
            <text:list-item>
              <text:p text:style-name="P153">Image upload ka option available hai. </text:p>
            </text:list-item>
            <text:list-item>
              <text:p text:style-name="P153">Anti-spam protection. </text:p>
            </text:list-item>
          </text:list>
        </text:list-item>
        <text:list-item>
          <text:p text:style-name="P27"><text:span text:style-name="Strong_20_Emphasis">Link:</text:span> <text:a xlink:type="simple" xlink:href="https://wordpress.org/plugins/user-submitted-posts/" text:style-name="Internet_20_link" text:visited-style-name="Visited_20_Internet_20_Link">User Submitted Posts</text:a> </text:p>
        </text:list-item>
      </text:list>
      <text:h text:style-name="Heading_20_4" text:outline-level="4">2. <text:span text:style-name="Strong_20_Emphasis">WP User Frontend Plugin</text:span></text:h>
      <text:list xml:id="list7910123745155713953" text:style-name="L19">
        <text:list-item>
          <text:p text:style-name="P154"><text:span text:style-name="Strong_20_Emphasis">Features:</text:span> </text:p>
          <text:list>
            <text:list-item>
              <text:p text:style-name="P154">Post submission forms create kar sakte hain. </text:p>
            </text:list-item>
            <text:list-item>
              <text:p text:style-name="P154">Users ko profile aur dashboard access dena. </text:p>
            </text:list-item>
            <text:list-item>
              <text:p text:style-name="P154">Featured image upload option. </text:p>
            </text:list-item>
          </text:list>
        </text:list-item>
        <text:list-item>
          <text:p text:style-name="P28"><text:span text:style-name="Strong_20_Emphasis">Link:</text:span> <text:a xlink:type="simple" xlink:href="https://wordpress.org/plugins/wp-user-frontend/" text:style-name="Internet_20_link" text:visited-style-name="Visited_20_Internet_20_Link">WP User Frontend</text:a> </text:p>
        </text:list-item>
      </text:list>
      <text:h text:style-name="Heading_20_4" text:outline-level="4">3. <text:span text:style-name="Strong_20_Emphasis">Ninja Forms</text:span></text:h>
      <text:list xml:id="list6059388128021251750" text:style-name="L20">
        <text:list-item>
          <text:p text:style-name="P155"><text:span text:style-name="Strong_20_Emphasis">Features:</text:span> </text:p>
          <text:list>
            <text:list-item>
              <text:p text:style-name="P155">User-friendly drag-and-drop form builder. </text:p>
            </text:list-item>
            <text:list-item>
              <text:p text:style-name="P155">File upload functionality. </text:p>
            </text:list-item>
            <text:list-item>
              <text:p text:style-name="P155">Email notifications on submission. </text:p>
            </text:list-item>
          </text:list>
        </text:list-item>
        <text:list-item>
          <text:p text:style-name="P29"><text:span text:style-name="Strong_20_Emphasis">Link:</text:span> <text:a xlink:type="simple" xlink:href="https://wordpress.org/plugins/ninja-forms/" text:style-name="Internet_20_link" text:visited-style-name="Visited_20_Internet_20_Link">Ninja Forms</text:a> </text:p>
        </text:list-item>
      </text:list>
      <text:p text:style-name="Horizontal_20_Line"/>
      <text:h text:style-name="Heading_20_3" text:outline-level="3"><text:soft-page-break/><text:span text:style-name="Strong_20_Emphasis">Steps to Set Up:</text:span></text:h>
      <text:list xml:id="list4080993894778031493" text:style-name="L21">
        <text:list-item>
          <text:p text:style-name="P30"><text:span text:style-name="Strong_20_Emphasis">Theme Installation:</text:span></text:p>
          <text:list>
            <text:list-item>
              <text:p text:style-name="P156">WordPress Dashboard &gt; Appearance &gt; Themes &gt; Add New &gt; Search theme name &gt; Install &amp; Activate. </text:p>
            </text:list-item>
          </text:list>
        </text:list-item>
        <text:list-item>
          <text:p text:style-name="P30"><text:span text:style-name="Strong_20_Emphasis">Plugin Installation for Frontend Submission:</text:span></text:p>
          <text:list>
            <text:list-item>
              <text:p text:style-name="P156">WordPress Dashboard &gt; Plugins &gt; Add New &gt; Search plugin name &gt; Install &amp; Activate. </text:p>
            </text:list-item>
          </text:list>
        </text:list-item>
        <text:list-item>
          <text:p text:style-name="P30"><text:span text:style-name="Strong_20_Emphasis">Configure Submission Form:</text:span></text:p>
          <text:list>
            <text:list-item>
              <text:p text:style-name="P156">Create a frontend form using the plugin. </text:p>
            </text:list-item>
            <text:list-item>
              <text:p text:style-name="P156">Add fields like: </text:p>
              <text:list>
                <text:list-item>
                  <text:p text:style-name="P156">Title </text:p>
                </text:list-item>
                <text:list-item>
                  <text:p text:style-name="P156">Content </text:p>
                </text:list-item>
                <text:list-item>
                  <text:p text:style-name="P156">Category </text:p>
                </text:list-item>
                <text:list-item>
                  <text:p text:style-name="P156">Image Upload </text:p>
                </text:list-item>
              </text:list>
            </text:list-item>
            <text:list-item>
              <text:p text:style-name="P156">Place the form on a page using a shortcode. </text:p>
            </text:list-item>
          </text:list>
        </text:list-item>
        <text:list-item>
          <text:p text:style-name="P30"><text:span text:style-name="Strong_20_Emphasis">Review Submitted Posts:</text:span></text:p>
          <text:list>
            <text:list-item>
              <text:p text:style-name="P30">User-submitted posts will go to the <text:span text:style-name="Strong_20_Emphasis">Pending Review</text:span> section in WordPress. Admin can approve them before publishing. </text:p>
            </text:list-item>
          </text:list>
        </text:list-item>
      </text:list>
      <text:p text:style-name="Horizontal_20_Line"/>
      <text:p text:style-name="Text_20_body">In themes aur plugins ke saath aap apni news website ko kaafi user-friendly aur interactive bana sakte hain. Agar aapko kisi specific functionality ke liye madad chahiye ho, toh zarur poochiye! ?</text:p>
      <text:p text:style-name="Text_20_body"/>
      <text:p text:style-name="P3">Tell me free news API by hitting what we can fetch news in our website mad in wordpress </text:p>
      <text:p text:style-name="P6"/>
      <text:p text:style-name="P1"><text:span text:style-name="T1">Aapke WordPress website pe news fetch karne ke liye </text:span><text:span text:style-name="Strong_20_Emphasis">free news APIs</text:span><text:span text:style-name="T1"> ka use karna kaafi asaan hai. Yaha kuch free news APIs hain jinka aap use karke apne website pe news fetch kar sakte hain:</text:span></text:p>
      <text:p text:style-name="Horizontal_20_Line"/>
      <text:h text:style-name="Heading_20_3" text:outline-level="3">1. <text:span text:style-name="Strong_20_Emphasis">NewsAPI</text:span></text:h>
      <text:list xml:id="list1503028103784338908" text:style-name="L22">
        <text:list-item>
          <text:p text:style-name="P157"><text:span text:style-name="Strong_20_Emphasis">API URL:</text:span> <text:a xlink:type="simple" xlink:href="https://newsapi.org/" text:style-name="Internet_20_link" text:visited-style-name="Visited_20_Internet_20_Link">https://newsapi.org</text:a> </text:p>
        </text:list-item>
        <text:list-item>
          <text:p text:style-name="P157"><text:span text:style-name="Strong_20_Emphasis">Features:</text:span> </text:p>
          <text:list>
            <text:list-item>
              <text:p text:style-name="P157">Ye API aapko worldwide news sources se news fetch karne ki permission deti hai. </text:p>
            </text:list-item>
            <text:list-item>
              <text:p text:style-name="P157">Categories jaise <text:span text:style-name="Strong_20_Emphasis">business, sports, technology, health, science</text:span> etc. se news laa sakte hain. </text:p>
            </text:list-item>
            <text:list-item>
              <text:p text:style-name="P157">Free plan me limited number of requests per day (1000 requests/month). </text:p>
            </text:list-item>
          </text:list>
        </text:list-item>
        <text:list-item>
          <text:p text:style-name="P157"><text:span text:style-name="Strong_20_Emphasis">Usage:</text:span> </text:p>
          <text:list>
            <text:list-item>
              <text:p text:style-name="P157">Register karke API key lein. </text:p>
            </text:list-item>
            <text:list-item>
              <text:p text:style-name="P157">API call karke news fetch kar sakte hain. </text:p>
            </text:list-item>
          </text:list>
        </text:list-item>
        <text:list-item>
          <text:p text:style-name="P31"><text:span text:style-name="Strong_20_Emphasis">Example API Request:</text:span> </text:p>
          <text:p text:style-name="P242"><text:span text:style-name="Source_20_Text">https://newsapi.org/v2/top-headlines?country=us&amp;apiKey=YOUR_API_KEY</text:span></text:p>
        </text:list-item>
      </text:list>
      <text:p text:style-name="Horizontal_20_Line"/>
      <text:h text:style-name="Heading_20_3" text:outline-level="3"><text:soft-page-break/>2. <text:span text:style-name="Strong_20_Emphasis">Currents API</text:span></text:h>
      <text:list xml:id="list7342662666205181496" text:style-name="L23">
        <text:list-item>
          <text:p text:style-name="P158"><text:span text:style-name="Strong_20_Emphasis">API URL:</text:span> <text:a xlink:type="simple" xlink:href="https://currentsapi.services/" text:style-name="Internet_20_link" text:visited-style-name="Visited_20_Internet_20_Link">https://currentsapi.services</text:a> </text:p>
        </text:list-item>
        <text:list-item>
          <text:p text:style-name="P158"><text:span text:style-name="Strong_20_Emphasis">Features:</text:span> </text:p>
          <text:list>
            <text:list-item>
              <text:p text:style-name="P158">Real-time news updates. </text:p>
            </text:list-item>
            <text:list-item>
              <text:p text:style-name="P158">Multiple categories available like <text:span text:style-name="Strong_20_Emphasis">business, entertainment, technology</text:span>, etc. </text:p>
            </text:list-item>
            <text:list-item>
              <text:p text:style-name="P158">Free plan me 1000 API calls/month milte hain. </text:p>
            </text:list-item>
          </text:list>
        </text:list-item>
        <text:list-item>
          <text:p text:style-name="P158"><text:span text:style-name="Strong_20_Emphasis">Usage:</text:span> </text:p>
          <text:list>
            <text:list-item>
              <text:p text:style-name="P158">Register for a free account and get an API key. </text:p>
            </text:list-item>
            <text:list-item>
              <text:p text:style-name="P158">Fetch news articles based on keywords or categories. </text:p>
            </text:list-item>
          </text:list>
        </text:list-item>
        <text:list-item>
          <text:p text:style-name="P32"><text:span text:style-name="Strong_20_Emphasis">Example API Request:</text:span> </text:p>
          <text:p text:style-name="P243"><text:span text:style-name="Source_20_Text">https://api.currentsapi.services/v1/latest-news?apiKey=YOUR_API_KEY</text:span></text:p>
        </text:list-item>
      </text:list>
      <text:p text:style-name="Horizontal_20_Line"/>
      <text:h text:style-name="Heading_20_3" text:outline-level="3">3. <text:span text:style-name="Strong_20_Emphasis">ContextualWeb News API</text:span></text:h>
      <text:list xml:id="list8569035516072156262" text:style-name="L24">
        <text:list-item>
          <text:p text:style-name="P159"><text:span text:style-name="Strong_20_Emphasis">API URL:</text:span> <text:a xlink:type="simple" xlink:href="https://rapidapi.com/contextualwebsearch/api/web-search" text:style-name="Internet_20_link" text:visited-style-name="Visited_20_Internet_20_Link">https://rapidapi.com/contextualwebsearch/api/web-search</text:a> </text:p>
        </text:list-item>
        <text:list-item>
          <text:p text:style-name="P159"><text:span text:style-name="Strong_20_Emphasis">Features:</text:span> </text:p>
          <text:list>
            <text:list-item>
              <text:p text:style-name="P159">News from various sources globally. </text:p>
            </text:list-item>
            <text:list-item>
              <text:p text:style-name="P159">Free plan with up to 100 requests/month. </text:p>
            </text:list-item>
            <text:list-item>
              <text:p text:style-name="P159">Search news based on topics, sources, or keywords. </text:p>
            </text:list-item>
          </text:list>
        </text:list-item>
        <text:list-item>
          <text:p text:style-name="P159"><text:span text:style-name="Strong_20_Emphasis">Usage:</text:span> </text:p>
          <text:list>
            <text:list-item>
              <text:p text:style-name="P159">Register at RapidAPI and get the API key. </text:p>
            </text:list-item>
            <text:list-item>
              <text:p text:style-name="P159">Make a request to fetch the latest news. </text:p>
            </text:list-item>
          </text:list>
        </text:list-item>
        <text:list-item>
          <text:p text:style-name="P33"><text:span text:style-name="Strong_20_Emphasis">Example API Request:</text:span> </text:p>
          <text:p text:style-name="P244"><text:span text:style-name="Source_20_Text">https://contextualwebsearch-web-search-v1.p.rapidapi.com/api/Search/WebSearchAPI?q=news&amp;count=10</text:span></text:p>
        </text:list-item>
      </text:list>
      <text:p text:style-name="Horizontal_20_Line"/>
      <text:h text:style-name="Heading_20_3" text:outline-level="3">4. <text:span text:style-name="Strong_20_Emphasis">GNews API</text:span></text:h>
      <text:list xml:id="list1075825224227851789" text:style-name="L25">
        <text:list-item>
          <text:p text:style-name="P160"><text:span text:style-name="Strong_20_Emphasis">API URL:</text:span> <text:a xlink:type="simple" xlink:href="https://gnews.io/docs/" text:style-name="Internet_20_link" text:visited-style-name="Visited_20_Internet_20_Link">https://gnews.io/docs/</text:a> </text:p>
        </text:list-item>
        <text:list-item>
          <text:p text:style-name="P160"><text:span text:style-name="Strong_20_Emphasis">Features:</text:span> </text:p>
          <text:list>
            <text:list-item>
              <text:p text:style-name="P160">News articles from all over the world. </text:p>
            </text:list-item>
            <text:list-item>
              <text:p text:style-name="P160">Categories like <text:span text:style-name="Strong_20_Emphasis">sports, politics, health</text:span>, etc. </text:p>
            </text:list-item>
            <text:list-item>
              <text:p text:style-name="P160">Free tier gives 1000 API calls per month. </text:p>
            </text:list-item>
          </text:list>
        </text:list-item>
        <text:list-item>
          <text:p text:style-name="P160"><text:span text:style-name="Strong_20_Emphasis">Usage:</text:span> </text:p>
          <text:list>
            <text:list-item>
              <text:p text:style-name="P160">Sign up for a free account to get an API key. </text:p>
            </text:list-item>
            <text:list-item>
              <text:p text:style-name="P160">Fetch global or localized news. </text:p>
            </text:list-item>
          </text:list>
        </text:list-item>
        <text:list-item>
          <text:p text:style-name="P34"><text:span text:style-name="Strong_20_Emphasis">Example API Request:</text:span> </text:p>
          <text:p text:style-name="P245"><text:span text:style-name="Source_20_Text">https://gnews.io/api/v4/top-headlines?lang=en&amp;country=us&amp;apikey=YOUR_API_KEY</text:span></text:p>
        </text:list-item>
      </text:list>
      <text:p text:style-name="Horizontal_20_Line"/>
      <text:h text:style-name="Heading_20_3" text:outline-level="3">5. <text:span text:style-name="Strong_20_Emphasis">NewsData.io API</text:span></text:h>
      <text:list xml:id="list240767928715829551" text:style-name="L26">
        <text:list-item>
          <text:p text:style-name="P161"><text:span text:style-name="Strong_20_Emphasis">API URL:</text:span> <text:a xlink:type="simple" xlink:href="https://newsdata.io/docs" text:style-name="Internet_20_link" text:visited-style-name="Visited_20_Internet_20_Link">https://newsdata.io/docs</text:a> </text:p>
        </text:list-item>
        <text:list-item>
          <text:p text:style-name="P161"><text:soft-page-break/><text:span text:style-name="Strong_20_Emphasis">Features:</text:span> </text:p>
          <text:list>
            <text:list-item>
              <text:p text:style-name="P161">Provides news in multiple languages from different sources. </text:p>
            </text:list-item>
            <text:list-item>
              <text:p text:style-name="P161">Free tier gives 500 requests/month. </text:p>
            </text:list-item>
          </text:list>
        </text:list-item>
        <text:list-item>
          <text:p text:style-name="P161"><text:span text:style-name="Strong_20_Emphasis">Usage:</text:span> </text:p>
          <text:list>
            <text:list-item>
              <text:p text:style-name="P161">Sign up for an API key. </text:p>
            </text:list-item>
            <text:list-item>
              <text:p text:style-name="P161">Use parameters to fetch news based on topics, keywords, or countries. </text:p>
            </text:list-item>
          </text:list>
        </text:list-item>
        <text:list-item>
          <text:p text:style-name="P35"><text:span text:style-name="Strong_20_Emphasis">Example API Request:</text:span> </text:p>
          <text:p text:style-name="P246"><text:span text:style-name="Source_20_Text">https://newsdata.io/api/1/news?apikey=YOUR_API_KEY&amp;country=us</text:span></text:p>
        </text:list-item>
      </text:list>
      <text:p text:style-name="Horizontal_20_Line"/>
      <text:h text:style-name="Heading_20_3" text:outline-level="3"><text:span text:style-name="Strong_20_Emphasis">How to Integrate News API in WordPress</text:span></text:h>
      <text:list xml:id="list2506158147330437069" text:style-name="L27">
        <text:list-item>
          <text:p text:style-name="P36"><text:span text:style-name="Strong_20_Emphasis">Install WP Plugin for API Integration:</text:span></text:p>
          <text:list>
            <text:list-item>
              <text:p text:style-name="P162">Install a plugin like <text:span text:style-name="Strong_20_Emphasis">WP HTTP Requests</text:span> or <text:span text:style-name="Strong_20_Emphasis">WP Rest API Controller</text:span> to make API calls easily. </text:p>
            </text:list-item>
          </text:list>
        </text:list-item>
        <text:list-item>
          <text:p text:style-name="P36"><text:span text:style-name="Strong_20_Emphasis">Get API Key:</text:span></text:p>
          <text:list>
            <text:list-item>
              <text:p text:style-name="P162">Register on any of the above websites to get your free API key. </text:p>
            </text:list-item>
          </text:list>
        </text:list-item>
        <text:list-item>
          <text:p text:style-name="P36"><text:span text:style-name="Strong_20_Emphasis">Create a Shortcode or Custom Page Template:</text:span></text:p>
          <text:list>
            <text:list-item>
              <text:p text:style-name="P162">Use the API to fetch data and display it on your WordPress website. </text:p>
            </text:list-item>
            <text:list-item>
              <text:p text:style-name="P36">For example, you can create a custom page template or use shortcodes to show news dynamically. </text:p>
            </text:list-item>
          </text:list>
        </text:list-item>
      </text:list>
      <text:p text:style-name="Horizontal_20_Line"/>
      <text:h text:style-name="Heading_20_3" text:outline-level="3"><text:span text:style-name="Strong_20_Emphasis">Sample Code to Fetch News from NewsAPI and Display on WordPress</text:span></text:h>
      <text:p text:style-name="Text_20_body">Aap apne WordPress site pe ek simple PHP code use kar sakte hain, jo API se news fetch kare:</text:p>
      <text:p text:style-name="Preformatted_20_Text"><text:span text:style-name="Source_20_Text">function fetch_news_from_api() {</text:span></text:p>
      <text:p text:style-name="Preformatted_20_Text"><text:span text:style-name="Source_20_Text"><text:s text:c="4"/>$api_url = 'https://newsapi.org/v2/top-headlines?country=us&amp;apiKey=YOUR_API_KEY';</text:span></text:p>
      <text:p text:style-name="Preformatted_20_Text"><text:span text:style-name="Source_20_Text"><text:s text:c="4"/>$response = wp_remote_get($api_url);</text:span></text:p>
      <text:p text:style-name="Preformatted_20_Text"><text:span text:style-name="Source_20_Text"><text:s text:c="4"/>$body = wp_remote_retrieve_body($response);</text:span></text:p>
      <text:p text:style-name="Preformatted_20_Text"><text:span text:style-name="Source_20_Text"><text:s text:c="4"/>$data = json_decode($body);</text:span></text:p>
      <text:p text:style-name="Preformatted_20_Text"/>
      <text:p text:style-name="Preformatted_20_Text"><text:span text:style-name="Source_20_Text"><text:s text:c="4"/>if (!empty($data-&gt;articles)) {</text:span></text:p>
      <text:p text:style-name="Preformatted_20_Text"><text:span text:style-name="Source_20_Text"><text:s text:c="8"/>echo '&lt;ul&gt;';</text:span></text:p>
      <text:p text:style-name="Preformatted_20_Text"><text:span text:style-name="Source_20_Text"><text:s text:c="8"/>foreach ($data-&gt;articles as $article) {</text:span></text:p>
      <text:p text:style-name="Preformatted_20_Text"><text:span text:style-name="Source_20_Text"><text:s text:c="12"/>echo '&lt;li&gt;&lt;a href="' . esc_url($article-&gt;url) . '" target="_blank"&gt;' . esc_html($article-&gt;title) . '&lt;/a&gt;&lt;/li&gt;';</text:span></text:p>
      <text:p text:style-name="Preformatted_20_Text"><text:span text:style-name="Source_20_Text"><text:s text:c="8"/>}</text:span></text:p>
      <text:p text:style-name="Preformatted_20_Text"><text:span text:style-name="Source_20_Text"><text:s text:c="8"/>echo '&lt;/ul&gt;';</text:span></text:p>
      <text:p text:style-name="Preformatted_20_Text"><text:span text:style-name="Source_20_Text"><text:s text:c="4"/>} else {</text:span></text:p>
      <text:p text:style-name="Preformatted_20_Text"><text:span text:style-name="Source_20_Text"><text:s text:c="8"/>echo 'No news found.';</text:span></text:p>
      <text:p text:style-name="Preformatted_20_Text"><text:span text:style-name="Source_20_Text"><text:s text:c="4"/>}</text:span></text:p>
      <text:p text:style-name="Preformatted_20_Text"><text:span text:style-name="Source_20_Text">}</text:span></text:p>
      <text:p text:style-name="P7"><text:span text:style-name="Source_20_Text">add_shortcode('news_api', 'fetch_news_from_api');</text:span></text:p>
      <text:list xml:id="list3964477965723817774" text:style-name="L28">
        <text:list-item>
          <text:p text:style-name="P163"><text:span text:style-name="Strong_20_Emphasis">How to use:</text:span> </text:p>
          <text:list>
            <text:list-item>
              <text:p text:style-name="P163">Is code ko apne theme ke <text:span text:style-name="Source_20_Text">functions.php</text:span> file mein add karein. </text:p>
            </text:list-item>
            <text:list-item>
              <text:p text:style-name="P37">Shortcode <text:span text:style-name="Source_20_Text">[news_api]</text:span> ko apne post ya page mein use karein. </text:p>
            </text:list-item>
          </text:list>
        </text:list-item>
      </text:list>
      <text:p text:style-name="Horizontal_20_Line"/>
      <text:p text:style-name="Text_20_body"><text:soft-page-break/>Is tarah se aap easily free news APIs ka use karke apne WordPress website par live news display kar sakte hain. Agar kisi specific API ke baare mein aur detail chahiye ho ya integration mein help chahiye ho, to bataiye! ?</text:p>
      <text:p text:style-name="P5">kya mein shortcode ke andar koi argument pass kar sakta hu o ki function mein istemall ho saakta hain </text:p>
      <text:p text:style-name="P6"/>
      <text:p text:style-name="P2">Haan, aap WordPress mein <text:span text:style-name="Strong_20_Emphasis">shortcode</text:span> ke through arguments pass kar sakte hain, jise aap function mein use kar sakte hain. Shortcode ke through pass kiye gaye arguments ko aap <text:span text:style-name="Strong_20_Emphasis"><text:span text:style-name="Source_20_Text">atts</text:span></text:span><text:span text:style-name="Strong_20_Emphasis"> (attributes)</text:span> parameter ke through handle kar sakte hain.</text:p>
      <text:h text:style-name="Heading_20_3" text:outline-level="3">Example:</text:h>
      <text:p text:style-name="Text_20_body">Agar aap chahte hain ki news API se news ko filter karne ke liye koi specific <text:span text:style-name="Strong_20_Emphasis">category</text:span> ya <text:span text:style-name="Strong_20_Emphasis">country</text:span> ka argument pass kiya jaaye, to aap niche diye gaye example ke through samajh sakte hain.</text:p>
      <text:p text:style-name="Horizontal_20_Line"/>
      <text:h text:style-name="Heading_20_3" text:outline-level="3"><text:span text:style-name="Strong_20_Emphasis">Shortcode with Arguments Example:</text:span></text:h>
      <text:h text:style-name="Heading_20_4" text:outline-level="4">Step 1: Function mein argument handle karna</text:h>
      <text:p text:style-name="Preformatted_20_Text"><text:span text:style-name="Source_20_Text">function fetch_news_from_api_with_args($atts) {</text:span></text:p>
      <text:p text:style-name="Preformatted_20_Text"><text:span text:style-name="Source_20_Text"><text:s text:c="4"/>// Default arguments</text:span></text:p>
      <text:p text:style-name="Preformatted_20_Text"><text:span text:style-name="Source_20_Text"><text:s text:c="4"/>$atts = shortcode_atts(</text:span></text:p>
      <text:p text:style-name="Preformatted_20_Text"><text:span text:style-name="Source_20_Text"><text:s text:c="8"/>array(</text:span></text:p>
      <text:p text:style-name="Preformatted_20_Text"><text:span text:style-name="Source_20_Text"><text:s text:c="12"/>'country' =&gt; 'us', <text:s/>// Default country is 'us'</text:span></text:p>
      <text:p text:style-name="Preformatted_20_Text"><text:span text:style-name="Source_20_Text"><text:s text:c="12"/>'category' =&gt; 'business', <text:s/>// Default category is 'business'</text:span></text:p>
      <text:p text:style-name="Preformatted_20_Text"><text:span text:style-name="Source_20_Text"><text:s text:c="8"/>), </text:span></text:p>
      <text:p text:style-name="Preformatted_20_Text"><text:span text:style-name="Source_20_Text"><text:s text:c="8"/>$atts</text:span></text:p>
      <text:p text:style-name="Preformatted_20_Text"><text:span text:style-name="Source_20_Text"><text:s text:c="4"/>);</text:span></text:p>
      <text:p text:style-name="Preformatted_20_Text"/>
      <text:p text:style-name="Preformatted_20_Text"><text:span text:style-name="Source_20_Text"><text:s text:c="4"/>// Constructing API URL with arguments</text:span></text:p>
      <text:p text:style-name="Preformatted_20_Text"><text:span text:style-name="Source_20_Text"><text:s text:c="4"/>$api_url = 'https://newsapi.org/v2/top-headlines?country=' . $atts['country'] . '&amp;category=' . $atts['category'] . '&amp;apiKey=YOUR_API_KEY';</text:span></text:p>
      <text:p text:style-name="Preformatted_20_Text"/>
      <text:p text:style-name="Preformatted_20_Text"><text:span text:style-name="Source_20_Text"><text:s text:c="4"/>// Fetch news from API</text:span></text:p>
      <text:p text:style-name="Preformatted_20_Text"><text:span text:style-name="Source_20_Text"><text:s text:c="4"/>$response = wp_remote_get($api_url);</text:span></text:p>
      <text:p text:style-name="Preformatted_20_Text"><text:span text:style-name="Source_20_Text"><text:s text:c="4"/>$body = wp_remote_retrieve_body($response);</text:span></text:p>
      <text:p text:style-name="Preformatted_20_Text"><text:span text:style-name="Source_20_Text"><text:s text:c="4"/>$data = json_decode($body);</text:span></text:p>
      <text:p text:style-name="Preformatted_20_Text"/>
      <text:p text:style-name="Preformatted_20_Text"><text:span text:style-name="Source_20_Text"><text:s text:c="4"/>if (!empty($data-&gt;articles)) {</text:span></text:p>
      <text:p text:style-name="Preformatted_20_Text"><text:span text:style-name="Source_20_Text"><text:s text:c="8"/>echo '&lt;ul&gt;';</text:span></text:p>
      <text:p text:style-name="Preformatted_20_Text"><text:span text:style-name="Source_20_Text"><text:s text:c="8"/>foreach ($data-&gt;articles as $article) {</text:span></text:p>
      <text:p text:style-name="Preformatted_20_Text"><text:span text:style-name="Source_20_Text"><text:s text:c="12"/>echo '&lt;li&gt;&lt;a href="' . esc_url($article-&gt;url) . '" target="_blank"&gt;' . esc_html($article-&gt;title) . '&lt;/a&gt;&lt;/li&gt;';</text:span></text:p>
      <text:p text:style-name="Preformatted_20_Text"><text:span text:style-name="Source_20_Text"><text:s text:c="8"/>}</text:span></text:p>
      <text:p text:style-name="Preformatted_20_Text"><text:span text:style-name="Source_20_Text"><text:s text:c="8"/>echo '&lt;/ul&gt;';</text:span></text:p>
      <text:p text:style-name="Preformatted_20_Text"><text:span text:style-name="Source_20_Text"><text:s text:c="4"/>} else {</text:span></text:p>
      <text:p text:style-name="Preformatted_20_Text"><text:span text:style-name="Source_20_Text"><text:s text:c="8"/>echo 'No news found.';</text:span></text:p>
      <text:p text:style-name="Preformatted_20_Text"><text:span text:style-name="Source_20_Text"><text:s text:c="4"/>}</text:span></text:p>
      <text:p text:style-name="Preformatted_20_Text"><text:span text:style-name="Source_20_Text">}</text:span></text:p>
      <text:p text:style-name="P7"><text:span text:style-name="Source_20_Text">add_shortcode('fetch_news', 'fetch_news_from_api_with_args');</text:span></text:p>
      <text:p text:style-name="Horizontal_20_Line"/>
      <text:h text:style-name="Heading_20_4" text:outline-level="4">Step 2: Shortcode mein argument pass karna</text:h>
      <text:p text:style-name="Text_20_body">Aap apne WordPress posts ya pages mein shortcode ke through arguments pass kar sakte hain:</text:p>
      <text:p text:style-name="Text_20_body"><text:soft-page-break/><text:span text:style-name="Source_20_Text">[fetch_news country="in" category="sports"]</text:span></text:p>
      <text:list xml:id="list3027841774138590005" text:style-name="L29">
        <text:list-item>
          <text:p text:style-name="P164"><text:span text:style-name="Strong_20_Emphasis"><text:span text:style-name="Source_20_Text">country="in"</text:span></text:span> =&gt; Ye argument India (IN) ke liye news fetch karega. </text:p>
        </text:list-item>
        <text:list-item>
          <text:p text:style-name="P38"><text:span text:style-name="Strong_20_Emphasis"><text:span text:style-name="Source_20_Text">category="sports"</text:span></text:span> =&gt; Ye sports category ke news ko fetch karega. </text:p>
        </text:list-item>
      </text:list>
      <text:p text:style-name="Text_20_body">Aap apne shortcode ko is tareeke se customize kar sakte hain:</text:p>
      <text:list xml:id="list541463669528991698" text:style-name="L30">
        <text:list-item>
          <text:p text:style-name="P165"><text:span text:style-name="Strong_20_Emphasis">Country ko dynamic change karna</text:span> </text:p>
        </text:list-item>
        <text:list-item>
          <text:p text:style-name="P165"><text:span text:style-name="Strong_20_Emphasis">Category ko dynamic change karna</text:span> </text:p>
        </text:list-item>
        <text:list-item>
          <text:p text:style-name="P39"><text:span text:style-name="Strong_20_Emphasis">Aur bhi custom fields pass karna</text:span> </text:p>
        </text:list-item>
      </text:list>
      <text:p text:style-name="Horizontal_20_Line"/>
      <text:h text:style-name="Heading_20_3" text:outline-level="3"><text:span text:style-name="Strong_20_Emphasis">Explanation:</text:span></text:h>
      <text:list xml:id="list8134699594321070577" text:style-name="L31">
        <text:list-item>
          <text:p text:style-name="P166"><text:span text:style-name="Strong_20_Emphasis"><text:span text:style-name="Source_20_Text">shortcode_atts</text:span></text:span> function se hum default values set karte hain jo agar user ne specific attributes pass nahi kiye hain to use kiya jaayega. </text:p>
        </text:list-item>
        <text:list-item>
          <text:p text:style-name="P40"><text:span text:style-name="Strong_20_Emphasis"><text:span text:style-name="Source_20_Text">$atts['country']</text:span></text:span> aur <text:span text:style-name="Strong_20_Emphasis"><text:span text:style-name="Source_20_Text">$atts['category']</text:span></text:span> wo user ke pass kiye gaye arguments hain, jinhe hum API request mein use kar rahe hain. </text:p>
        </text:list-item>
      </text:list>
      <text:h text:style-name="Heading_20_3" text:outline-level="3"><text:span text:style-name="Strong_20_Emphasis">Conclusion:</text:span></text:h>
      <text:list xml:id="list245359441301032337" text:style-name="L32">
        <text:list-item>
          <text:p text:style-name="P167">Aap easily shortcodes ke through dynamic arguments pass kar sakte hain jo aapke API calls ko customize karenge. </text:p>
        </text:list-item>
        <text:list-item>
          <text:p text:style-name="P41">Ye method aapko flexible aur customizable functionality deta hai jo aapki website ko aur interactive banata hai. </text:p>
        </text:list-item>
      </text:list>
      <text:p text:style-name="Text_20_body">Agar aapko aur help chahiye ho iske implementation ke liye, toh aap bata sakte hain! ?</text:p>
      <text:p text:style-name="P6"/>
      <text:p text:style-name="P5">is there any plugin though whoich i can know which component i se in a website nelong to which code in theme editor </text:p>
      <text:p text:style-name="P5"/>
      <text:p text:style-name="P2">Haan, aise kuch plugins hain jo aapko website ke components ko identify karne mein madad karte hain aur yeh bhi bata dete hain ki wo components kis code se belong karte hain (Theme Editor mein). Yeh plugins aapko elements ke source ko trace karne mein madad karte hain.</text:p>
      <text:h text:style-name="Heading_20_3" text:outline-level="3"><text:span text:style-name="Strong_20_Emphasis">1. What The File</text:span></text:h>
      <text:list xml:id="list3521664028294582390" text:style-name="L33">
        <text:list-item>
          <text:p text:style-name="P168"><text:span text:style-name="Strong_20_Emphasis">Description:</text:span> Yeh ek simple aur effective plugin hai jo aapko batata hai ki currently active page kaunsa theme file use kar raha hai. </text:p>
        </text:list-item>
        <text:list-item>
          <text:p text:style-name="P168"><text:span text:style-name="Strong_20_Emphasis">Features:</text:span> </text:p>
          <text:list>
            <text:list-item>
              <text:p text:style-name="P168">Aapko page ka source file dikhata hai (jaise <text:span text:style-name="Source_20_Text">header.php</text:span>, <text:span text:style-name="Source_20_Text">footer.php</text:span>, etc.). </text:p>
            </text:list-item>
            <text:list-item>
              <text:p text:style-name="P168">Theme files ke liye exact location dikhata hai. </text:p>
            </text:list-item>
          </text:list>
        </text:list-item>
        <text:list-item>
          <text:p text:style-name="P42"><text:span text:style-name="Strong_20_Emphasis">How It Helps:</text:span> Jab aap website par kisi component ko inspect karte hain, toh yeh plugin us component se related file ko highlight karne mein madad karta hai. </text:p>
        </text:list-item>
      </text:list>
      <text:p text:style-name="Text_20_body"><text:span text:style-name="Strong_20_Emphasis">Installation:</text:span></text:p>
      <text:list xml:id="list5506190200243820672" text:style-name="L34">
        <text:list-item>
          <text:p text:style-name="P43">WordPress dashboard se "What The File" plugin ko install karke activate kar sakte hain. </text:p>
        </text:list-item>
      </text:list>
      <text:p text:style-name="Horizontal_20_Line"/>
      <text:h text:style-name="Heading_20_3" text:outline-level="3"><text:span text:style-name="Strong_20_Emphasis">2. Query Monitor</text:span></text:h>
      <text:list xml:id="list328310451478334264" text:style-name="L35">
        <text:list-item>
          <text:p text:style-name="P169"><text:span text:style-name="Strong_20_Emphasis">Description:</text:span> Query Monitor ek powerful debugging plugin hai jo aapko WordPress ka <text:soft-page-break/>internal structure samajhne mein madad karta hai. Yeh plugin aapko page rendering ke time pe kaunsi theme files aur template parts load ho rahe hain, yeh sab dikhaata hai. </text:p>
        </text:list-item>
        <text:list-item>
          <text:p text:style-name="P169"><text:span text:style-name="Strong_20_Emphasis">Features:</text:span> </text:p>
          <text:list>
            <text:list-item>
              <text:p text:style-name="P169">Aapko details milti hain kis file ko kis template part se call kiya gaya hai. </text:p>
            </text:list-item>
            <text:list-item>
              <text:p text:style-name="P169">WooCommerce ya custom post types ke components ko identify karne ke liye bhi useful hai. </text:p>
            </text:list-item>
            <text:list-item>
              <text:p text:style-name="P44">Detailed information about hooks, queries, and scripts loaded on the page. </text:p>
            </text:list-item>
          </text:list>
        </text:list-item>
      </text:list>
      <text:p text:style-name="Text_20_body"><text:span text:style-name="Strong_20_Emphasis">How It Helps:</text:span> Yeh plugin aapko batata hai ki kaunsa theme file ya template component kisi specific element ko render kar raha hai.</text:p>
      <text:p text:style-name="Text_20_body"><text:span text:style-name="Strong_20_Emphasis">Installation:</text:span></text:p>
      <text:list xml:id="list16701345672584299" text:style-name="L36">
        <text:list-item>
          <text:p text:style-name="P45">WordPress dashboard ke through "Query Monitor" plugin install kar ke use kar sakte hain. </text:p>
        </text:list-item>
      </text:list>
      <text:p text:style-name="Horizontal_20_Line"/>
      <text:h text:style-name="Heading_20_3" text:outline-level="3"><text:span text:style-name="Strong_20_Emphasis">3. Theme Check</text:span></text:h>
      <text:list xml:id="list2477810932259089454" text:style-name="L37">
        <text:list-item>
          <text:p text:style-name="P170"><text:span text:style-name="Strong_20_Emphasis">Description:</text:span> Yeh plugin WordPress theme ke code ko check karne mein madad karta hai, lekin aap iska use themes aur components ko track karne ke liye bhi kar sakte hain. </text:p>
        </text:list-item>
        <text:list-item>
          <text:p text:style-name="P170"><text:span text:style-name="Strong_20_Emphasis">Features:</text:span> </text:p>
          <text:list>
            <text:list-item>
              <text:p text:style-name="P170">Theme ka code quality check karta hai. </text:p>
            </text:list-item>
            <text:list-item>
              <text:p text:style-name="P46">Aap easily track kar sakte hain ki theme mein kaunsa code kis part ko control kar raha hai. </text:p>
            </text:list-item>
          </text:list>
        </text:list-item>
      </text:list>
      <text:p text:style-name="Text_20_body"><text:span text:style-name="Strong_20_Emphasis">How It Helps:</text:span> Aap theme ka deep inspection kar sakte hain aur dekh sakte hain kaunsa code kis component ko control kar raha hai.</text:p>
      <text:p text:style-name="Text_20_body"><text:span text:style-name="Strong_20_Emphasis">Installation:</text:span></text:p>
      <text:list xml:id="list7262453770045612720" text:style-name="L38">
        <text:list-item>
          <text:p text:style-name="P47">"Theme Check" ko WordPress repository se install kar ke activate kar sakte hain. </text:p>
        </text:list-item>
      </text:list>
      <text:p text:style-name="Horizontal_20_Line"/>
      <text:h text:style-name="Heading_20_3" text:outline-level="3"><text:span text:style-name="Strong_20_Emphasis">4. DevTools (Browser Developer Tools)</text:span></text:h>
      <text:list xml:id="list1464600211482742041" text:style-name="L39">
        <text:list-item>
          <text:p text:style-name="P48"><text:span text:style-name="Strong_20_Emphasis">Description:</text:span> Agar aap directly code editor ya plugins ke bina component ka source dekhna chahte hain, toh aap browser ke developer tools ka use kar sakte hain. Yeh browser ka inbuilt feature hota hai jisme aap elements ko inspect kar sakte hain aur dekh sakte hain ki kis CSS file, JS file, ya template se wo load ho raha hai. </text:p>
        </text:list-item>
      </text:list>
      <text:p text:style-name="Text_20_body"><text:span text:style-name="Strong_20_Emphasis">How It Helps:</text:span></text:p>
      <text:list xml:id="list5344201089340538755" text:style-name="L40">
        <text:list-item>
          <text:p text:style-name="P171">Directly HTML aur CSS inspect karke aap identify kar sakte hain ki kis code mein koi specific component use ho raha hai. </text:p>
        </text:list-item>
        <text:list-item>
          <text:p text:style-name="P49">Aap element ke CSS selectors, JavaScript functions, aur PHP files ko easily trace kar sakte hain. </text:p>
        </text:list-item>
      </text:list>
      <text:p text:style-name="Horizontal_20_Line"/>
      <text:h text:style-name="Heading_20_3" text:outline-level="3"><text:span text:style-name="Strong_20_Emphasis">Summary:</text:span></text:h>
      <text:p text:style-name="Text_20_body">Agar aapko website ke components ko identify karna hai ki wo kis theme file se belong karte hain, toh aap <text:span text:style-name="Strong_20_Emphasis">What The File</text:span>, <text:span text:style-name="Strong_20_Emphasis">Query Monitor</text:span>, ya <text:span text:style-name="Strong_20_Emphasis">DevTools</text:span> ka use kar sakte hain. Yeh plugins aapko easily source code aur file locations dikhate hain, jisse aap easily samajh sakte hain ki kaunsa component kis code se related hai.</text:p>
      <text:p text:style-name="P5"><text:soft-page-break/>suggest any plugin which can find the word in every file in the theme </text:p>
      <text:p text:style-name="P6"/>
      <text:p text:style-name="P2">Aapke requirement ke liye, aise kuch plugins available hain jo aapke WordPress theme ki har file mein ek specific word ya string ko search kar sakte hain. Ye plugins file scanning aur editing mein kaafi helpful hote hain. Niche kuch recommended plugins diye gaye hain:</text:p>
      <text:p text:style-name="Horizontal_20_Line"/>
      <text:h text:style-name="Heading_20_3" text:outline-level="3"><text:span text:style-name="Strong_20_Emphasis">1. String Locator</text:span></text:h>
      <text:list xml:id="list3950126345266782302" text:style-name="L41">
        <text:list-item>
          <text:p text:style-name="P172"><text:span text:style-name="Strong_20_Emphasis">Description:</text:span> Yeh ek lightweight aur powerful plugin hai jo WordPress ke themes aur plugins ki har file mein koi specific word ya string ko search karne ke liye use hota hai. </text:p>
        </text:list-item>
        <text:list-item>
          <text:p text:style-name="P172"><text:span text:style-name="Strong_20_Emphasis">Key Features:</text:span> </text:p>
          <text:list>
            <text:list-item>
              <text:p text:style-name="P172">Entire theme ya plugin files ko scan karta hai. </text:p>
            </text:list-item>
            <text:list-item>
              <text:p text:style-name="P172">Search results ke saath file path aur line number dikhata hai. </text:p>
            </text:list-item>
            <text:list-item>
              <text:p text:style-name="P172">Direct file editing ka option deta hai plugin ke andar hi. </text:p>
            </text:list-item>
          </text:list>
        </text:list-item>
        <text:list-item>
          <text:p text:style-name="P50"><text:span text:style-name="Strong_20_Emphasis">Use Case:</text:span> Agar aapko koi specific text, function, ya CSS class find karni hai, toh yeh plugin kaafi useful hoga. </text:p>
        </text:list-item>
      </text:list>
      <text:p text:style-name="Text_20_body"><text:span text:style-name="Strong_20_Emphasis">How to Use:</text:span></text:p>
      <text:list xml:id="list1159976280889608693" text:style-name="L42">
        <text:list-item>
          <text:p text:style-name="P173">WordPress dashboard me jaakar "Plugins" &gt; "Add New" par click karein. </text:p>
        </text:list-item>
        <text:list-item>
          <text:p text:style-name="P173">"String Locator" search karein aur install karke activate karein. </text:p>
        </text:list-item>
        <text:list-item>
          <text:p text:style-name="P51">Tools &gt; String Locator me jaakar apna search term enter karein aur "Search" par click karein. </text:p>
        </text:list-item>
      </text:list>
      <text:p text:style-name="Horizontal_20_Line"/>
      <text:h text:style-name="Heading_20_3" text:outline-level="3"><text:span text:style-name="Strong_20_Emphasis">2. Theme Editor Pro (Paid with Trial Version)</text:span></text:h>
      <text:list xml:id="list4546820158941459812" text:style-name="L43">
        <text:list-item>
          <text:p text:style-name="P174"><text:span text:style-name="Strong_20_Emphasis">Description:</text:span> Yeh ek advanced plugin hai jo aapke theme files me string search karne ke saath-saath editing features bhi deta hai. </text:p>
        </text:list-item>
        <text:list-item>
          <text:p text:style-name="P174"><text:span text:style-name="Strong_20_Emphasis">Key Features:</text:span> </text:p>
          <text:list>
            <text:list-item>
              <text:p text:style-name="P174">Files aur folders me search functionality. </text:p>
            </text:list-item>
            <text:list-item>
              <text:p text:style-name="P174">Syntax highlighting ke saath editor. </text:p>
            </text:list-item>
            <text:list-item>
              <text:p text:style-name="P52">Theme ya plugin ki kisi bhi file me search karke directly edit karne ka option. </text:p>
            </text:list-item>
          </text:list>
        </text:list-item>
      </text:list>
      <text:p text:style-name="Text_20_body"><text:span text:style-name="Strong_20_Emphasis">How to Use:</text:span></text:p>
      <text:list xml:id="list1538865340833062229" text:style-name="L44">
        <text:list-item>
          <text:p text:style-name="P53">Plugin ko install karke activate karein aur Theme Editor Pro ke settings me jaake apne search criteria set karein. </text:p>
        </text:list-item>
      </text:list>
      <text:p text:style-name="Horizontal_20_Line"/>
      <text:h text:style-name="Heading_20_3" text:outline-level="3"><text:span text:style-name="Strong_20_Emphasis">3. Advanced Code Editor</text:span></text:h>
      <text:list xml:id="list6585145994627764695" text:style-name="L45">
        <text:list-item>
          <text:p text:style-name="P175"><text:span text:style-name="Strong_20_Emphasis">Description:</text:span> Yeh ek WordPress plugin hai jo aapke editor ko powerful features ke saath enhance karta hai, including file search. </text:p>
        </text:list-item>
        <text:list-item>
          <text:p text:style-name="P175"><text:span text:style-name="Strong_20_Emphasis">Key Features:</text:span> </text:p>
          <text:list>
            <text:list-item>
              <text:p text:style-name="P175">Search and replace functionality in theme/plugin files. </text:p>
            </text:list-item>
            <text:list-item>
              <text:p text:style-name="P175">Syntax highlighting aur error checking. </text:p>
            </text:list-item>
            <text:list-item>
              <text:p text:style-name="P54">Directly WordPress dashboard se files edit karna. </text:p>
            </text:list-item>
          </text:list>
        </text:list-item>
      </text:list>
      <text:p text:style-name="Horizontal_20_Line"/>
      <text:h text:style-name="Heading_20_3" text:outline-level="3"><text:soft-page-break/><text:span text:style-name="Strong_20_Emphasis">4. Use a File Manager Plugin (Alternative Option)</text:span></text:h>
      <text:p text:style-name="Text_20_body">Agar aap graphical interface me file search karna chahte hain, toh "File Manager" plugin ka use karke apni theme ki files ko explore aur search kar sakte hain.</text:p>
      <text:p text:style-name="Text_20_body"><text:span text:style-name="Strong_20_Emphasis">Recommended Plugin:</text:span> <text:a xlink:type="simple" xlink:href="https://wordpress.org/plugins/wp-file-manager/" text:style-name="Internet_20_link" text:visited-style-name="Visited_20_Internet_20_Link">File Manager Advanced</text:a></text:p>
      <text:list xml:id="list7988461898702142680" text:style-name="L46">
        <text:list-item>
          <text:p text:style-name="P55">Aap file manager interface me files ko directly browse aur search kar sakte hain. </text:p>
        </text:list-item>
      </text:list>
      <text:p text:style-name="Horizontal_20_Line"/>
      <text:h text:style-name="Heading_20_3" text:outline-level="3"><text:span text:style-name="Strong_20_Emphasis">Bonus Tip: Use Local Tools</text:span></text:h>
      <text:p text:style-name="Text_20_body">Agar aapke paas FTP/SFTP ka access hai aur aap theme files ko download kar sakte hain, toh aap <text:span text:style-name="Strong_20_Emphasis">Visual Studio Code</text:span> ya <text:span text:style-name="Strong_20_Emphasis">Sublime Text</text:span> jaise editors ka use karke apne computer par global search kar sakte hain.</text:p>
      <text:list xml:id="list4416099173508372378" text:style-name="L47">
        <text:list-item>
          <text:p text:style-name="P176"><text:span text:style-name="Strong_20_Emphasis">VS Code Steps:</text:span> </text:p>
          <text:list>
            <text:list-item>
              <text:p text:style-name="P176">Theme files ko download karein. </text:p>
            </text:list-item>
            <text:list-item>
              <text:p text:style-name="P176">Folder ko VS Code me open karein. </text:p>
            </text:list-item>
            <text:list-item>
              <text:p text:style-name="P56">Search bar me apna keyword enter karein aur "Find All" par click karein. </text:p>
            </text:list-item>
          </text:list>
        </text:list-item>
      </text:list>
      <text:p text:style-name="Horizontal_20_Line"/>
      <text:h text:style-name="Heading_20_3" text:outline-level="3"><text:span text:style-name="Strong_20_Emphasis">Conclusion:</text:span></text:h>
      <text:p text:style-name="Text_20_body">Agar aap WordPress ke andar hi theme ki har file me specific word search karna chahte hain, toh <text:span text:style-name="Strong_20_Emphasis">String Locator</text:span> plugin sabse best aur free option hai. Agar aapko extra editing aur advanced features chahiye, toh <text:span text:style-name="Strong_20_Emphasis">Theme Editor Pro</text:span> ya <text:span text:style-name="Strong_20_Emphasis">Advanced Code Editor</text:span> try kar sakte hain.</text:p>
      <text:p text:style-name="P5">is there any parameter in news api through which i can get the Main Stories ,Trending Stories </text:p>
      <text:p text:style-name="P6"/>
      <text:p text:style-name="P2">NewsAPI (<text:a xlink:type="simple" xlink:href="https://newsapi.org/" text:style-name="Internet_20_link" text:visited-style-name="Visited_20_Internet_20_Link">https://newsapi.org/</text:a>) me specifically "Main Stories" ya "Trending Stories" ka koi direct parameter nahi hota, lekin aap indirectly trending aur important news fetch kar sakte hain un parameters ka use karke jo NewsAPI provide karta hai. Yahan main options diye gaye hain:</text:p>
      <text:p text:style-name="Horizontal_20_Line"/>
      <text:h text:style-name="Heading_20_3" text:outline-level="3"><text:span text:style-name="Strong_20_Emphasis">1. Main Stories Fetch Karna</text:span></text:h>
      <text:list xml:id="list4439855265553285701" text:style-name="L48">
        <text:list-item>
          <text:p text:style-name="P177"><text:span text:style-name="Strong_20_Emphasis">Endpoint</text:span>: <text:span text:style-name="Source_20_Text">/v2/top-headlines</text:span> </text:p>
        </text:list-item>
        <text:list-item>
          <text:p text:style-name="P57"><text:span text:style-name="Strong_20_Emphasis">Description</text:span>: Yeh endpoint trending ya important stories ko fetch karta hai jo kisi country ya category ke liye top stories hoti hain. </text:p>
        </text:list-item>
      </text:list>
      <text:h text:style-name="Heading_20_4" text:outline-level="4">Parameters:</text:h>
      <text:list xml:id="list8100156169179218793" text:style-name="L49">
        <text:list-item>
          <text:p text:style-name="P178"><text:span text:style-name="Source_20_Text">country</text:span>: Specific country ki top headlines fetch karne ke liye. </text:p>
        </text:list-item>
        <text:list-item>
          <text:p text:style-name="P178"><text:span text:style-name="Source_20_Text">category</text:span>: Specific category (e.g., business, technology) ki top stories ke liye. </text:p>
        </text:list-item>
        <text:list-item>
          <text:p text:style-name="P58"><text:span text:style-name="Source_20_Text">sources</text:span>: Specific news source (e.g., BBC, CNN) ki top stories ke liye. </text:p>
        </text:list-item>
      </text:list>
      <text:h text:style-name="Heading_20_4" text:outline-level="4">Example Request:</text:h>
      <text:p text:style-name="P7"><text:span text:style-name="Source_20_Text">https://newsapi.org/v2/top-headlines?country=us&amp;apiKey=YOUR_API_KEY</text:span></text:p>
      <text:h text:style-name="Heading_20_4" text:outline-level="4"><text:soft-page-break/>Example Parameters:</text:h>
      <text:list xml:id="list4582392856822191527" text:style-name="L50">
        <text:list-item>
          <text:p text:style-name="P179"><text:span text:style-name="Source_20_Text">country=us</text:span> → USA ke liye top headlines. </text:p>
        </text:list-item>
        <text:list-item>
          <text:p text:style-name="P59"><text:span text:style-name="Source_20_Text">category=general</text:span> → General category ke liye top headlines. </text:p>
        </text:list-item>
      </text:list>
      <text:p text:style-name="Horizontal_20_Line"/>
      <text:h text:style-name="Heading_20_3" text:outline-level="3"><text:span text:style-name="Strong_20_Emphasis">2. Trending Stories Fetch Karna</text:span></text:h>
      <text:p text:style-name="Text_20_body">"Trending" stories ke liye, aap <text:span text:style-name="Source_20_Text">sortBy</text:span> parameter ka use kar sakte hain jo <text:span text:style-name="Source_20_Text">popularity</text:span> ya <text:span text:style-name="Source_20_Text">relevancy</text:span> ke basis par results fetch karta hai.</text:p>
      <text:list xml:id="list216852617635174731" text:style-name="L51">
        <text:list-item>
          <text:p text:style-name="P180"><text:span text:style-name="Strong_20_Emphasis">Endpoint</text:span>: <text:span text:style-name="Source_20_Text">/v2/everything</text:span> </text:p>
        </text:list-item>
        <text:list-item>
          <text:p text:style-name="P60"><text:span text:style-name="Strong_20_Emphasis">Description</text:span>: Har tarah ki news ke liye use hota hai, lekin <text:span text:style-name="Source_20_Text">sortBy=popularity</text:span> se trending stories milengi. </text:p>
        </text:list-item>
      </text:list>
      <text:h text:style-name="Heading_20_4" text:outline-level="4">Parameters:</text:h>
      <text:list xml:id="list6032961966345259864" text:style-name="L52">
        <text:list-item>
          <text:p text:style-name="P181"><text:span text:style-name="Source_20_Text">q</text:span>: Specific keyword ya topic (e.g., "technology"). </text:p>
        </text:list-item>
        <text:list-item>
          <text:p text:style-name="P181"><text:span text:style-name="Source_20_Text">sortBy</text:span>: <text:span text:style-name="Source_20_Text">popularity</text:span> ya <text:span text:style-name="Source_20_Text">relevancy</text:span>. </text:p>
        </text:list-item>
        <text:list-item>
          <text:p text:style-name="P61"><text:span text:style-name="Source_20_Text">from</text:span> &amp; <text:span text:style-name="Source_20_Text">to</text:span>: Date range set karne ke liye. </text:p>
        </text:list-item>
      </text:list>
      <text:h text:style-name="Heading_20_4" text:outline-level="4">Example Request:</text:h>
      <text:p text:style-name="P7"><text:span text:style-name="Source_20_Text">https://newsapi.org/v2/everything?q=trending&amp;sortBy=popularity&amp;apiKey=YOUR_API_KEY</text:span></text:p>
      <text:h text:style-name="Heading_20_4" text:outline-level="4">Example Parameters:</text:h>
      <text:list xml:id="list1715884537092295980" text:style-name="L53">
        <text:list-item>
          <text:p text:style-name="P182"><text:span text:style-name="Source_20_Text">q=trending</text:span> → Keyword jo trending stories fetch kare. </text:p>
        </text:list-item>
        <text:list-item>
          <text:p text:style-name="P62"><text:span text:style-name="Source_20_Text">sortBy=popularity</text:span> → Most popular stories ko prioritize karta hai. </text:p>
        </text:list-item>
      </text:list>
      <text:p text:style-name="Horizontal_20_Line"/>
      <text:h text:style-name="Heading_20_3" text:outline-level="3"><text:span text:style-name="Strong_20_Emphasis">3. Specific News Sources ke Through</text:span></text:h>
      <text:p text:style-name="Text_20_body">Agar aapko kisi specific trusted source (e.g., BBC, CNN) se trending stories chahiyein, toh <text:span text:style-name="Source_20_Text">sources</text:span> parameter ka use karein.</text:p>
      <text:h text:style-name="Heading_20_4" text:outline-level="4">Example Request:</text:h>
      <text:p text:style-name="P7"><text:span text:style-name="Source_20_Text">https://newsapi.org/v2/top-headlines?sources=bbc-news&amp;apiKey=YOUR_API_KEY</text:span></text:p>
      <text:p text:style-name="Horizontal_20_Line"/>
      <text:h text:style-name="Heading_20_3" text:outline-level="3"><text:span text:style-name="Strong_20_Emphasis">4. Combined Query for Top + Trending Stories</text:span></text:h>
      <text:p text:style-name="Text_20_body">Aap parameters ka combination use kar sakte hain:</text:p>
      <text:list xml:id="list6576265748166378568" text:style-name="L54">
        <text:list-item>
          <text:p text:style-name="P183">Country (<text:span text:style-name="Source_20_Text">country</text:span>) </text:p>
        </text:list-item>
        <text:list-item>
          <text:p text:style-name="P183">Category (<text:span text:style-name="Source_20_Text">category</text:span>) </text:p>
        </text:list-item>
        <text:list-item>
          <text:p text:style-name="P63">Popularity (<text:span text:style-name="Source_20_Text">sortBy</text:span>) </text:p>
        </text:list-item>
      </text:list>
      <text:h text:style-name="Heading_20_4" text:outline-level="4"><text:soft-page-break/>Example:</text:h>
      <text:p text:style-name="P7"><text:span text:style-name="Source_20_Text">https://newsapi.org/v2/everything?q=breaking&amp;sortBy=popularity&amp;from=2024-12-01&amp;to=2024-12-21&amp;apiKey=YOUR_API_KEY</text:span></text:p>
      <text:p text:style-name="Horizontal_20_Line"/>
      <text:h text:style-name="Heading_20_3" text:outline-level="3"><text:span text:style-name="Strong_20_Emphasis">Important Notes</text:span>:</text:h>
      <text:list xml:id="list7022698457737076897" text:style-name="L55">
        <text:list-item>
          <text:p text:style-name="P184"><text:span text:style-name="Strong_20_Emphasis">Free Tier Limits</text:span>: </text:p>
          <text:list>
            <text:list-item>
              <text:p text:style-name="P184">Free tier me 100 requests per day ka limit hota hai. </text:p>
            </text:list-item>
          </text:list>
        </text:list-item>
        <text:list-item>
          <text:p text:style-name="P184"><text:span text:style-name="Strong_20_Emphasis">API Key</text:span>: </text:p>
          <text:list>
            <text:list-item>
              <text:p text:style-name="P64">Har request me <text:span text:style-name="Source_20_Text">apiKey</text:span> parameter mandatory hai. </text:p>
            </text:list-item>
          </text:list>
        </text:list-item>
      </text:list>
      <text:p text:style-name="Horizontal_20_Line"/>
      <text:h text:style-name="Heading_20_3" text:outline-level="3"><text:span text:style-name="Strong_20_Emphasis">Conclusion</text:span>:</text:h>
      <text:list xml:id="list3022324811047291730" text:style-name="L56">
        <text:list-item>
          <text:p text:style-name="P185"><text:span text:style-name="Strong_20_Emphasis">Main Stories</text:span>: Use <text:span text:style-name="Source_20_Text">/v2/top-headlines</text:span> with <text:span text:style-name="Source_20_Text">country</text:span> or <text:span text:style-name="Source_20_Text">category</text:span>. </text:p>
        </text:list-item>
        <text:list-item>
          <text:p text:style-name="P185"><text:span text:style-name="Strong_20_Emphasis">Trending Stories</text:span>: Use <text:span text:style-name="Source_20_Text">/v2/everything</text:span> with <text:span text:style-name="Source_20_Text">sortBy=popularity</text:span>. </text:p>
        </text:list-item>
        <text:list-item>
          <text:p text:style-name="P65">Specific sources ya keywords ka use karke stories aur refine ho sakti hain. </text:p>
        </text:list-item>
      </text:list>
      <text:p text:style-name="P5">suggest mne plugin which high light opening and closing tag </text:p>
      <text:p text:style-name="P5"/>
      <text:p text:style-name="P2">Aapke liye kuch best <text:span text:style-name="Strong_20_Emphasis">VS Code plugins</text:span> hain jo <text:span text:style-name="Strong_20_Emphasis">HTML/XML ke opening aur closing tags</text:span> ko highlight karte hain. Yeh plugins aapke workflow ko easy aur efficient banate hain:</text:p>
      <text:p text:style-name="Horizontal_20_Line"/>
      <text:h text:style-name="Heading_20_3" text:outline-level="3"><text:span text:style-name="Strong_20_Emphasis">1. Highlight Matching Tag</text:span></text:h>
      <text:list xml:id="list5074294849810636515" text:style-name="L57">
        <text:list-item>
          <text:p text:style-name="P186"><text:span text:style-name="Strong_20_Emphasis">Description</text:span>: Yeh plugin aapke current cursor position ke tag ka matching opening ya closing tag highlight karta hai. </text:p>
        </text:list-item>
        <text:list-item>
          <text:p text:style-name="P186"><text:span text:style-name="Strong_20_Emphasis">Features</text:span>: </text:p>
          <text:list>
            <text:list-item>
              <text:p text:style-name="P186">Nested tags ko bhi accurately handle karta hai. </text:p>
            </text:list-item>
            <text:list-item>
              <text:p text:style-name="P186">Real-time tag matching aur highlighting. </text:p>
            </text:list-item>
          </text:list>
        </text:list-item>
        <text:list-item>
          <text:p text:style-name="P186"><text:span text:style-name="Strong_20_Emphasis">Installation</text:span>: </text:p>
          <text:list>
            <text:list-item>
              <text:p text:style-name="P186">Open Extensions Marketplace (Ctrl+Shift+X). </text:p>
            </text:list-item>
            <text:list-item>
              <text:p text:style-name="P186">Search for <text:span text:style-name="Strong_20_Emphasis">Highlight Matching Tag</text:span>. </text:p>
            </text:list-item>
            <text:list-item>
              <text:p text:style-name="P66">Click <text:span text:style-name="Strong_20_Emphasis">Install</text:span>. </text:p>
            </text:list-item>
          </text:list>
        </text:list-item>
      </text:list>
      <text:p text:style-name="Horizontal_20_Line"/>
      <text:h text:style-name="Heading_20_3" text:outline-level="3"><text:span text:style-name="Strong_20_Emphasis">2. Auto Rename Tag</text:span></text:h>
      <text:list xml:id="list5026010982424284112" text:style-name="L58">
        <text:list-item>
          <text:p text:style-name="P187"><text:span text:style-name="Strong_20_Emphasis">Description</text:span>: Yeh plugin tags ke opening aur closing ko sync karta hai, aur jab aap ek tag ka naam change karte ho, toh automatically doosra bhi change ho jata hai. </text:p>
        </text:list-item>
        <text:list-item>
          <text:p text:style-name="P187"><text:span text:style-name="Strong_20_Emphasis">Highlighting Feature</text:span>: Jab aap ek tag pe click karte ho, toh iska matching pair highlight hota hai. </text:p>
        </text:list-item>
        <text:list-item>
          <text:p text:style-name="P187"><text:span text:style-name="Strong_20_Emphasis">Installation</text:span>: </text:p>
          <text:list>
            <text:list-item>
              <text:p text:style-name="P187">Open Extensions Marketplace (Ctrl+Shift+X). </text:p>
            </text:list-item>
            <text:list-item>
              <text:p text:style-name="P187">Search for <text:span text:style-name="Strong_20_Emphasis">Auto Rename Tag</text:span>. </text:p>
            </text:list-item>
            <text:list-item>
              <text:p text:style-name="P67">Click <text:span text:style-name="Strong_20_Emphasis">Install</text:span>. </text:p>
            </text:list-item>
          </text:list>
        </text:list-item>
      </text:list>
      <text:p text:style-name="Horizontal_20_Line"/>
      <text:h text:style-name="Heading_20_3" text:outline-level="3"><text:soft-page-break/><text:span text:style-name="Strong_20_Emphasis">3. Bracket Pair Colorizer 2</text:span></text:h>
      <text:list xml:id="list2373777986039297897" text:style-name="L59">
        <text:list-item>
          <text:p text:style-name="P188"><text:span text:style-name="Strong_20_Emphasis">Description</text:span>: Yeh plugin not just brackets but HTML tags ko bhi different colors mein highlight karta hai, jo nested elements ko samajhne mein helpful hai. </text:p>
        </text:list-item>
        <text:list-item>
          <text:p text:style-name="P188"><text:span text:style-name="Strong_20_Emphasis">Features</text:span>: </text:p>
          <text:list>
            <text:list-item>
              <text:p text:style-name="P188">Matching tags aur brackets ko visually identify karna easy hota hai. </text:p>
            </text:list-item>
          </text:list>
        </text:list-item>
        <text:list-item>
          <text:p text:style-name="P188"><text:span text:style-name="Strong_20_Emphasis">Installation</text:span>: </text:p>
          <text:list>
            <text:list-item>
              <text:p text:style-name="P188">Open Extensions Marketplace (Ctrl+Shift+X). </text:p>
            </text:list-item>
            <text:list-item>
              <text:p text:style-name="P188">Search for <text:span text:style-name="Strong_20_Emphasis">Bracket Pair Colorizer 2</text:span>. </text:p>
            </text:list-item>
            <text:list-item>
              <text:p text:style-name="P68">Click <text:span text:style-name="Strong_20_Emphasis">Install</text:span>. </text:p>
            </text:list-item>
          </text:list>
        </text:list-item>
      </text:list>
      <text:p text:style-name="Horizontal_20_Line"/>
      <text:h text:style-name="Heading_20_3" text:outline-level="3"><text:span text:style-name="Strong_20_Emphasis">4. HTMLHint</text:span></text:h>
      <text:list xml:id="list3167516677446319045" text:style-name="L60">
        <text:list-item>
          <text:p text:style-name="P189"><text:span text:style-name="Strong_20_Emphasis">Description</text:span>: Yeh plugin HTML ke errors ko detect karta hai aur unclosed ya mismatched tags ke warnings deta hai. </text:p>
        </text:list-item>
        <text:list-item>
          <text:p text:style-name="P189"><text:span text:style-name="Strong_20_Emphasis">Highlighting Feature</text:span>: Unclosed ya unmatched tags ko highlight karta hai. </text:p>
        </text:list-item>
        <text:list-item>
          <text:p text:style-name="P189"><text:span text:style-name="Strong_20_Emphasis">Installation</text:span>: </text:p>
          <text:list>
            <text:list-item>
              <text:p text:style-name="P189">Open Extensions Marketplace (Ctrl+Shift+X). </text:p>
            </text:list-item>
            <text:list-item>
              <text:p text:style-name="P189">Search for <text:span text:style-name="Strong_20_Emphasis">HTMLHint</text:span>. </text:p>
            </text:list-item>
            <text:list-item>
              <text:p text:style-name="P69">Click <text:span text:style-name="Strong_20_Emphasis">Install</text:span>. </text:p>
            </text:list-item>
          </text:list>
        </text:list-item>
      </text:list>
      <text:p text:style-name="Horizontal_20_Line"/>
      <text:h text:style-name="Heading_20_3" text:outline-level="3"><text:span text:style-name="Strong_20_Emphasis">Recommendation</text:span></text:h>
      <text:list xml:id="list8037977288717617773" text:style-name="L61">
        <text:list-item>
          <text:p text:style-name="P190"><text:span text:style-name="Strong_20_Emphasis">For Simple Tag Highlighting</text:span>: Use <text:span text:style-name="Strong_20_Emphasis">Highlight Matching Tag</text:span>. </text:p>
        </text:list-item>
        <text:list-item>
          <text:p text:style-name="P190"><text:span text:style-name="Strong_20_Emphasis">For Additional Sync Feature</text:span>: Use <text:span text:style-name="Strong_20_Emphasis">Auto Rename Tag</text:span>. </text:p>
        </text:list-item>
        <text:list-item>
          <text:p text:style-name="P70"><text:span text:style-name="Strong_20_Emphasis">For Nested Tags and Advanced Colors</text:span>: Use <text:span text:style-name="Strong_20_Emphasis">Bracket Pair Colorizer 2</text:span>. </text:p>
        </text:list-item>
      </text:list>
      <text:p text:style-name="Text_20_body">Yeh plugins aapke <text:span text:style-name="Strong_20_Emphasis">HTML code readability</text:span> aur debugging ke liye kaafi helpful rahenge.</text:p>
      <text:p text:style-name="P6"/>
      <text:p text:style-name="P5">after using mouseenter and mouseleave event ehy does hover effect wworking in pc but not in Phones </text:p>
      <text:p text:style-name="P5"/>
      <text:p text:style-name="P1">The hover effect might not work as expected on phones due to the way touch devices handle mouse-related events like <text:span text:style-name="Source_20_Text">mouseenter</text:span> and <text:span text:style-name="Source_20_Text">mouseleave</text:span>. Here’s why:</text:p>
      <text:h text:style-name="Heading_20_3" text:outline-level="3">Reasons for the Issue:</text:h>
      <text:list xml:id="list1172956546346308368" text:style-name="L62">
        <text:list-item>
          <text:p text:style-name="P71"><text:span text:style-name="Strong_20_Emphasis">Touch vs Mouse:</text:span></text:p>
          <text:list>
            <text:list-item>
              <text:p text:style-name="P191">On phones, touch events (like <text:span text:style-name="Source_20_Text">touchstart</text:span> and <text:span text:style-name="Source_20_Text">touchend</text:span>) take precedence over mouse events. </text:p>
            </text:list-item>
            <text:list-item>
              <text:p text:style-name="P191">Some browsers may not trigger <text:span text:style-name="Source_20_Text">mouseenter</text:span> or <text:span text:style-name="Source_20_Text">mouseleave</text:span> properly for touch interactions. </text:p>
            </text:list-item>
          </text:list>
        </text:list-item>
        <text:list-item>
          <text:p text:style-name="P71"><text:span text:style-name="Strong_20_Emphasis">CSS Hover Limitation:</text:span></text:p>
          <text:list>
            <text:list-item>
              <text:p text:style-name="P191">CSS <text:span text:style-name="Source_20_Text">:hover</text:span> works when an element is focused or hovered over. On touch devices, "hover" behavior is not the same since there is no concept of a pointer hovering. </text:p>
            </text:list-item>
          </text:list>
        </text:list-item>
        <text:list-item>
          <text:p text:style-name="P71"><text:span text:style-name="Strong_20_Emphasis">Event Fallback Issue:</text:span></text:p>
          <text:list>
            <text:list-item>
              <text:p text:style-name="P71">If you use <text:span text:style-name="Source_20_Text">mouseenter</text:span> and <text:span text:style-name="Source_20_Text">mouseleave</text:span> exclusively, touch devices might not <text:soft-page-break/>recognize these events. </text:p>
            </text:list-item>
          </text:list>
        </text:list-item>
      </text:list>
      <text:h text:style-name="Heading_20_3" text:outline-level="3">Fixes:</text:h>
      <text:p text:style-name="Text_20_body">To ensure hover-like effects work on both PC and phones, you can use a combination of CSS and JavaScript with touch-specific fallbacks.</text:p>
      <text:h text:style-name="Heading_20_4" text:outline-level="4">Solution 1: Use <text:span text:style-name="Source_20_Text">touchstart</text:span> and <text:span text:style-name="Source_20_Text">touchend</text:span></text:h>
      <text:p text:style-name="Text_20_body">Add <text:span text:style-name="Source_20_Text">touchstart</text:span> and <text:span text:style-name="Source_20_Text">touchend</text:span> events alongside <text:span text:style-name="Source_20_Text">mouseenter</text:span> and <text:span text:style-name="Source_20_Text">mouseleave</text:span>.</text:p>
      <text:p text:style-name="Preformatted_20_Text"><text:span text:style-name="Source_20_Text">const element = document.querySelector(".hover-target");</text:span></text:p>
      <text:p text:style-name="Preformatted_20_Text"/>
      <text:p text:style-name="Preformatted_20_Text"><text:span text:style-name="Source_20_Text">element.addEventListener("mouseenter", () =&gt; {</text:span></text:p>
      <text:p text:style-name="Preformatted_20_Text"><text:span text:style-name="Source_20_Text"><text:s text:c="2"/>element.style.backgroundColor = "yellow";</text:span></text:p>
      <text:p text:style-name="Preformatted_20_Text"><text:span text:style-name="Source_20_Text">});</text:span></text:p>
      <text:p text:style-name="Preformatted_20_Text"/>
      <text:p text:style-name="Preformatted_20_Text"><text:span text:style-name="Source_20_Text">element.addEventListener("mouseleave", () =&gt; {</text:span></text:p>
      <text:p text:style-name="Preformatted_20_Text"><text:span text:style-name="Source_20_Text"><text:s text:c="2"/>element.style.backgroundColor = "initial";</text:span></text:p>
      <text:p text:style-name="Preformatted_20_Text"><text:span text:style-name="Source_20_Text">});</text:span></text:p>
      <text:p text:style-name="Preformatted_20_Text"/>
      <text:p text:style-name="Preformatted_20_Text"><text:span text:style-name="Source_20_Text">// Add touch events</text:span></text:p>
      <text:p text:style-name="Preformatted_20_Text"><text:span text:style-name="Source_20_Text">element.addEventListener("touchstart", () =&gt; {</text:span></text:p>
      <text:p text:style-name="Preformatted_20_Text"><text:span text:style-name="Source_20_Text"><text:s text:c="2"/>element.style.backgroundColor = "yellow";</text:span></text:p>
      <text:p text:style-name="Preformatted_20_Text"><text:span text:style-name="Source_20_Text">});</text:span></text:p>
      <text:p text:style-name="Preformatted_20_Text"/>
      <text:p text:style-name="Preformatted_20_Text"><text:span text:style-name="Source_20_Text">element.addEventListener("touchend", () =&gt; {</text:span></text:p>
      <text:p text:style-name="Preformatted_20_Text"><text:span text:style-name="Source_20_Text"><text:s text:c="2"/>element.style.backgroundColor = "initial";</text:span></text:p>
      <text:p text:style-name="P7"><text:span text:style-name="Source_20_Text">});</text:span></text:p>
      <text:h text:style-name="Heading_20_4" text:outline-level="4">Solution 2: Add a <text:span text:style-name="Source_20_Text">hover</text:span> Class via Events</text:h>
      <text:p text:style-name="Text_20_body">For better consistency, toggle a class for hover effects:</text:p>
      <text:p text:style-name="Preformatted_20_Text"><text:span text:style-name="Source_20_Text">const element = document.querySelector(".hover-target");</text:span></text:p>
      <text:p text:style-name="Preformatted_20_Text"/>
      <text:p text:style-name="Preformatted_20_Text"><text:span text:style-name="Source_20_Text">element.addEventListener("mouseenter", () =&gt; {</text:span></text:p>
      <text:p text:style-name="Preformatted_20_Text"><text:span text:style-name="Source_20_Text"><text:s text:c="2"/>element.classList.add("hovered");</text:span></text:p>
      <text:p text:style-name="Preformatted_20_Text"><text:span text:style-name="Source_20_Text">});</text:span></text:p>
      <text:p text:style-name="Preformatted_20_Text"/>
      <text:p text:style-name="Preformatted_20_Text"><text:span text:style-name="Source_20_Text">element.addEventListener("mouseleave", () =&gt; {</text:span></text:p>
      <text:p text:style-name="Preformatted_20_Text"><text:span text:style-name="Source_20_Text"><text:s text:c="2"/>element.classList.remove("hovered");</text:span></text:p>
      <text:p text:style-name="Preformatted_20_Text"><text:span text:style-name="Source_20_Text">});</text:span></text:p>
      <text:p text:style-name="Preformatted_20_Text"/>
      <text:p text:style-name="Preformatted_20_Text"><text:span text:style-name="Source_20_Text">element.addEventListener("touchstart", () =&gt; {</text:span></text:p>
      <text:p text:style-name="Preformatted_20_Text"><text:span text:style-name="Source_20_Text"><text:s text:c="2"/>element.classList.add("hovered");</text:span></text:p>
      <text:p text:style-name="Preformatted_20_Text"><text:span text:style-name="Source_20_Text">});</text:span></text:p>
      <text:p text:style-name="Preformatted_20_Text"/>
      <text:p text:style-name="Preformatted_20_Text"><text:span text:style-name="Source_20_Text">element.addEventListener("touchend", () =&gt; {</text:span></text:p>
      <text:p text:style-name="Preformatted_20_Text"><text:span text:style-name="Source_20_Text"><text:s text:c="2"/>element.classList.remove("hovered");</text:span></text:p>
      <text:p text:style-name="P7"><text:span text:style-name="Source_20_Text">});</text:span></text:p>
      <text:p text:style-name="Text_20_body">In your CSS:</text:p>
      <text:p text:style-name="Preformatted_20_Text"><text:span text:style-name="Source_20_Text">.hover-target.hovered {</text:span></text:p>
      <text:p text:style-name="Preformatted_20_Text"><text:span text:style-name="Source_20_Text"><text:s text:c="2"/>background-color: yellow;</text:span></text:p>
      <text:p text:style-name="P7"><text:span text:style-name="Source_20_Text">}</text:span></text:p>
      <text:h text:style-name="Heading_20_4" text:outline-level="4"><text:soft-page-break/>Solution 3: Ensure CSS Works for Touch</text:h>
      <text:p text:style-name="Text_20_body">For touch devices, you can use <text:span text:style-name="Source_20_Text">:active</text:span> as a fallback to mimic <text:span text:style-name="Source_20_Text">:hover</text:span>:</text:p>
      <text:p text:style-name="Preformatted_20_Text"><text:span text:style-name="Source_20_Text">.hover-target:hover,</text:span></text:p>
      <text:p text:style-name="Preformatted_20_Text"><text:span text:style-name="Source_20_Text">.hover-target:active {</text:span></text:p>
      <text:p text:style-name="Preformatted_20_Text"><text:span text:style-name="Source_20_Text"><text:s text:c="2"/>background-color: yellow;</text:span></text:p>
      <text:p text:style-name="P7"><text:span text:style-name="Source_20_Text">}</text:span></text:p>
      <text:h text:style-name="Heading_20_4" text:outline-level="4">Testing on Phones:</text:h>
      <text:p text:style-name="Text_20_body">To test hover effects on touch devices:</text:p>
      <text:list xml:id="list255735199177902891" text:style-name="L63">
        <text:list-item>
          <text:p text:style-name="P192">Use actual phones or emulators in developer tools. </text:p>
        </text:list-item>
        <text:list-item>
          <text:p text:style-name="P72">Simulate touch events in browser developer tools to check behavior. </text:p>
        </text:list-item>
      </text:list>
      <text:p text:style-name="Text_20_body">By combining CSS and JavaScript to account for touch events, you ensure a consistent experience across devices.</text:p>
      <text:p text:style-name="P5">how to know length of array in php </text:p>
      <text:p text:style-name="P6"/>
      <text:p text:style-name="P1">In PHP, you can use the <text:span text:style-name="Source_20_Text">count()</text:span> function to determine the length of an array, which returns the number of elements in the array.</text:p>
      <text:h text:style-name="Heading_20_3" text:outline-level="3"><text:span text:style-name="Strong_20_Emphasis">Syntax:</text:span></text:h>
      <text:p text:style-name="P7"><text:span text:style-name="Source_20_Text">count($array);</text:span></text:p>
      <text:list xml:id="list3426940378643863920" text:style-name="L64">
        <text:list-item>
          <text:p text:style-name="P73"><text:span text:style-name="Source_20_Text">$array</text:span>: The array for which you want to get the length. </text:p>
        </text:list-item>
      </text:list>
      <text:h text:style-name="Heading_20_3" text:outline-level="3"><text:span text:style-name="Strong_20_Emphasis">Example 1: Using </text:span><text:span text:style-name="Strong_20_Emphasis"><text:span text:style-name="Source_20_Text">count()</text:span></text:span><text:span text:style-name="Strong_20_Emphasis"> to Get the Length of an Array</text:span></text:h>
      <text:p text:style-name="Preformatted_20_Text"><text:span text:style-name="Source_20_Text">&lt;?php</text:span></text:p>
      <text:p text:style-name="Preformatted_20_Text"><text:span text:style-name="Source_20_Text">$array = [1, 2, 3, 4, 5];</text:span></text:p>
      <text:p text:style-name="Preformatted_20_Text"><text:span text:style-name="Source_20_Text">$length = count($array);</text:span></text:p>
      <text:p text:style-name="Preformatted_20_Text"><text:span text:style-name="Source_20_Text">echo "The length of the array is: " . $length; // Output: 5</text:span></text:p>
      <text:p text:style-name="P7"><text:span text:style-name="Source_20_Text">?&gt;</text:span></text:p>
      <text:h text:style-name="Heading_20_3" text:outline-level="3"><text:span text:style-name="Strong_20_Emphasis">Example 2: Using </text:span><text:span text:style-name="Strong_20_Emphasis"><text:span text:style-name="Source_20_Text">count()</text:span></text:span><text:span text:style-name="Strong_20_Emphasis"> with Associative Arrays</text:span></text:h>
      <text:p text:style-name="Text_20_body"><text:span text:style-name="Source_20_Text">count()</text:span> also works with associative arrays.</text:p>
      <text:p text:style-name="Preformatted_20_Text"><text:span text:style-name="Source_20_Text">&lt;?php</text:span></text:p>
      <text:p text:style-name="Preformatted_20_Text"><text:span text:style-name="Source_20_Text">$associative_array = [</text:span></text:p>
      <text:p text:style-name="Preformatted_20_Text"><text:span text:style-name="Source_20_Text"><text:s text:c="4"/>"first" =&gt; "John",</text:span></text:p>
      <text:p text:style-name="Preformatted_20_Text"><text:span text:style-name="Source_20_Text"><text:s text:c="4"/>"second" =&gt; "Jane",</text:span></text:p>
      <text:p text:style-name="Preformatted_20_Text"><text:span text:style-name="Source_20_Text"><text:s text:c="4"/>"third" =&gt; "Doe"</text:span></text:p>
      <text:p text:style-name="Preformatted_20_Text"><text:span text:style-name="Source_20_Text">];</text:span></text:p>
      <text:p text:style-name="Preformatted_20_Text"><text:span text:style-name="Source_20_Text">$length = count($associative_array);</text:span></text:p>
      <text:p text:style-name="Preformatted_20_Text"><text:span text:style-name="Source_20_Text">echo "The length of the associative array is: " . $length; // Output: 3</text:span></text:p>
      <text:p text:style-name="P7"><text:span text:style-name="Source_20_Text">?&gt;</text:span></text:p>
      <text:h text:style-name="Heading_20_3" text:outline-level="3"><text:span text:style-name="Strong_20_Emphasis">Example 3: Checking the Length of a Multi-dimensional Array</text:span></text:h>
      <text:p text:style-name="Text_20_body">The <text:span text:style-name="Source_20_Text">count()</text:span> function by default only counts the elements at the top level of the array. To count all elements in a multi-dimensional array, you can use the <text:span text:style-name="Source_20_Text">COUNT_RECURSIVE</text:span> flag.</text:p>
      <text:p text:style-name="Preformatted_20_Text"><text:span text:style-name="Source_20_Text">&lt;?php</text:span></text:p>
      <text:p text:style-name="Preformatted_20_Text"><text:soft-page-break/><text:span text:style-name="Source_20_Text">$multi_dimensional_array = [</text:span></text:p>
      <text:p text:style-name="Preformatted_20_Text"><text:span text:style-name="Source_20_Text"><text:s text:c="4"/>[1, 2],</text:span></text:p>
      <text:p text:style-name="Preformatted_20_Text"><text:span text:style-name="Source_20_Text"><text:s text:c="4"/>[3, 4],</text:span></text:p>
      <text:p text:style-name="Preformatted_20_Text"><text:span text:style-name="Source_20_Text"><text:s text:c="4"/>[5, 6]</text:span></text:p>
      <text:p text:style-name="Preformatted_20_Text"><text:span text:style-name="Source_20_Text">];</text:span></text:p>
      <text:p text:style-name="Preformatted_20_Text"/>
      <text:p text:style-name="Preformatted_20_Text"><text:span text:style-name="Source_20_Text">// Count the number of top-level elements (3 in this case)</text:span></text:p>
      <text:p text:style-name="Preformatted_20_Text"><text:span text:style-name="Source_20_Text">echo count($multi_dimensional_array); // Output: 3</text:span></text:p>
      <text:p text:style-name="Preformatted_20_Text"/>
      <text:p text:style-name="Preformatted_20_Text"><text:span text:style-name="Source_20_Text">// Count all elements recursively (6 in this case)</text:span></text:p>
      <text:p text:style-name="Preformatted_20_Text"><text:span text:style-name="Source_20_Text">echo count($multi_dimensional_array, COUNT_RECURSIVE); // Output: 6</text:span></text:p>
      <text:p text:style-name="P7"><text:span text:style-name="Source_20_Text">?&gt;</text:span></text:p>
      <text:h text:style-name="Heading_20_3" text:outline-level="3"><text:span text:style-name="Strong_20_Emphasis">Explanation of </text:span><text:span text:style-name="Strong_20_Emphasis"><text:span text:style-name="Source_20_Text">count()</text:span></text:span><text:span text:style-name="Strong_20_Emphasis"> Function</text:span></text:h>
      <text:list xml:id="list4100212271667231795" text:style-name="L65">
        <text:list-item>
          <text:p text:style-name="P193"><text:span text:style-name="Strong_20_Emphasis"><text:span text:style-name="Source_20_Text">count($array)</text:span></text:span>: Returns the number of elements in the top level of the array. </text:p>
        </text:list-item>
        <text:list-item>
          <text:p text:style-name="P74"><text:span text:style-name="Strong_20_Emphasis"><text:span text:style-name="Source_20_Text">count($array, COUNT_RECURSIVE)</text:span></text:span>: Returns the total number of elements, including those in any nested arrays. </text:p>
        </text:list-item>
      </text:list>
      <text:h text:style-name="Heading_20_3" text:outline-level="3"><text:span text:style-name="Strong_20_Emphasis">Example 4: Using </text:span><text:span text:style-name="Strong_20_Emphasis"><text:span text:style-name="Source_20_Text">count()</text:span></text:span><text:span text:style-name="Strong_20_Emphasis"> on Empty Arrays</text:span></text:h>
      <text:p text:style-name="Text_20_body">If the array is empty, <text:span text:style-name="Source_20_Text">count()</text:span> will return <text:span text:style-name="Source_20_Text">0</text:span>.</text:p>
      <text:p text:style-name="Preformatted_20_Text"><text:span text:style-name="Source_20_Text">&lt;?php</text:span></text:p>
      <text:p text:style-name="Preformatted_20_Text"><text:span text:style-name="Source_20_Text">$empty_array = [];</text:span></text:p>
      <text:p text:style-name="Preformatted_20_Text"><text:span text:style-name="Source_20_Text">$length = count($empty_array);</text:span></text:p>
      <text:p text:style-name="Preformatted_20_Text"><text:span text:style-name="Source_20_Text">echo "The length of the empty array is: " . $length; // Output: 0</text:span></text:p>
      <text:p text:style-name="P7"><text:span text:style-name="Source_20_Text">?&gt;</text:span></text:p>
      <text:h text:style-name="Heading_20_3" text:outline-level="3">Conclusion:</text:h>
      <text:p text:style-name="Text_20_body">To get the length of an array in PHP, simply use the <text:span text:style-name="Source_20_Text">count()</text:span> function. It works for both indexed and associative arrays, and you can pass an optional flag (<text:span text:style-name="Source_20_Text">COUNT_RECURSIVE</text:span>) for multi-dimensional arrays to count all elements recursively.</text:p>
      <text:p text:style-name="P5">how to check if a variable exist in an object in php </text:p>
      <text:p text:style-name="P6"/>
      <text:p text:style-name="P2">In PHP, to check if a variable (or property) exists in an object, you can use the <text:span text:style-name="Source_20_Text">property_exists()</text:span> function or the <text:span text:style-name="Source_20_Text">isset()</text:span> function, depending on the situation. Here’s how you can use both methods:</text:p>
      <text:h text:style-name="Heading_20_3" text:outline-level="3">1. <text:span text:style-name="Strong_20_Emphasis">Using </text:span><text:span text:style-name="Strong_20_Emphasis"><text:span text:style-name="Source_20_Text">property_exists()</text:span></text:span></text:h>
      <text:p text:style-name="Text_20_body">The <text:span text:style-name="Source_20_Text">property_exists()</text:span> function checks if a property exists in an object, regardless of whether it is <text:span text:style-name="Source_20_Text">null</text:span> or has been initialized.</text:p>
      <text:h text:style-name="Heading_20_4" text:outline-level="4">Syntax:</text:h>
      <text:p text:style-name="P7"><text:span text:style-name="Source_20_Text">property_exists($object, $property_name);</text:span></text:p>
      <text:list xml:id="list5837102778384056673" text:style-name="L66">
        <text:list-item>
          <text:p text:style-name="P194"><text:span text:style-name="Source_20_Text">$object</text:span>: The object where you want to check if the property exists. </text:p>
        </text:list-item>
        <text:list-item>
          <text:p text:style-name="P75"><text:span text:style-name="Source_20_Text">$property_name</text:span>: The name of the property you're looking for. </text:p>
        </text:list-item>
      </text:list>
      <text:h text:style-name="Heading_20_4" text:outline-level="4"><text:soft-page-break/>Example:</text:h>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text:span text:style-name="Source_20_Text"><text:s text:c="4"/>private $email;</text:span></text:p>
      <text:p text:style-name="Preformatted_20_Text"/>
      <text:p text:style-name="Preformatted_20_Text"><text:span text:style-name="Source_20_Text"><text:s text:c="4"/>public function __construct($name, $email) {</text:span></text:p>
      <text:p text:style-name="Preformatted_20_Text"><text:span text:style-name="Source_20_Text"><text:s text:c="8"/>$this-&gt;name = $name;</text:span></text:p>
      <text:p text:style-name="Preformatted_20_Text"><text:span text:style-name="Source_20_Text"><text:s text:c="8"/>$this-&gt;email = $emai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 'alice@example.com');</text:span></text:p>
      <text:p text:style-name="Preformatted_20_Text"/>
      <text:p text:style-name="Preformatted_20_Text"><text:span text:style-name="Source_20_Text">// Check if the 'name' property exists</text:span></text:p>
      <text:p text:style-name="Preformatted_20_Text"><text:span text:style-name="Source_20_Text">if (property_exists($user, 'name')) {</text:span></text:p>
      <text:p text:style-name="Preformatted_20_Text"><text:span text:style-name="Source_20_Text"><text:s text:c="4"/>echo "The 'name' property exists.";</text:span></text:p>
      <text:p text:style-name="Preformatted_20_Text"><text:span text:style-name="Source_20_Text">} else {</text:span></text:p>
      <text:p text:style-name="Preformatted_20_Text"><text:span text:style-name="Source_20_Text"><text:s text:c="4"/>echo "The 'name' property does not exist.";</text:span></text:p>
      <text:p text:style-name="Preformatted_20_Text"><text:span text:style-name="Source_20_Text">}</text:span></text:p>
      <text:p text:style-name="Preformatted_20_Text"/>
      <text:p text:style-name="Preformatted_20_Text"><text:span text:style-name="Source_20_Text">// Check if the 'email' property exists</text:span></text:p>
      <text:p text:style-name="Preformatted_20_Text"><text:span text:style-name="Source_20_Text">if (property_exists($user, 'email')) {</text:span></text:p>
      <text:p text:style-name="Preformatted_20_Text"><text:span text:style-name="Source_20_Text"><text:s text:c="4"/>echo "The 'email' property exists.";</text:span></text:p>
      <text:p text:style-name="Preformatted_20_Text"><text:span text:style-name="Source_20_Text">} else {</text:span></text:p>
      <text:p text:style-name="Preformatted_20_Text"><text:span text:style-name="Source_20_Text"><text:s text:c="4"/>echo "The 'email' property does not exist.";</text:span></text:p>
      <text:p text:style-name="Preformatted_20_Text"><text:span text:style-name="Source_20_Text">}</text:span></text:p>
      <text:p text:style-name="P7"><text:span text:style-name="Source_20_Text">?&gt;</text:span></text:p>
      <text:h text:style-name="Heading_20_4" text:outline-level="4">Output:</text:h>
      <text:p text:style-name="Preformatted_20_Text"><text:span text:style-name="Source_20_Text">The 'name' property exists.</text:span></text:p>
      <text:p text:style-name="P7"><text:span text:style-name="Source_20_Text">The 'email' property exists.</text:span></text:p>
      <text:h text:style-name="Heading_20_3" text:outline-level="3">2. <text:span text:style-name="Strong_20_Emphasis">Using </text:span><text:span text:style-name="Strong_20_Emphasis"><text:span text:style-name="Source_20_Text">isset()</text:span></text:span></text:h>
      <text:p text:style-name="Text_20_body">The <text:span text:style-name="Source_20_Text">isset()</text:span> function checks if a property is set (i.e., exists and is not <text:span text:style-name="Source_20_Text">null</text:span>). This is particularly useful if you want to ensure the property is initialized with a value other than <text:span text:style-name="Source_20_Text">null</text:span>.</text:p>
      <text:h text:style-name="Heading_20_4" text:outline-level="4">Syntax:</text:h>
      <text:p text:style-name="P7"><text:span text:style-name="Source_20_Text">isset($object-&gt;$property_name);</text:span></text:p>
      <text:list xml:id="list6007699154238310540" text:style-name="L67">
        <text:list-item>
          <text:p text:style-name="P76"><text:span text:style-name="Source_20_Text">$object-&gt;$property_name</text:span>: The property of the object you're checking. </text:p>
        </text:list-item>
      </text:list>
      <text:h text:style-name="Heading_20_4" text:outline-level="4">Example:</text:h>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text:span text:style-name="Source_20_Text"><text:s text:c="4"/>private $email;</text:span></text:p>
      <text:p text:style-name="Preformatted_20_Text"/>
      <text:p text:style-name="Preformatted_20_Text"><text:span text:style-name="Source_20_Text"><text:s text:c="4"/>public function __construct($name) {</text:span></text:p>
      <text:p text:style-name="Preformatted_20_Text"><text:span text:style-name="Source_20_Text"><text:s text:c="8"/>$this-&gt;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text:span></text:p>
      <text:p text:style-name="Preformatted_20_Text"/>
      <text:p text:style-name="Preformatted_20_Text"><text:soft-page-break/><text:span text:style-name="Source_20_Text">// Check if the 'name' property is set (not null)</text:span></text:p>
      <text:p text:style-name="Preformatted_20_Text"><text:span text:style-name="Source_20_Text">if (isset($user-&gt;name)) {</text:span></text:p>
      <text:p text:style-name="Preformatted_20_Text"><text:span text:style-name="Source_20_Text"><text:s text:c="4"/>echo "The 'name' property is set.";</text:span></text:p>
      <text:p text:style-name="Preformatted_20_Text"><text:span text:style-name="Source_20_Text">} else {</text:span></text:p>
      <text:p text:style-name="Preformatted_20_Text"><text:span text:style-name="Source_20_Text"><text:s text:c="4"/>echo "The 'name' property is not set.";</text:span></text:p>
      <text:p text:style-name="Preformatted_20_Text"><text:span text:style-name="Source_20_Text">}</text:span></text:p>
      <text:p text:style-name="Preformatted_20_Text"/>
      <text:p text:style-name="Preformatted_20_Text"><text:span text:style-name="Source_20_Text">// Check if the 'email' property is set (not null)</text:span></text:p>
      <text:p text:style-name="Preformatted_20_Text"><text:span text:style-name="Source_20_Text">if (isset($user-&gt;email)) {</text:span></text:p>
      <text:p text:style-name="Preformatted_20_Text"><text:span text:style-name="Source_20_Text"><text:s text:c="4"/>echo "The 'email' property is set.";</text:span></text:p>
      <text:p text:style-name="Preformatted_20_Text"><text:span text:style-name="Source_20_Text">} else {</text:span></text:p>
      <text:p text:style-name="Preformatted_20_Text"><text:span text:style-name="Source_20_Text"><text:s text:c="4"/>echo "The 'email' property is not set.";</text:span></text:p>
      <text:p text:style-name="Preformatted_20_Text"><text:span text:style-name="Source_20_Text">}</text:span></text:p>
      <text:p text:style-name="P7"><text:span text:style-name="Source_20_Text">?&gt;</text:span></text:p>
      <text:h text:style-name="Heading_20_4" text:outline-level="4">Output:</text:h>
      <text:p text:style-name="Preformatted_20_Text"><text:span text:style-name="Source_20_Text">The 'name' property is set.</text:span></text:p>
      <text:p text:style-name="P7"><text:span text:style-name="Source_20_Text">The 'email' property is not set.</text:span></text:p>
      <text:h text:style-name="Heading_20_3" text:outline-level="3">Differences Between <text:span text:style-name="Source_20_Text">property_exists()</text:span> and <text:span text:style-name="Source_20_Text">isset()</text:span></text:h>
      <text:list xml:id="list8738264892168081101" text:style-name="L68">
        <text:list-item>
          <text:p text:style-name="P195"><text:span text:style-name="Strong_20_Emphasis"><text:span text:style-name="Source_20_Text">property_exists()</text:span></text:span>: Checks if the property exists in the object, even if it is <text:span text:style-name="Source_20_Text">null</text:span>. It returns <text:span text:style-name="Source_20_Text">true</text:span> if the property exists, regardless of its value. </text:p>
        </text:list-item>
        <text:list-item>
          <text:p text:style-name="P77"><text:span text:style-name="Strong_20_Emphasis"><text:span text:style-name="Source_20_Text">isset()</text:span></text:span>: Checks if the property is set (i.e., exists and is not <text:span text:style-name="Source_20_Text">null</text:span>). If the property is set to <text:span text:style-name="Source_20_Text">null</text:span>, <text:span text:style-name="Source_20_Text">isset()</text:span> will return <text:span text:style-name="Source_20_Text">false</text:span>. </text:p>
        </text:list-item>
      </text:list>
      <text:h text:style-name="Heading_20_3" text:outline-level="3">3. <text:span text:style-name="Strong_20_Emphasis">Using </text:span><text:span text:style-name="Strong_20_Emphasis"><text:span text:style-name="Source_20_Text">empty()</text:span></text:span></text:h>
      <text:p text:style-name="Text_20_body">If you want to check if a property exists and is not empty, you can also use the <text:span text:style-name="Source_20_Text">empty()</text:span> function. This checks if a property is not only <text:span text:style-name="Source_20_Text">null</text:span> but also not an empty value (like <text:span text:style-name="Source_20_Text">""</text:span>, <text:span text:style-name="Source_20_Text">0</text:span>, <text:span text:style-name="Source_20_Text">false</text:span>, etc.).</text:p>
      <text:h text:style-name="Heading_20_4" text:outline-level="4">Example:</text:h>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text:span text:style-name="Source_20_Text"><text:s text:c="4"/>private $email;</text:span></text:p>
      <text:p text:style-name="Preformatted_20_Text"/>
      <text:p text:style-name="Preformatted_20_Text"><text:span text:style-name="Source_20_Text"><text:s text:c="4"/>public function __construct($name) {</text:span></text:p>
      <text:p text:style-name="Preformatted_20_Text"><text:span text:style-name="Source_20_Text"><text:s text:c="8"/>$this-&gt;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text:span></text:p>
      <text:p text:style-name="Preformatted_20_Text"/>
      <text:p text:style-name="Preformatted_20_Text"><text:span text:style-name="Source_20_Text">// Check if the 'name' property is not empty</text:span></text:p>
      <text:p text:style-name="Preformatted_20_Text"><text:span text:style-name="Source_20_Text">if (!empty($user-&gt;name)) {</text:span></text:p>
      <text:p text:style-name="Preformatted_20_Text"><text:span text:style-name="Source_20_Text"><text:s text:c="4"/>echo "The 'name' property is not empty.";</text:span></text:p>
      <text:p text:style-name="Preformatted_20_Text"><text:span text:style-name="Source_20_Text">} else {</text:span></text:p>
      <text:p text:style-name="Preformatted_20_Text"><text:span text:style-name="Source_20_Text"><text:s text:c="4"/>echo "The 'name' property is empty.";</text:span></text:p>
      <text:p text:style-name="Preformatted_20_Text"><text:span text:style-name="Source_20_Text">}</text:span></text:p>
      <text:p text:style-name="Preformatted_20_Text"/>
      <text:p text:style-name="Preformatted_20_Text"><text:span text:style-name="Source_20_Text">// Check if the 'email' property is not empty</text:span></text:p>
      <text:p text:style-name="Preformatted_20_Text"><text:span text:style-name="Source_20_Text">if (!empty($user-&gt;email)) {</text:span></text:p>
      <text:p text:style-name="Preformatted_20_Text"><text:span text:style-name="Source_20_Text"><text:s text:c="4"/>echo "The 'email' property is not empty.";</text:span></text:p>
      <text:p text:style-name="Preformatted_20_Text"><text:span text:style-name="Source_20_Text">} else {</text:span></text:p>
      <text:p text:style-name="Preformatted_20_Text"><text:span text:style-name="Source_20_Text"><text:s text:c="4"/>echo "The 'email' property is empty.";</text:span></text:p>
      <text:p text:style-name="Preformatted_20_Text"><text:soft-page-break/><text:span text:style-name="Source_20_Text">}</text:span></text:p>
      <text:p text:style-name="P7"><text:span text:style-name="Source_20_Text">?&gt;</text:span></text:p>
      <text:h text:style-name="Heading_20_4" text:outline-level="4">Output:</text:h>
      <text:p text:style-name="Preformatted_20_Text"><text:span text:style-name="Source_20_Text">The 'name' property is not empty.</text:span></text:p>
      <text:p text:style-name="P7"><text:span text:style-name="Source_20_Text">The 'email' property is empty.</text:span></text:p>
      <text:h text:style-name="Heading_20_3" text:outline-level="3">Summary:</text:h>
      <text:list xml:id="list5468090521799359674" text:style-name="L69">
        <text:list-item>
          <text:p text:style-name="P196"><text:span text:style-name="Strong_20_Emphasis"><text:span text:style-name="Source_20_Text">property_exists($object, 'property')</text:span></text:span>: Checks if the property exists in the object, even if it is <text:span text:style-name="Source_20_Text">null</text:span>. </text:p>
        </text:list-item>
        <text:list-item>
          <text:p text:style-name="P196"><text:span text:style-name="Strong_20_Emphasis"><text:span text:style-name="Source_20_Text">isset($object-&gt;property)</text:span></text:span>: Checks if the property is set and not <text:span text:style-name="Source_20_Text">null</text:span>. </text:p>
        </text:list-item>
        <text:list-item>
          <text:p text:style-name="P78"><text:span text:style-name="Strong_20_Emphasis"><text:span text:style-name="Source_20_Text">empty($object-&gt;property)</text:span></text:span>: Checks if the property is not empty (not <text:span text:style-name="Source_20_Text">null</text:span>, <text:span text:style-name="Source_20_Text">""</text:span>, <text:span text:style-name="Source_20_Text">0</text:span>, etc.). </text:p>
        </text:list-item>
      </text:list>
      <text:p text:style-name="Text_20_body">These methods give you different ways to check if a property exists or has been initialized in an object depending on your needs.</text:p>
      <text:p text:style-name="P5">how to access an obnject property in a double quote string </text:p>
      <text:p text:style-name="P6"/>
      <text:p text:style-name="P2">In PHP, you can <text:span text:style-name="Strong_20_Emphasis">access an object property</text:span> inside a double-quoted string in several ways, depending on the context. Directly embedding object properties inside a string using curly braces <text:span text:style-name="Source_20_Text">{}</text:span> is the recommended approach, especially when dealing with complex expressions. Let's look at different methods to access an object's property inside a double-quoted string.</text:p>
      <text:h text:style-name="Heading_20_3" text:outline-level="3">1. <text:span text:style-name="Strong_20_Emphasis">Accessing an Object Property Inside a String Using Curly Braces</text:span></text:h>
      <text:p text:style-name="Text_20_body">The most common and clean way to access an object property within a double-quoted string is by using curly braces <text:span text:style-name="Source_20_Text">{}</text:span> to enclose the property inside the string.</text:p>
      <text:h text:style-name="Heading_20_4" text:outline-level="4">Syntax:</text:h>
      <text:p text:style-name="P7"><text:span text:style-name="Source_20_Text">"$object-&gt;property"</text:span></text:p>
      <text:p text:style-name="Text_20_body">However, when you want to access the property within the string, you should enclose it in curly braces.</text:p>
      <text:p text:style-name="P7"><text:span text:style-name="Source_20_Text">"{$object-&gt;property}"</text:span></text:p>
      <text:h text:style-name="Heading_20_4" text:outline-level="4">Example:</text:h>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
      <text:p text:style-name="Preformatted_20_Text"><text:span text:style-name="Source_20_Text"><text:s text:c="4"/>public function __construct($name) {</text:span></text:p>
      <text:p text:style-name="Preformatted_20_Text"><text:span text:style-name="Source_20_Text"><text:s text:c="8"/>$this-&gt;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text:span></text:p>
      <text:p text:style-name="Preformatted_20_Text"/>
      <text:p text:style-name="Preformatted_20_Text"><text:span text:style-name="Source_20_Text">// Accessing the property inside the string using curly braces</text:span></text:p>
      <text:p text:style-name="Preformatted_20_Text"><text:span text:style-name="Source_20_Text">echo "The user's name is {$user-&gt;name}."; <text:s/>// Output: The user's name is Alice.</text:span></text:p>
      <text:p text:style-name="P7"><text:span text:style-name="Source_20_Text">?&gt;</text:span></text:p>
      <text:h text:style-name="Heading_20_3" text:outline-level="3"><text:soft-page-break/>2. <text:span text:style-name="Strong_20_Emphasis">Directly Accessing the Property (Without String Interpolation)</text:span></text:h>
      <text:p text:style-name="Text_20_body">In <text:span text:style-name="Strong_20_Emphasis">simple cases</text:span>, you can access the object property directly <text:span text:style-name="Strong_20_Emphasis">outside</text:span> the string and concatenate it.</text:p>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
      <text:p text:style-name="Preformatted_20_Text"><text:span text:style-name="Source_20_Text"><text:s text:c="4"/>public function __construct($name) {</text:span></text:p>
      <text:p text:style-name="Preformatted_20_Text"><text:span text:style-name="Source_20_Text"><text:s text:c="8"/>$this-&gt;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text:span></text:p>
      <text:p text:style-name="Preformatted_20_Text"/>
      <text:p text:style-name="Preformatted_20_Text"><text:span text:style-name="Source_20_Text">// Concatenate string with object property</text:span></text:p>
      <text:p text:style-name="Preformatted_20_Text"><text:span text:style-name="Source_20_Text">echo "The user's name is " . $user-&gt;name . "."; <text:s/>// Output: The user's name is Alice.</text:span></text:p>
      <text:p text:style-name="P7"><text:span text:style-name="Source_20_Text">?&gt;</text:span></text:p>
      <text:p text:style-name="Text_20_body">While this works, it's a bit less clean than using string interpolation (curly braces) directly in the string.</text:p>
      <text:h text:style-name="Heading_20_3" text:outline-level="3">3. <text:span text:style-name="Strong_20_Emphasis">Accessing an Object Property Using Double Quotes Without Curly Braces</text:span></text:h>
      <text:p text:style-name="Text_20_body">If you don’t use curly braces, PHP will not be able to interpret the property properly within the string, and you'll end up with a parsing error or unexpected results. For example:</text:p>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
      <text:p text:style-name="Preformatted_20_Text"><text:span text:style-name="Source_20_Text"><text:s text:c="4"/>public function __construct($name) {</text:span></text:p>
      <text:p text:style-name="Preformatted_20_Text"><text:span text:style-name="Source_20_Text"><text:s text:c="8"/>$this-&gt;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text:span></text:p>
      <text:p text:style-name="Preformatted_20_Text"/>
      <text:p text:style-name="Preformatted_20_Text"><text:span text:style-name="Source_20_Text">// Incorrect: This will not work as expected</text:span></text:p>
      <text:p text:style-name="Preformatted_20_Text"><text:span text:style-name="Source_20_Text">echo "The user's name is $user-&gt;name."; <text:s/>// This will cause a syntax error!</text:span></text:p>
      <text:p text:style-name="P7"><text:span text:style-name="Source_20_Text">?&gt;</text:span></text:p>
      <text:h text:style-name="Heading_20_3" text:outline-level="3"><text:span text:style-name="Strong_20_Emphasis">Why You Need Curly Braces</text:span></text:h>
      <text:p text:style-name="Text_20_body">In PHP, <text:span text:style-name="Strong_20_Emphasis">string interpolation</text:span> works only when PHP can clearly distinguish between the variable and the following characters. Without curly braces, PHP gets confused when you try to access an object property (like <text:span text:style-name="Source_20_Text">$user-&gt;name</text:span>) directly inside the string because the <text:span text:style-name="Source_20_Text">-&gt;</text:span> operator isn't a valid variable name character.</text:p>
      <text:h text:style-name="Heading_20_3" text:outline-level="3">4. <text:span text:style-name="Strong_20_Emphasis">Example with Multiple Properties</text:span></text:h>
      <text:p text:style-name="Text_20_body">If you want to access multiple object properties in a single string, you can combine string interpolation with curly braces for each property:</text:p>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text:span text:style-name="Source_20_Text"><text:s text:c="4"/>public $email;</text:span></text:p>
      <text:p text:style-name="Preformatted_20_Text"/>
      <text:p text:style-name="Preformatted_20_Text"><text:soft-page-break/><text:span text:style-name="Source_20_Text"><text:s text:c="4"/>public function __construct($name, $email) {</text:span></text:p>
      <text:p text:style-name="Preformatted_20_Text"><text:span text:style-name="Source_20_Text"><text:s text:c="8"/>$this-&gt;name = $name;</text:span></text:p>
      <text:p text:style-name="Preformatted_20_Text"><text:span text:style-name="Source_20_Text"><text:s text:c="8"/>$this-&gt;email = $emai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 "alice@example.com");</text:span></text:p>
      <text:p text:style-name="Preformatted_20_Text"/>
      <text:p text:style-name="Preformatted_20_Text"><text:span text:style-name="Source_20_Text">// Access multiple properties inside the string</text:span></text:p>
      <text:p text:style-name="Preformatted_20_Text"><text:span text:style-name="Source_20_Text">echo "The user's name is {$user-&gt;name} and their email is {$user-&gt;email}."; <text:s/></text:span></text:p>
      <text:p text:style-name="Preformatted_20_Text"><text:span text:style-name="Source_20_Text">// Output: The user's name is Alice and their email is alice@example.com.</text:span></text:p>
      <text:p text:style-name="P7"><text:span text:style-name="Source_20_Text">?&gt;</text:span></text:p>
      <text:h text:style-name="Heading_20_3" text:outline-level="3">5. <text:span text:style-name="Strong_20_Emphasis">Using </text:span><text:span text:style-name="Strong_20_Emphasis"><text:span text:style-name="Source_20_Text">sprintf()</text:span></text:span><text:span text:style-name="Strong_20_Emphasis"> for Complex Strings</text:span></text:h>
      <text:p text:style-name="Text_20_body">If you need to access properties inside a string and the string is complex or includes other formatting, you might prefer using the <text:span text:style-name="Source_20_Text">sprintf()</text:span> function, which provides greater flexibility for complex formatting.</text:p>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4"/>public $name;</text:span></text:p>
      <text:p text:style-name="Preformatted_20_Text"><text:span text:style-name="Source_20_Text"><text:s text:c="4"/>public $email;</text:span></text:p>
      <text:p text:style-name="Preformatted_20_Text"/>
      <text:p text:style-name="Preformatted_20_Text"><text:span text:style-name="Source_20_Text"><text:s text:c="4"/>public function __construct($name, $email) {</text:span></text:p>
      <text:p text:style-name="Preformatted_20_Text"><text:span text:style-name="Source_20_Text"><text:s text:c="8"/>$this-&gt;name = $name;</text:span></text:p>
      <text:p text:style-name="Preformatted_20_Text"><text:span text:style-name="Source_20_Text"><text:s text:c="8"/>$this-&gt;email = $emai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user = new User("Alice", "alice@example.com");</text:span></text:p>
      <text:p text:style-name="Preformatted_20_Text"/>
      <text:p text:style-name="Preformatted_20_Text"><text:span text:style-name="Source_20_Text">// Use sprintf to format the string</text:span></text:p>
      <text:p text:style-name="Preformatted_20_Text"><text:span text:style-name="Source_20_Text">echo sprintf("The user's name is %s and their email is %s.", $user-&gt;name, $user-&gt;email);</text:span></text:p>
      <text:p text:style-name="Preformatted_20_Text"><text:span text:style-name="Source_20_Text">// Output: The user's name is Alice and their email is alice@example.com.</text:span></text:p>
      <text:p text:style-name="P7"><text:span text:style-name="Source_20_Text">?&gt;</text:span></text:p>
      <text:h text:style-name="Heading_20_3" text:outline-level="3"><text:span text:style-name="Strong_20_Emphasis">Summary</text:span></text:h>
      <text:p text:style-name="Text_20_body">To access an object property inside a double-quoted string, the most reliable way is to <text:span text:style-name="Strong_20_Emphasis">use curly braces</text:span> around the property:</text:p>
      <text:p text:style-name="P7"><text:span text:style-name="Source_20_Text">echo "The user's name is {$user-&gt;name}.";</text:span></text:p>
      <text:p text:style-name="Text_20_body">This ensures PHP properly interprets the object property within the string.</text:p>
      <text:list xml:id="list3795630950683672881" text:style-name="L70">
        <text:list-item>
          <text:p text:style-name="P197"><text:span text:style-name="Strong_20_Emphasis">Correct</text:span>: <text:span text:style-name="Source_20_Text">"The user's name is {$user-&gt;name}."</text:span> </text:p>
        </text:list-item>
        <text:list-item>
          <text:p text:style-name="P79"><text:span text:style-name="Strong_20_Emphasis">Incorrect</text:span>: <text:span text:style-name="Source_20_Text">"The user's name is $user-&gt;name."</text:span> </text:p>
        </text:list-item>
      </text:list>
      <text:p text:style-name="Text_20_body">You can also concatenate outside the string, but string interpolation with curly braces is usually cleaner and easier to maintain.</text:p>
      <text:p text:style-name="P5">How to get substring of a string in php </text:p>
      <text:p text:style-name="P6"/>
      <text:p text:style-name="P2">In PHP, you can extract a <text:span text:style-name="Strong_20_Emphasis">substring</text:span> from a string using several built-in functions. The most commonly used functions for this are <text:span text:style-name="Source_20_Text">substr()</text:span>, <text:span text:style-name="Source_20_Text">mb_substr()</text:span>, and <text:span text:style-name="Source_20_Text">strstr()</text:span>. Here's a guide on how to use each of them.</text:p>
      <text:h text:style-name="Heading_20_3" text:outline-level="3"><text:soft-page-break/>1. <text:span text:style-name="Strong_20_Emphasis">Using </text:span><text:span text:style-name="Strong_20_Emphasis"><text:span text:style-name="Source_20_Text">substr()</text:span></text:span></text:h>
      <text:p text:style-name="Text_20_body">The <text:span text:style-name="Source_20_Text">substr()</text:span> function is the most common way to get a substring in PHP. It allows you to specify the starting position and the length of the substring.</text:p>
      <text:h text:style-name="Heading_20_4" text:outline-level="4">Syntax:</text:h>
      <text:p text:style-name="P7"><text:span text:style-name="Source_20_Text">substr($string, $start, $length);</text:span></text:p>
      <text:list xml:id="list5931973264517119687" text:style-name="L71">
        <text:list-item>
          <text:p text:style-name="P198"><text:span text:style-name="Source_20_Text">$string</text:span>: The input string from which you want to extract the substring. </text:p>
        </text:list-item>
        <text:list-item>
          <text:p text:style-name="P198"><text:span text:style-name="Source_20_Text">$start</text:span>: The starting position (index) of the substring. If it is a positive number, it starts from the beginning of the string. If it is negative, it counts from the end of the string. </text:p>
        </text:list-item>
        <text:list-item>
          <text:p text:style-name="P80"><text:span text:style-name="Source_20_Text">$length</text:span>: (Optional) The length of the substring. If omitted, the function will return the substring starting from <text:span text:style-name="Source_20_Text">$start</text:span> until the end of the string. If <text:span text:style-name="Source_20_Text">$length</text:span> is negative, it will exclude that many characters from the end. </text:p>
        </text:list-item>
      </text:list>
      <text:h text:style-name="Heading_20_4" text:outline-level="4">Example 1: Basic Usage</text:h>
      <text:p text:style-name="Preformatted_20_Text"><text:span text:style-name="Source_20_Text">$string = "Hello, world!";</text:span></text:p>
      <text:p text:style-name="Preformatted_20_Text"><text:span text:style-name="Source_20_Text">$substring = substr($string, 7, 5); <text:s/>// Starts at index 7 and takes 5 characters</text:span></text:p>
      <text:p text:style-name="P7"><text:span text:style-name="Source_20_Text">echo $substring; <text:s/>// Output: world</text:span></text:p>
      <text:h text:style-name="Heading_20_4" text:outline-level="4">Example 2: Negative Start Index</text:h>
      <text:p text:style-name="Preformatted_20_Text"><text:span text:style-name="Source_20_Text">$string = "Hello, world!";</text:span></text:p>
      <text:p text:style-name="Preformatted_20_Text"><text:span text:style-name="Source_20_Text">$substring = substr($string, -6, 5); <text:s/>// Starts 6 characters from the end and takes 5 characters</text:span></text:p>
      <text:p text:style-name="P7"><text:span text:style-name="Source_20_Text">echo $substring; <text:s/>// Output: world</text:span></text:p>
      <text:h text:style-name="Heading_20_4" text:outline-level="4">Example 3: Without Specifying Length</text:h>
      <text:p text:style-name="Preformatted_20_Text"><text:span text:style-name="Source_20_Text">$string = "Hello, world!";</text:span></text:p>
      <text:p text:style-name="Preformatted_20_Text"><text:span text:style-name="Source_20_Text">$substring = substr($string, 7); <text:s/>// Starts at index 7 and goes till the end</text:span></text:p>
      <text:p text:style-name="P7"><text:span text:style-name="Source_20_Text">echo $substring; <text:s/>// Output: world!</text:span></text:p>
      <text:h text:style-name="Heading_20_3" text:outline-level="3">2. <text:span text:style-name="Strong_20_Emphasis">Using </text:span><text:span text:style-name="Strong_20_Emphasis"><text:span text:style-name="Source_20_Text">mb_substr()</text:span></text:span><text:span text:style-name="Strong_20_Emphasis"> (for Multibyte Character Strings)</text:span></text:h>
      <text:p text:style-name="Text_20_body">If you are working with multibyte encodings such as UTF-8 (which is common for languages like Chinese, Japanese, etc.), you should use <text:span text:style-name="Source_20_Text">mb_substr()</text:span> instead of <text:span text:style-name="Source_20_Text">substr()</text:span> to ensure that it handles multibyte characters correctly.</text:p>
      <text:h text:style-name="Heading_20_4" text:outline-level="4">Syntax:</text:h>
      <text:p text:style-name="P7"><text:span text:style-name="Source_20_Text">mb_substr($string, $start, $length, $encoding);</text:span></text:p>
      <text:list xml:id="list1692173770004790249" text:style-name="L72">
        <text:list-item>
          <text:p text:style-name="P81"><text:span text:style-name="Source_20_Text">$encoding</text:span>: The character encoding. By default, it is <text:span text:style-name="Source_20_Text">UTF-8</text:span>. </text:p>
        </text:list-item>
      </text:list>
      <text:h text:style-name="Heading_20_4" text:outline-level="4">Example:</text:h>
      <text:p text:style-name="Preformatted_20_Text"><text:span text:style-name="Source_20_Text">$string = "你好，世界！"; <text:s/>// "Hello, world!" in Chinese</text:span></text:p>
      <text:p text:style-name="Preformatted_20_Text"><text:span text:style-name="Source_20_Text">$substring = mb_substr($string, 3, 2, 'UTF-8'); <text:s/>// Start at index 3 and take 2 characters</text:span></text:p>
      <text:p text:style-name="P7"><text:span text:style-name="Source_20_Text">echo $substring; <text:s/>// Output: 世界</text:span></text:p>
      <text:h text:style-name="Heading_20_3" text:outline-level="3"><text:soft-page-break/>3. <text:span text:style-name="Strong_20_Emphasis">Using </text:span><text:span text:style-name="Strong_20_Emphasis"><text:span text:style-name="Source_20_Text">strstr()</text:span></text:span><text:span text:style-name="Strong_20_Emphasis"> (Find Substring)</text:span></text:h>
      <text:p text:style-name="Text_20_body">The <text:span text:style-name="Source_20_Text">strstr()</text:span> function is used to find the first occurrence of a substring within a string and return the part of the string starting from that occurrence to the end. This is useful if you want to extract a part of the string starting from a known substring.</text:p>
      <text:h text:style-name="Heading_20_4" text:outline-level="4">Syntax:</text:h>
      <text:p text:style-name="P7"><text:span text:style-name="Source_20_Text">strstr($string, $needle);</text:span></text:p>
      <text:list xml:id="list6003565740237224234" text:style-name="L73">
        <text:list-item>
          <text:p text:style-name="P199"><text:span text:style-name="Source_20_Text">$string</text:span>: The string you want to search. </text:p>
        </text:list-item>
        <text:list-item>
          <text:p text:style-name="P82"><text:span text:style-name="Source_20_Text">$needle</text:span>: The substring to search for. </text:p>
        </text:list-item>
      </text:list>
      <text:h text:style-name="Heading_20_4" text:outline-level="4">Example:</text:h>
      <text:p text:style-name="Preformatted_20_Text"><text:span text:style-name="Source_20_Text">$string = "Hello, world!";</text:span></text:p>
      <text:p text:style-name="Preformatted_20_Text"><text:span text:style-name="Source_20_Text">$substring = strstr($string, "world"); <text:s/>// Finds 'world' and returns it and everything after it</text:span></text:p>
      <text:p text:style-name="P7"><text:span text:style-name="Source_20_Text">echo $substring; <text:s/>// Output: world!</text:span></text:p>
      <text:h text:style-name="Heading_20_3" text:outline-level="3">4. <text:span text:style-name="Strong_20_Emphasis">Using </text:span><text:span text:style-name="Strong_20_Emphasis"><text:span text:style-name="Source_20_Text">substr_replace()</text:span></text:span><text:span text:style-name="Strong_20_Emphasis"> (Replacing a Substring)</text:span></text:h>
      <text:p text:style-name="Text_20_body"><text:span text:style-name="Source_20_Text">substr_replace()</text:span> is not exactly for extracting a substring, but you can use it to modify parts of a string by replacing them. If you replace a part of the string with an empty string, you essentially extract the substring.</text:p>
      <text:h text:style-name="Heading_20_4" text:outline-level="4">Syntax:</text:h>
      <text:p text:style-name="P7"><text:span text:style-name="Source_20_Text">substr_replace($string, $replacement, $start, $length);</text:span></text:p>
      <text:list xml:id="list9044260917573834067" text:style-name="L74">
        <text:list-item>
          <text:p text:style-name="P200"><text:span text:style-name="Source_20_Text">$string</text:span>: The input string. </text:p>
        </text:list-item>
        <text:list-item>
          <text:p text:style-name="P200"><text:span text:style-name="Source_20_Text">$replacement</text:span>: The string that will replace the portion of <text:span text:style-name="Source_20_Text">$string</text:span>. </text:p>
        </text:list-item>
        <text:list-item>
          <text:p text:style-name="P200"><text:span text:style-name="Source_20_Text">$start</text:span>: The starting index of the substring. </text:p>
        </text:list-item>
        <text:list-item>
          <text:p text:style-name="P83"><text:span text:style-name="Source_20_Text">$length</text:span>: The length of the substring to replace. </text:p>
        </text:list-item>
      </text:list>
      <text:h text:style-name="Heading_20_4" text:outline-level="4">Example:</text:h>
      <text:p text:style-name="Preformatted_20_Text"><text:span text:style-name="Source_20_Text">$string = "Hello, world!";</text:span></text:p>
      <text:p text:style-name="Preformatted_20_Text"><text:span text:style-name="Source_20_Text">$substring = substr_replace($string, "", 0, 7); <text:s/>// Replace the first 7 characters with an empty string</text:span></text:p>
      <text:p text:style-name="P7"><text:span text:style-name="Source_20_Text">echo $substring; <text:s/>// Output: world!</text:span></text:p>
      <text:h text:style-name="Heading_20_3" text:outline-level="3">Summary of Common Functions for Substrings:</text:h>
      <table:table table:name="Table1" table:style-name="Table1">
        <table:table-column table:style-name="Table1.A"/>
        <table:table-column table:style-name="Table1.B"/>
        <table:table-header-rows>
          <table:table-row>
            <table:table-cell table:style-name="Table1.A1" office:value-type="string">
              <text:p text:style-name="Table_20_Heading">Function</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substr()</text:span></text:p>
          </table:table-cell>
          <table:table-cell table:style-name="Table1.A1" office:value-type="string">
            <text:p text:style-name="Table_20_Contents">Extracts a substring based on position and length</text:p>
          </table:table-cell>
        </table:table-row>
        <table:table-row>
          <table:table-cell table:style-name="Table1.A1" office:value-type="string">
            <text:p text:style-name="Table_20_Contents"><text:span text:style-name="Source_20_Text">mb_substr()</text:span></text:p>
          </table:table-cell>
          <table:table-cell table:style-name="Table1.A1" office:value-type="string">
            <text:p text:style-name="Table_20_Contents">Extracts a substring correctly for multibyte encodings</text:p>
          </table:table-cell>
        </table:table-row>
        <table:table-row>
          <table:table-cell table:style-name="Table1.A1" office:value-type="string">
            <text:p text:style-name="Table_20_Contents"><text:span text:style-name="Source_20_Text">strstr()</text:span></text:p>
          </table:table-cell>
          <table:table-cell table:style-name="Table1.A1" office:value-type="string">
            <text:p text:style-name="Table_20_Contents">Finds a substring and returns everything after it</text:p>
          </table:table-cell>
        </table:table-row>
        <table:table-row>
          <table:table-cell table:style-name="Table1.A1" office:value-type="string">
            <text:p text:style-name="Table_20_Contents"><text:span text:style-name="Source_20_Text">substr_replace()</text:span></text:p>
          </table:table-cell>
          <table:table-cell table:style-name="Table1.A1" office:value-type="string">
            <text:p text:style-name="Table_20_Contents">Replaces part of the string with another string (can be used to extract)</text:p>
          </table:table-cell>
        </table:table-row>
      </table:table>
      <text:h text:style-name="Heading_20_3" text:outline-level="3"><text:soft-page-break/>Conclusion:</text:h>
      <text:list xml:id="list7977086499266805119" text:style-name="L75">
        <text:list-item>
          <text:p text:style-name="P201"><text:span text:style-name="Strong_20_Emphasis">Use </text:span><text:span text:style-name="Strong_20_Emphasis"><text:span text:style-name="Source_20_Text">substr()</text:span></text:span> for simple cases. </text:p>
        </text:list-item>
        <text:list-item>
          <text:p text:style-name="P201"><text:span text:style-name="Strong_20_Emphasis">Use </text:span><text:span text:style-name="Strong_20_Emphasis"><text:span text:style-name="Source_20_Text">mb_substr()</text:span></text:span> if you are dealing with multibyte characters (e.g., UTF-8). </text:p>
        </text:list-item>
        <text:list-item>
          <text:p text:style-name="P84"><text:span text:style-name="Strong_20_Emphasis">Use </text:span><text:span text:style-name="Strong_20_Emphasis"><text:span text:style-name="Source_20_Text">strstr()</text:span></text:span> if you need to extract a part of the string starting from a known substring. </text:p>
        </text:list-item>
      </text:list>
      <text:p text:style-name="P5">how to include an object in console in php </text:p>
      <text:p text:style-name="P6"/>
      <text:p text:style-name="P2">In PHP, you can <text:span text:style-name="Strong_20_Emphasis">output an object</text:span> to the console (browser's developer tools) using JavaScript, but the first step is to convert the object to a format that JavaScript can understand, such as a JSON representation.</text:p>
      <text:p text:style-name="Text_20_body">To display an object in the browser's <text:span text:style-name="Strong_20_Emphasis">console</text:span> (not PHP's console), you can follow these steps:</text:p>
      <text:h text:style-name="Heading_20_3" text:outline-level="3">Steps to Output PHP Object to the JavaScript Console:</text:h>
      <text:list xml:id="list1080298305364956350" text:style-name="L76">
        <text:list-item>
          <text:p text:style-name="P202"><text:span text:style-name="Strong_20_Emphasis">Convert the PHP object to JSON format</text:span>: You can use the <text:span text:style-name="Source_20_Text">json_encode()</text:span> function to convert the PHP object to a JSON string. </text:p>
        </text:list-item>
        <text:list-item>
          <text:p text:style-name="P85"><text:span text:style-name="Strong_20_Emphasis">Pass the JSON object to JavaScript</text:span>: Output the JSON string into a <text:span text:style-name="Source_20_Text">&lt;script&gt;</text:span> tag, and use <text:span text:style-name="Source_20_Text">console.log()</text:span> in JavaScript to display it in the browser's console. </text:p>
        </text:list-item>
      </text:list>
      <text:h text:style-name="Heading_20_3" text:outline-level="3">Example:</text:h>
      <text:p text:style-name="Preformatted_20_Text"><text:span text:style-name="Source_20_Text">&lt;?php</text:span></text:p>
      <text:p text:style-name="Preformatted_20_Text"><text:span text:style-name="Source_20_Text">// Define a simple class</text:span></text:p>
      <text:p text:style-name="Preformatted_20_Text"><text:span text:style-name="Source_20_Text">class Car {</text:span></text:p>
      <text:p text:style-name="Preformatted_20_Text"><text:span text:style-name="Source_20_Text"><text:s text:c="4"/>public $make;</text:span></text:p>
      <text:p text:style-name="Preformatted_20_Text"><text:span text:style-name="Source_20_Text"><text:s text:c="4"/>public $model;</text:span></text:p>
      <text:p text:style-name="Preformatted_20_Text"><text:span text:style-name="Source_20_Text"><text:s text:c="4"/>public $year;</text:span></text:p>
      <text:p text:style-name="Preformatted_20_Text"/>
      <text:p text:style-name="Preformatted_20_Text"><text:span text:style-name="Source_20_Text"><text:s text:c="4"/>public function __construct($make, $model, $year) {</text:span></text:p>
      <text:p text:style-name="Preformatted_20_Text"><text:span text:style-name="Source_20_Text"><text:s text:c="8"/>$this-&gt;make = $make;</text:span></text:p>
      <text:p text:style-name="Preformatted_20_Text"><text:span text:style-name="Source_20_Text"><text:s text:c="8"/>$this-&gt;model = $model;</text:span></text:p>
      <text:p text:style-name="Preformatted_20_Text"><text:span text:style-name="Source_20_Text"><text:s text:c="8"/>$this-&gt;year = $yea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reate an instance of the Car class</text:span></text:p>
      <text:p text:style-name="Preformatted_20_Text"><text:span text:style-name="Source_20_Text">$car = new Car("Toyota", "Corolla", 2020);</text:span></text:p>
      <text:p text:style-name="Preformatted_20_Text"/>
      <text:p text:style-name="Preformatted_20_Text"><text:span text:style-name="Source_20_Text">// Convert the PHP object to a JSON string</text:span></text:p>
      <text:p text:style-name="Preformatted_20_Text"><text:span text:style-name="Source_20_Text">$car_json = json_encode($car);</text:span></text:p>
      <text:p text:style-name="Preformatted_20_Text"><text:span text:style-name="Source_20_Text">?&gt;</text:span></text:p>
      <text:p text:style-name="Preformatted_20_Text"/>
      <text:p text:style-name="Preformatted_20_Text"><text:span text:style-name="Source_20_Text">&lt;!-- Include the JSON in a script tag to output to the console --&gt;</text:span></text:p>
      <text:p text:style-name="Preformatted_20_Text"><text:span text:style-name="Source_20_Text">&lt;script&gt;</text:span></text:p>
      <text:p text:style-name="Preformatted_20_Text"><text:span text:style-name="Source_20_Text"><text:s text:c="4"/>// Parse the JSON and log it to the browser's console</text:span></text:p>
      <text:p text:style-name="Preformatted_20_Text"><text:span text:style-name="Source_20_Text"><text:s text:c="4"/>var carObject = &lt;?php echo $car_json; ?&gt;;</text:span></text:p>
      <text:p text:style-name="Preformatted_20_Text"><text:span text:style-name="Source_20_Text"><text:s text:c="4"/>console.log(carObject);</text:span></text:p>
      <text:p text:style-name="P7"><text:span text:style-name="Source_20_Text">&lt;/script&gt;</text:span></text:p>
      <text:h text:style-name="Heading_20_3" text:outline-level="3">Explanation:</text:h>
      <text:list xml:id="list8855144702399887482" text:style-name="L77">
        <text:list-item>
          <text:p text:style-name="P203"><text:span text:style-name="Strong_20_Emphasis"><text:span text:style-name="Source_20_Text">json_encode($car)</text:span></text:span>: Converts the <text:span text:style-name="Source_20_Text">$car</text:span> PHP object into a JSON string. </text:p>
        </text:list-item>
        <text:list-item>
          <text:p text:style-name="P203"><text:span text:style-name="Strong_20_Emphasis"><text:span text:style-name="Source_20_Text">&lt;?php echo $car_json; ?&gt;</text:span></text:span>: This outputs the JSON string within the JavaScript code. </text:p>
        </text:list-item>
        <text:list-item>
          <text:p text:style-name="P86"><text:span text:style-name="Strong_20_Emphasis"><text:span text:style-name="Source_20_Text">console.log(carObject)</text:span></text:span>: This JavaScript command will display the object in the <text:soft-page-break/>browser's console. </text:p>
        </text:list-item>
      </text:list>
      <text:h text:style-name="Heading_20_3" text:outline-level="3">How It Works:</text:h>
      <text:list xml:id="list1697802053722511774" text:style-name="L78">
        <text:list-item>
          <text:p text:style-name="P204">When you run this PHP script, it will generate an HTML page with a <text:span text:style-name="Source_20_Text">&lt;script&gt;</text:span> tag inside the HTML body. </text:p>
        </text:list-item>
        <text:list-item>
          <text:p text:style-name="P87">The JSON-encoded object is then parsed in JavaScript and logged to the browser's console using <text:span text:style-name="Source_20_Text">console.log()</text:span>. </text:p>
        </text:list-item>
      </text:list>
      <text:h text:style-name="Heading_20_3" text:outline-level="3">What You'll See in the Console:</text:h>
      <text:p text:style-name="Text_20_body">When you open the developer tools in your browser (press <text:span text:style-name="Source_20_Text">F12</text:span> or <text:span text:style-name="Source_20_Text">Ctrl+Shift+I</text:span>), go to the <text:span text:style-name="Strong_20_Emphasis">Console</text:span> tab, and you'll see the object output:</text:p>
      <text:p text:style-name="Preformatted_20_Text"><text:span text:style-name="Source_20_Text">{</text:span></text:p>
      <text:p text:style-name="Preformatted_20_Text"><text:span text:style-name="Source_20_Text"><text:s text:c="2"/>"make": "Toyota",</text:span></text:p>
      <text:p text:style-name="Preformatted_20_Text"><text:span text:style-name="Source_20_Text"><text:s text:c="2"/>"model": "Corolla",</text:span></text:p>
      <text:p text:style-name="Preformatted_20_Text"><text:span text:style-name="Source_20_Text"><text:s text:c="2"/>"year": 2020</text:span></text:p>
      <text:p text:style-name="P7"><text:span text:style-name="Source_20_Text">}</text:span></text:p>
      <text:h text:style-name="Heading_20_3" text:outline-level="3">Handling Objects with Nested Structures:</text:h>
      <text:p text:style-name="Text_20_body">If your object has nested objects or arrays, <text:span text:style-name="Source_20_Text">json_encode()</text:span> will handle it, and the JavaScript <text:span text:style-name="Source_20_Text">console.log()</text:span> will show a nested structure.</text:p>
      <text:h text:style-name="Heading_20_4" text:outline-level="4">Example with Nested Object:</text:h>
      <text:p text:style-name="Preformatted_20_Text"><text:span text:style-name="Source_20_Text">&lt;?php</text:span></text:p>
      <text:p text:style-name="Preformatted_20_Text"><text:span text:style-name="Source_20_Text">class Engine {</text:span></text:p>
      <text:p text:style-name="Preformatted_20_Text"><text:span text:style-name="Source_20_Text"><text:s text:c="4"/>public $type;</text:span></text:p>
      <text:p text:style-name="Preformatted_20_Text"><text:span text:style-name="Source_20_Text"><text:s text:c="4"/>public $horsepower;</text:span></text:p>
      <text:p text:style-name="Preformatted_20_Text"/>
      <text:p text:style-name="Preformatted_20_Text"><text:span text:style-name="Source_20_Text"><text:s text:c="4"/>public function __construct($type, $horsepower) {</text:span></text:p>
      <text:p text:style-name="Preformatted_20_Text"><text:span text:style-name="Source_20_Text"><text:s text:c="8"/>$this-&gt;type = $type;</text:span></text:p>
      <text:p text:style-name="Preformatted_20_Text"><text:span text:style-name="Source_20_Text"><text:s text:c="8"/>$this-&gt;horsepower = $horsepowe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Car {</text:span></text:p>
      <text:p text:style-name="Preformatted_20_Text"><text:span text:style-name="Source_20_Text"><text:s text:c="4"/>public $make;</text:span></text:p>
      <text:p text:style-name="Preformatted_20_Text"><text:span text:style-name="Source_20_Text"><text:s text:c="4"/>public $model;</text:span></text:p>
      <text:p text:style-name="Preformatted_20_Text"><text:span text:style-name="Source_20_Text"><text:s text:c="4"/>public $year;</text:span></text:p>
      <text:p text:style-name="Preformatted_20_Text"><text:span text:style-name="Source_20_Text"><text:s text:c="4"/>public $engine;</text:span></text:p>
      <text:p text:style-name="Preformatted_20_Text"/>
      <text:p text:style-name="Preformatted_20_Text"><text:span text:style-name="Source_20_Text"><text:s text:c="4"/>public function __construct($make, $model, $year, $engine) {</text:span></text:p>
      <text:p text:style-name="Preformatted_20_Text"><text:span text:style-name="Source_20_Text"><text:s text:c="8"/>$this-&gt;make = $make;</text:span></text:p>
      <text:p text:style-name="Preformatted_20_Text"><text:span text:style-name="Source_20_Text"><text:s text:c="8"/>$this-&gt;model = $model;</text:span></text:p>
      <text:p text:style-name="Preformatted_20_Text"><text:span text:style-name="Source_20_Text"><text:s text:c="8"/>$this-&gt;year = $year;</text:span></text:p>
      <text:p text:style-name="Preformatted_20_Text"><text:span text:style-name="Source_20_Text"><text:s text:c="8"/>$this-&gt;engine = $engin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ngine = new Engine("V6", 300);</text:span></text:p>
      <text:p text:style-name="Preformatted_20_Text"><text:span text:style-name="Source_20_Text">$car = new Car("Toyota", "Supra", 2020, $engine);</text:span></text:p>
      <text:p text:style-name="Preformatted_20_Text"/>
      <text:p text:style-name="Preformatted_20_Text"><text:span text:style-name="Source_20_Text">$car_json = json_encode($car);</text:span></text:p>
      <text:p text:style-name="Preformatted_20_Text"><text:span text:style-name="Source_20_Text">?&gt;</text:span></text:p>
      <text:p text:style-name="Preformatted_20_Text"/>
      <text:p text:style-name="Preformatted_20_Text"><text:span text:style-name="Source_20_Text">&lt;script&gt;</text:span></text:p>
      <text:p text:style-name="Preformatted_20_Text"><text:soft-page-break/><text:span text:style-name="Source_20_Text"><text:s text:c="4"/>var carObject = &lt;?php echo $car_json; ?&gt;;</text:span></text:p>
      <text:p text:style-name="Preformatted_20_Text"><text:span text:style-name="Source_20_Text"><text:s text:c="4"/>console.log(carObject);</text:span></text:p>
      <text:p text:style-name="P7"><text:span text:style-name="Source_20_Text">&lt;/script&gt;</text:span></text:p>
      <text:h text:style-name="Heading_20_3" text:outline-level="3">Console Output for Nested Object:</text:h>
      <text:p text:style-name="Preformatted_20_Text"><text:span text:style-name="Source_20_Text">{</text:span></text:p>
      <text:p text:style-name="Preformatted_20_Text"><text:span text:style-name="Source_20_Text"><text:s text:c="2"/>"make": "Toyota",</text:span></text:p>
      <text:p text:style-name="Preformatted_20_Text"><text:span text:style-name="Source_20_Text"><text:s text:c="2"/>"model": "Supra",</text:span></text:p>
      <text:p text:style-name="Preformatted_20_Text"><text:span text:style-name="Source_20_Text"><text:s text:c="2"/>"year": 2020,</text:span></text:p>
      <text:p text:style-name="Preformatted_20_Text"><text:span text:style-name="Source_20_Text"><text:s text:c="2"/>"engine": {</text:span></text:p>
      <text:p text:style-name="Preformatted_20_Text"><text:span text:style-name="Source_20_Text"><text:s text:c="4"/>"type": "V6",</text:span></text:p>
      <text:p text:style-name="Preformatted_20_Text"><text:span text:style-name="Source_20_Text"><text:s text:c="4"/>"horsepower": 300</text:span></text:p>
      <text:p text:style-name="Preformatted_20_Text"><text:span text:style-name="Source_20_Text"><text:s text:c="2"/>}</text:span></text:p>
      <text:p text:style-name="P7"><text:span text:style-name="Source_20_Text">}</text:span></text:p>
      <text:h text:style-name="Heading_20_3" text:outline-level="3">Notes:</text:h>
      <text:list xml:id="list5414088376820463149" text:style-name="L79">
        <text:list-item>
          <text:p text:style-name="P205"><text:span text:style-name="Strong_20_Emphasis"><text:span text:style-name="Source_20_Text">json_encode()</text:span></text:span> can handle complex objects with arrays and nested objects. However, it will <text:span text:style-name="Strong_20_Emphasis">not encode private or protected properties</text:span> of the object unless you implement custom serialization (using <text:span text:style-name="Source_20_Text">__get()</text:span> and <text:span text:style-name="Source_20_Text">__set()</text:span> magic methods or <text:span text:style-name="Source_20_Text">jsonSerialize()</text:span> for advanced cases). </text:p>
        </text:list-item>
        <text:list-item>
          <text:p text:style-name="P88">The <text:span text:style-name="Strong_20_Emphasis">JavaScript </text:span><text:span text:style-name="Strong_20_Emphasis"><text:span text:style-name="Source_20_Text">console.log()</text:span></text:span> will output the object in a format that can be easily inspected in the browser's developer tools. </text:p>
        </text:list-item>
      </text:list>
      <text:p text:style-name="Text_20_body">Let me know if you need further clarification!</text:p>
      <text:p text:style-name="P5">can we put this echo directly in console </text:p>
      <text:p text:style-name="P5"/>
      <text:p text:style-name="P2">No, you cannot directly <text:span text:style-name="Source_20_Text">echo</text:span> PHP variables into the browser's <text:span text:style-name="Strong_20_Emphasis">JavaScript console</text:span>. PHP runs on the server side, while the <text:span text:style-name="Strong_20_Emphasis">console</text:span> you refer to (using <text:span text:style-name="Source_20_Text">console.log()</text:span>) is a client-side feature in JavaScript, which runs in the browser.</text:p>
      <text:p text:style-name="Text_20_body">However, you can <text:span text:style-name="Strong_20_Emphasis">pass PHP values</text:span> (e.g., variables, arrays, or objects) to JavaScript, and then use JavaScript to output those values to the <text:span text:style-name="Strong_20_Emphasis">browser console</text:span>.</text:p>
      <text:p text:style-name="Text_20_body">The general approach is to <text:span text:style-name="Strong_20_Emphasis">output</text:span> PHP values in a format that JavaScript can interpret (such as JSON), and then use JavaScript to log the values in the console.</text:p>
      <text:h text:style-name="Heading_20_3" text:outline-level="3">Approach:</text:h>
      <text:list xml:id="list2758045960603923126" text:style-name="L80">
        <text:list-item>
          <text:p text:style-name="P206"><text:span text:style-name="Strong_20_Emphasis">PHP generates the data</text:span>. </text:p>
        </text:list-item>
        <text:list-item>
          <text:p text:style-name="P206"><text:span text:style-name="Strong_20_Emphasis">PHP passes the data to JavaScript</text:span> (via <text:span text:style-name="Source_20_Text">echo</text:span> or <text:span text:style-name="Source_20_Text">print</text:span>). </text:p>
        </text:list-item>
        <text:list-item>
          <text:p text:style-name="P89"><text:span text:style-name="Strong_20_Emphasis">JavaScript logs the data to the console</text:span> using <text:span text:style-name="Source_20_Text">console.log()</text:span>. </text:p>
        </text:list-item>
      </text:list>
      <text:p text:style-name="Text_20_body">Here’s an example to illustrate this:</text:p>
      <text:h text:style-name="Heading_20_3" text:outline-level="3">Example: Outputting PHP Object Directly to the Console</text:h>
      <text:p text:style-name="Preformatted_20_Text"><text:span text:style-name="Source_20_Text">&lt;?php</text:span></text:p>
      <text:p text:style-name="Preformatted_20_Text"><text:span text:style-name="Source_20_Text">// Define a simple class</text:span></text:p>
      <text:p text:style-name="Preformatted_20_Text"><text:span text:style-name="Source_20_Text">class Car {</text:span></text:p>
      <text:p text:style-name="Preformatted_20_Text"><text:span text:style-name="Source_20_Text"><text:s text:c="4"/>public $make;</text:span></text:p>
      <text:p text:style-name="Preformatted_20_Text"><text:span text:style-name="Source_20_Text"><text:s text:c="4"/>public $model;</text:span></text:p>
      <text:p text:style-name="Preformatted_20_Text"><text:span text:style-name="Source_20_Text"><text:s text:c="4"/>public $year;</text:span></text:p>
      <text:p text:style-name="Preformatted_20_Text"/>
      <text:p text:style-name="Preformatted_20_Text"><text:span text:style-name="Source_20_Text"><text:s text:c="4"/>public function __construct($make, $model, $year) {</text:span></text:p>
      <text:p text:style-name="Preformatted_20_Text"><text:soft-page-break/><text:span text:style-name="Source_20_Text"><text:s text:c="8"/>$this-&gt;make = $make;</text:span></text:p>
      <text:p text:style-name="Preformatted_20_Text"><text:span text:style-name="Source_20_Text"><text:s text:c="8"/>$this-&gt;model = $model;</text:span></text:p>
      <text:p text:style-name="Preformatted_20_Text"><text:span text:style-name="Source_20_Text"><text:s text:c="8"/>$this-&gt;year = $yea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reate an instance of the Car class</text:span></text:p>
      <text:p text:style-name="Preformatted_20_Text"><text:span text:style-name="Source_20_Text">$car = new Car("Toyota", "Corolla", 2020);</text:span></text:p>
      <text:p text:style-name="Preformatted_20_Text"/>
      <text:p text:style-name="Preformatted_20_Text"><text:span text:style-name="Source_20_Text">// Convert the PHP object to a JSON string</text:span></text:p>
      <text:p text:style-name="Preformatted_20_Text"><text:span text:style-name="Source_20_Text">$car_json = json_encode($car);</text:span></text:p>
      <text:p text:style-name="Preformatted_20_Text"><text:span text:style-name="Source_20_Text">?&gt;</text:span></text:p>
      <text:p text:style-name="Preformatted_20_Text"/>
      <text:p text:style-name="Preformatted_20_Text"><text:span text:style-name="Source_20_Text">&lt;!-- JavaScript to output the object to the console --&gt;</text:span></text:p>
      <text:p text:style-name="Preformatted_20_Text"><text:span text:style-name="Source_20_Text">&lt;script&gt;</text:span></text:p>
      <text:p text:style-name="Preformatted_20_Text"><text:span text:style-name="Source_20_Text"><text:s text:c="4"/>// Access the PHP data passed as JSON and log it to the console</text:span></text:p>
      <text:p text:style-name="Preformatted_20_Text"><text:span text:style-name="Source_20_Text"><text:s text:c="4"/>var carObject = &lt;?php echo $car_json; ?&gt;;</text:span></text:p>
      <text:p text:style-name="Preformatted_20_Text"><text:span text:style-name="Source_20_Text"><text:s text:c="4"/>console.log(carObject);</text:span></text:p>
      <text:p text:style-name="P7"><text:span text:style-name="Source_20_Text">&lt;/script&gt;</text:span></text:p>
      <text:h text:style-name="Heading_20_3" text:outline-level="3">How This Works:</text:h>
      <text:list xml:id="list8010368581365220446" text:style-name="L81">
        <text:list-item>
          <text:p text:style-name="P207"><text:span text:style-name="Strong_20_Emphasis">PHP Object to JSON</text:span>: </text:p>
          <text:list>
            <text:list-item>
              <text:p text:style-name="P207"><text:span text:style-name="Source_20_Text">json_encode($car)</text:span> converts the PHP object <text:span text:style-name="Source_20_Text">$car</text:span> into a JSON string. </text:p>
            </text:list-item>
          </text:list>
        </text:list-item>
        <text:list-item>
          <text:p text:style-name="P207"><text:span text:style-name="Strong_20_Emphasis">Embedding the Data in JavaScript</text:span>: </text:p>
          <text:list>
            <text:list-item>
              <text:p text:style-name="P207">The <text:span text:style-name="Source_20_Text">&lt;?php echo $car_json; ?&gt;</text:span> embeds the JSON string directly into the JavaScript code inside a <text:span text:style-name="Source_20_Text">&lt;script&gt;</text:span> block. </text:p>
            </text:list-item>
          </text:list>
        </text:list-item>
        <text:list-item>
          <text:p text:style-name="P207"><text:span text:style-name="Strong_20_Emphasis">JavaScript Console Log</text:span>: </text:p>
          <text:list>
            <text:list-item>
              <text:p text:style-name="P90"><text:span text:style-name="Source_20_Text">console.log(carObject);</text:span> logs the data (which is now a JavaScript object) to the browser’s developer tools console. </text:p>
            </text:list-item>
          </text:list>
        </text:list-item>
      </text:list>
      <text:h text:style-name="Heading_20_3" text:outline-level="3">What Happens:</text:h>
      <text:list xml:id="list3206712727894712198" text:style-name="L82">
        <text:list-item>
          <text:p text:style-name="P208">When the PHP page is loaded, the server generates the JSON string for the object and sends it to the browser. </text:p>
        </text:list-item>
        <text:list-item>
          <text:p text:style-name="P208">JavaScript receives this string and assigns it to the <text:span text:style-name="Source_20_Text">carObject</text:span> variable. </text:p>
        </text:list-item>
        <text:list-item>
          <text:p text:style-name="P91">Finally, <text:span text:style-name="Source_20_Text">console.log(carObject)</text:span> outputs this data to the browser console. </text:p>
        </text:list-item>
      </text:list>
      <text:h text:style-name="Heading_20_3" text:outline-level="3">Direct PHP Echo Inside JavaScript Console</text:h>
      <text:p text:style-name="Text_20_body">In short, <text:span text:style-name="Strong_20_Emphasis">you cannot directly echo data to the console in PHP</text:span> as it runs on the server side. You need to pass PHP data to JavaScript and then log it to the console. The <text:span text:style-name="Strong_20_Emphasis"><text:span text:style-name="Source_20_Text">echo</text:span></text:span><text:span text:style-name="Strong_20_Emphasis"> statement</text:span> in PHP is used to output content to the <text:span text:style-name="Strong_20_Emphasis">browser’s HTML</text:span>, not directly to the JavaScript console.</text:p>
      <text:p text:style-name="Text_20_body">Let me know if you need further clarification!</text:p>
      <text:p text:style-name="Text_20_body"/>
      <text:p text:style-name="P5">so we cannot do some think like this &lt;script&gt;console.log(&lt;?php echo $data;?&gt;); &lt;/script&gt;; </text:p>
      <text:p text:style-name="P5"/>
      <text:p text:style-name="P2"/>
      <text:p text:style-name="P2">You're correct that <text:span text:style-name="Strong_20_Emphasis">you can't directly echo PHP variables</text:span> inside JavaScript like this:</text:p>
      <text:p text:style-name="Preformatted_20_Text"><text:span text:style-name="Source_20_Text">&lt;script&gt;</text:span></text:p>
      <text:p text:style-name="Preformatted_20_Text"><text:span text:style-name="Source_20_Text"><text:s text:c="4"/>console.log(&lt;?php echo $data; ?&gt;);</text:span></text:p>
      <text:p text:style-name="P7"><text:span text:style-name="Source_20_Text">&lt;/script&gt;</text:span></text:p>
      <text:p text:style-name="Text_20_body"><text:soft-page-break/>This <text:span text:style-name="Strong_20_Emphasis">works in some cases</text:span>, but only if <text:span text:style-name="Source_20_Text">$data</text:span> is a <text:span text:style-name="Strong_20_Emphasis">valid JavaScript value</text:span>, such as a string, number, or boolean. However, for more complex data types (e.g., arrays or objects), this approach won't work properly because PHP and JavaScript handle data types differently, and JavaScript will fail to interpret it correctly.</text:p>
      <text:h text:style-name="Heading_20_3" text:outline-level="3">Correct Usage</text:h>
      <text:list xml:id="list8738185543371969310" text:style-name="L83">
        <text:list-item>
          <text:p text:style-name="P92"><text:span text:style-name="Strong_20_Emphasis">For simple variables (strings, numbers, booleans)</text:span>, you can <text:span text:style-name="Strong_20_Emphasis">directly echo</text:span> them inside the <text:span text:style-name="Source_20_Text">console.log()</text:span>: </text:p>
        </text:list-item>
      </text:list>
      <text:p text:style-name="Preformatted_20_Text"><text:span text:style-name="Source_20_Text">&lt;?php</text:span></text:p>
      <text:p text:style-name="Preformatted_20_Text"><text:span text:style-name="Source_20_Text">$data = "Hello, World!";</text:span></text:p>
      <text:p text:style-name="Preformatted_20_Text"><text:span text:style-name="Source_20_Text">?&gt;</text:span></text:p>
      <text:p text:style-name="Preformatted_20_Text"><text:span text:style-name="Source_20_Text">&lt;script&gt;</text:span></text:p>
      <text:p text:style-name="Preformatted_20_Text"><text:span text:style-name="Source_20_Text"><text:s text:c="4"/>console.log(&lt;?php echo json_encode($data); ?&gt;);</text:span></text:p>
      <text:p text:style-name="P7"><text:span text:style-name="Source_20_Text">&lt;/script&gt;</text:span></text:p>
      <text:h text:style-name="Heading_20_3" text:outline-level="3">Explanation:</text:h>
      <text:list xml:id="list1695046262695764376" text:style-name="L84">
        <text:list-item>
          <text:p text:style-name="P93"><text:span text:style-name="Source_20_Text">json_encode($data)</text:span> is used to convert PHP data (like strings, numbers, arrays, objects) into a <text:span text:style-name="Strong_20_Emphasis">properly formatted JSON string</text:span> that JavaScript can understand. </text:p>
        </text:list-item>
      </text:list>
      <text:p text:style-name="Text_20_body">If <text:span text:style-name="Source_20_Text">$data</text:span> is a <text:span text:style-name="Strong_20_Emphasis">string</text:span>, this ensures it is safely echoed as a JavaScript string. If it's a <text:span text:style-name="Strong_20_Emphasis">number</text:span> or <text:span text:style-name="Strong_20_Emphasis">boolean</text:span>, <text:span text:style-name="Source_20_Text">json_encode()</text:span> will handle it as well.</text:p>
      <text:h text:style-name="Heading_20_3" text:outline-level="3">Example:</text:h>
      <text:h text:style-name="Heading_20_4" text:outline-level="4">1. <text:span text:style-name="Strong_20_Emphasis">For Simple Data (String/Number)</text:span></text:h>
      <text:p text:style-name="Preformatted_20_Text"><text:span text:style-name="Source_20_Text">&lt;?php</text:span></text:p>
      <text:p text:style-name="Preformatted_20_Text"><text:span text:style-name="Source_20_Text">$data = 42; // This could be a string, number, or boolean</text:span></text:p>
      <text:p text:style-name="Preformatted_20_Text"><text:span text:style-name="Source_20_Text">?&gt;</text:span></text:p>
      <text:p text:style-name="Preformatted_20_Text"><text:span text:style-name="Source_20_Text">&lt;script&gt;</text:span></text:p>
      <text:p text:style-name="Preformatted_20_Text"><text:span text:style-name="Source_20_Text"><text:s text:c="4"/>console.log(&lt;?php echo json_encode($data); ?&gt;);</text:span></text:p>
      <text:p text:style-name="P7"><text:span text:style-name="Source_20_Text">&lt;/script&gt;</text:span></text:p>
      <text:h text:style-name="Heading_20_4" text:outline-level="4">2. <text:span text:style-name="Strong_20_Emphasis">For Arrays and Objects</text:span></text:h>
      <text:p text:style-name="Text_20_body">If you want to log more complex data like arrays or objects:</text:p>
      <text:p text:style-name="Preformatted_20_Text"><text:span text:style-name="Source_20_Text">&lt;?php</text:span></text:p>
      <text:p text:style-name="Preformatted_20_Text"><text:span text:style-name="Source_20_Text">$data = ["make" =&gt; "Toyota", "model" =&gt; "Corolla", "year" =&gt; 2020];</text:span></text:p>
      <text:p text:style-name="Preformatted_20_Text"><text:span text:style-name="Source_20_Text">?&gt;</text:span></text:p>
      <text:p text:style-name="Preformatted_20_Text"><text:span text:style-name="Source_20_Text">&lt;script&gt;</text:span></text:p>
      <text:p text:style-name="Preformatted_20_Text"><text:span text:style-name="Source_20_Text"><text:s text:c="4"/>console.log(&lt;?php echo json_encode($data); ?&gt;);</text:span></text:p>
      <text:p text:style-name="P7"><text:span text:style-name="Source_20_Text">&lt;/script&gt;</text:span></text:p>
      <text:h text:style-name="Heading_20_3" text:outline-level="3">Why <text:span text:style-name="Source_20_Text">json_encode()</text:span> is Necessary:</text:h>
      <text:list xml:id="list8030436159499600260" text:style-name="L85">
        <text:list-item>
          <text:p text:style-name="P209"><text:span text:style-name="Strong_20_Emphasis">PHP and JavaScript use different data formats</text:span>, so you can't just echo <text:span text:style-name="Source_20_Text">$data</text:span> directly without ensuring it's converted into a format JavaScript understands. </text:p>
        </text:list-item>
        <text:list-item>
          <text:p text:style-name="P94"><text:span text:style-name="Source_20_Text">json_encode()</text:span> handles this conversion, ensuring that PHP variables (including arrays and objects) are properly formatted as valid JavaScript data. </text:p>
        </text:list-item>
      </text:list>
      <text:h text:style-name="Heading_20_3" text:outline-level="3"><text:soft-page-break/>Final Example with Objects:</text:h>
      <text:p text:style-name="Preformatted_20_Text"><text:span text:style-name="Source_20_Text">&lt;?php</text:span></text:p>
      <text:p text:style-name="Preformatted_20_Text"><text:span text:style-name="Source_20_Text">// Define an object in PHP</text:span></text:p>
      <text:p text:style-name="Preformatted_20_Text"><text:span text:style-name="Source_20_Text">class Car {</text:span></text:p>
      <text:p text:style-name="Preformatted_20_Text"><text:span text:style-name="Source_20_Text"><text:s text:c="4"/>public $make;</text:span></text:p>
      <text:p text:style-name="Preformatted_20_Text"><text:span text:style-name="Source_20_Text"><text:s text:c="4"/>public $model;</text:span></text:p>
      <text:p text:style-name="Preformatted_20_Text"><text:span text:style-name="Source_20_Text"><text:s text:c="4"/>public $year;</text:span></text:p>
      <text:p text:style-name="Preformatted_20_Text"/>
      <text:p text:style-name="Preformatted_20_Text"><text:span text:style-name="Source_20_Text"><text:s text:c="4"/>public function __construct($make, $model, $year) {</text:span></text:p>
      <text:p text:style-name="Preformatted_20_Text"><text:span text:style-name="Source_20_Text"><text:s text:c="8"/>$this-&gt;make = $make;</text:span></text:p>
      <text:p text:style-name="Preformatted_20_Text"><text:span text:style-name="Source_20_Text"><text:s text:c="8"/>$this-&gt;model = $model;</text:span></text:p>
      <text:p text:style-name="Preformatted_20_Text"><text:span text:style-name="Source_20_Text"><text:s text:c="8"/>$this-&gt;year = $yea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ar = new Car("Toyota", "Corolla", 2020);</text:span></text:p>
      <text:p text:style-name="Preformatted_20_Text"><text:span text:style-name="Source_20_Text">?&gt;</text:span></text:p>
      <text:p text:style-name="Preformatted_20_Text"/>
      <text:p text:style-name="Preformatted_20_Text"><text:span text:style-name="Source_20_Text">&lt;script&gt;</text:span></text:p>
      <text:p text:style-name="Preformatted_20_Text"><text:span text:style-name="Source_20_Text"><text:s text:c="4"/>// Convert the PHP object to JSON and pass it to JavaScript</text:span></text:p>
      <text:p text:style-name="Preformatted_20_Text"><text:span text:style-name="Source_20_Text"><text:s text:c="4"/>var carObject = &lt;?php echo json_encode($car); ?&gt;;</text:span></text:p>
      <text:p text:style-name="Preformatted_20_Text"><text:span text:style-name="Source_20_Text"><text:s text:c="4"/>console.log(carObject); // Logs the car object to the browser console</text:span></text:p>
      <text:p text:style-name="P7"><text:span text:style-name="Source_20_Text">&lt;/script&gt;</text:span></text:p>
      <text:h text:style-name="Heading_20_3" text:outline-level="3">Explanation:</text:h>
      <text:list xml:id="list8624459846004811082" text:style-name="L86">
        <text:list-item>
          <text:p text:style-name="P210"><text:span text:style-name="Strong_20_Emphasis"><text:span text:style-name="Source_20_Text">json_encode($car)</text:span></text:span> converts the PHP object to a JSON format, which JavaScript can interpret as an object. </text:p>
        </text:list-item>
        <text:list-item>
          <text:p text:style-name="P95"><text:span text:style-name="Strong_20_Emphasis"><text:span text:style-name="Source_20_Text">console.log(carObject)</text:span></text:span> logs this object in the browser console. </text:p>
        </text:list-item>
      </text:list>
      <text:h text:style-name="Heading_20_3" text:outline-level="3">Key Takeaways:</text:h>
      <text:list xml:id="list2689550036208574762" text:style-name="L87">
        <text:list-item>
          <text:p text:style-name="P211">For <text:span text:style-name="Strong_20_Emphasis">simple data types</text:span> like strings, numbers, or booleans, you can directly <text:span text:style-name="Source_20_Text">echo</text:span> PHP variables into JavaScript after using <text:span text:style-name="Source_20_Text">json_encode()</text:span>. </text:p>
        </text:list-item>
        <text:list-item>
          <text:p text:style-name="P96">For <text:span text:style-name="Strong_20_Emphasis">complex data types</text:span> like arrays or objects, <text:span text:style-name="Strong_20_Emphasis">always use </text:span><text:span text:style-name="Strong_20_Emphasis"><text:span text:style-name="Source_20_Text">json_encode()</text:span></text:span> to safely pass PHP data to JavaScript. </text:p>
        </text:list-item>
      </text:list>
      <text:p text:style-name="Text_20_body">Let me know if you have more questions or need further clarification!</text:p>
      <text:p text:style-name="P5">how to trim an element to a specified element index </text:p>
      <text:p text:style-name="P5"/>
      <text:p text:style-name="P2">In PHP, if you want to <text:span text:style-name="Strong_20_Emphasis">trim an element of an array</text:span> or a <text:span text:style-name="Strong_20_Emphasis">string</text:span> to a specified index, there are different approaches depending on whether you're dealing with strings or arrays. I'll explain both methods for you.</text:p>
      <text:h text:style-name="Heading_20_3" text:outline-level="3">1. <text:span text:style-name="Strong_20_Emphasis">Trimming a String to a Specified Index</text:span></text:h>
      <text:p text:style-name="Text_20_body">To <text:span text:style-name="Strong_20_Emphasis">trim a string</text:span> to a specified index (i.e., cut the string up to a certain character position), you can use the <text:span text:style-name="Strong_20_Emphasis"><text:span text:style-name="Source_20_Text">substr()</text:span></text:span> function.</text:p>
      <text:h text:style-name="Heading_20_4" text:outline-level="4">Example: Trim a String to a Specific Length</text:h>
      <text:p text:style-name="Preformatted_20_Text"><text:span text:style-name="Source_20_Text">&lt;?php</text:span></text:p>
      <text:p text:style-name="Preformatted_20_Text"><text:span text:style-name="Source_20_Text">$string = "Hello, World!";</text:span></text:p>
      <text:p text:style-name="Preformatted_20_Text"><text:span text:style-name="Source_20_Text">$trimmedString = substr($string, 0, 5); // Trim the string up to index 5</text:span></text:p>
      <text:p text:style-name="Preformatted_20_Text"/>
      <text:p text:style-name="Preformatted_20_Text"><text:span text:style-name="Source_20_Text">echo $trimmedString; // Output: Hello</text:span></text:p>
      <text:p text:style-name="P7"><text:soft-page-break/><text:span text:style-name="Source_20_Text">?&gt;</text:span></text:p>
      <text:h text:style-name="Heading_20_3" text:outline-level="3">Explanation:</text:h>
      <text:list xml:id="list812711717732472633" text:style-name="L88">
        <text:list-item>
          <text:p text:style-name="P212"><text:span text:style-name="Strong_20_Emphasis"><text:span text:style-name="Source_20_Text">substr($string, 0, 5)</text:span></text:span>: </text:p>
          <text:list>
            <text:list-item>
              <text:p text:style-name="P212">This function starts at index <text:span text:style-name="Source_20_Text">0</text:span> (the beginning of the string) and grabs the first <text:span text:style-name="Source_20_Text">5</text:span> characters. </text:p>
            </text:list-item>
            <text:list-item>
              <text:p text:style-name="P97">The result is <text:span text:style-name="Source_20_Text">"Hello"</text:span>. </text:p>
            </text:list-item>
          </text:list>
        </text:list-item>
      </text:list>
      <text:h text:style-name="Heading_20_3" text:outline-level="3">2. <text:span text:style-name="Strong_20_Emphasis">Trimming an Array to a Specified Index</text:span></text:h>
      <text:p text:style-name="Text_20_body">To <text:span text:style-name="Strong_20_Emphasis">trim an array</text:span> up to a specific index, you can use the <text:span text:style-name="Strong_20_Emphasis"><text:span text:style-name="Source_20_Text">array_slice()</text:span></text:span> function in PHP. This will allow you to extract a portion of the array based on a specified start index and length.</text:p>
      <text:h text:style-name="Heading_20_4" text:outline-level="4">Example: Trim an Array to a Specific Index</text:h>
      <text:p text:style-name="Preformatted_20_Text"><text:span text:style-name="Source_20_Text">&lt;?php</text:span></text:p>
      <text:p text:style-name="Preformatted_20_Text"><text:span text:style-name="Source_20_Text">$array = ["apple", "banana", "cherry", "date", "elderberry"];</text:span></text:p>
      <text:p text:style-name="Preformatted_20_Text"><text:span text:style-name="Source_20_Text">$index = 3;</text:span></text:p>
      <text:p text:style-name="Preformatted_20_Text"/>
      <text:p text:style-name="Preformatted_20_Text"><text:span text:style-name="Source_20_Text">// Trim the array up to the specified index (exclusive)</text:span></text:p>
      <text:p text:style-name="Preformatted_20_Text"><text:span text:style-name="Source_20_Text">$trimmedArray = array_slice($array, 0, $index);</text:span></text:p>
      <text:p text:style-name="Preformatted_20_Text"/>
      <text:p text:style-name="Preformatted_20_Text"><text:span text:style-name="Source_20_Text">print_r($trimmedArray);</text:span></text:p>
      <text:p text:style-name="P7"><text:span text:style-name="Source_20_Text">?&gt;</text:span></text:p>
      <text:h text:style-name="Heading_20_3" text:outline-level="3">Explanation:</text:h>
      <text:list xml:id="list1740628463004766870" text:style-name="L89">
        <text:list-item>
          <text:p text:style-name="P213"><text:span text:style-name="Strong_20_Emphasis"><text:span text:style-name="Source_20_Text">array_slice($array, 0, $index)</text:span></text:span>: </text:p>
          <text:list>
            <text:list-item>
              <text:p text:style-name="P213">This function creates a new array starting from index <text:span text:style-name="Source_20_Text">0</text:span> and takes <text:span text:style-name="Source_20_Text">3</text:span> elements from the original array, which will result in <text:span text:style-name="Source_20_Text">["apple", "banana", "cherry"]</text:span>. </text:p>
            </text:list-item>
            <text:list-item>
              <text:p text:style-name="P98">The <text:span text:style-name="Source_20_Text">$index</text:span> variable controls how many elements you want in the new array. </text:p>
            </text:list-item>
          </text:list>
        </text:list-item>
      </text:list>
      <text:h text:style-name="Heading_20_3" text:outline-level="3">3. <text:span text:style-name="Strong_20_Emphasis">Trimming Array at an Element Index</text:span></text:h>
      <text:p text:style-name="Text_20_body">If you want to trim the array starting from a <text:span text:style-name="Strong_20_Emphasis">specific element index</text:span>, for example, removing all elements after the 3rd index, you can use <text:span text:style-name="Strong_20_Emphasis"><text:span text:style-name="Source_20_Text">array_splice()</text:span></text:span>.</text:p>
      <text:h text:style-name="Heading_20_4" text:outline-level="4">Example: Trim Array After a Specific Element Index</text:h>
      <text:p text:style-name="Preformatted_20_Text"><text:span text:style-name="Source_20_Text">&lt;?php</text:span></text:p>
      <text:p text:style-name="Preformatted_20_Text"><text:span text:style-name="Source_20_Text">$array = ["apple", "banana", "cherry", "date", "elderberry"];</text:span></text:p>
      <text:p text:style-name="Preformatted_20_Text"><text:span text:style-name="Source_20_Text">$index = 2; // The index at which to trim</text:span></text:p>
      <text:p text:style-name="Preformatted_20_Text"/>
      <text:p text:style-name="Preformatted_20_Text"><text:span text:style-name="Source_20_Text">// Trim the array after the specified index</text:span></text:p>
      <text:p text:style-name="Preformatted_20_Text"><text:span text:style-name="Source_20_Text">$trimmedArray = array_splice($array, 0, $index + 1); // +1 to include the element at index 2</text:span></text:p>
      <text:p text:style-name="Preformatted_20_Text"/>
      <text:p text:style-name="Preformatted_20_Text"><text:span text:style-name="Source_20_Text">print_r($trimmedArray);</text:span></text:p>
      <text:p text:style-name="P7"><text:span text:style-name="Source_20_Text">?&gt;</text:span></text:p>
      <text:h text:style-name="Heading_20_3" text:outline-level="3">Explanation:</text:h>
      <text:list xml:id="list723837780643221757" text:style-name="L90">
        <text:list-item>
          <text:p text:style-name="P214"><text:span text:style-name="Strong_20_Emphasis"><text:span text:style-name="Source_20_Text">array_splice($array, 0, $index + 1)</text:span></text:span>: </text:p>
          <text:list>
            <text:list-item>
              <text:p text:style-name="P214"><text:soft-page-break/>This removes all elements after the index <text:span text:style-name="Source_20_Text">2</text:span> (including it). </text:p>
            </text:list-item>
            <text:list-item>
              <text:p text:style-name="P99">The resulting array is <text:span text:style-name="Source_20_Text">["apple", "banana", "cherry"]</text:span>. </text:p>
            </text:list-item>
          </text:list>
        </text:list-item>
      </text:list>
      <text:h text:style-name="Heading_20_3" text:outline-level="3">4. <text:span text:style-name="Strong_20_Emphasis">Trimming an Array by Value (Find Index First)</text:span></text:h>
      <text:p text:style-name="Text_20_body">If you need to <text:span text:style-name="Strong_20_Emphasis">trim an array based on a specific element</text:span> rather than by index, you can use <text:span text:style-name="Strong_20_Emphasis"><text:span text:style-name="Source_20_Text">array_search()</text:span></text:span> to find the index and then trim the array based on that index.</text:p>
      <text:h text:style-name="Heading_20_4" text:outline-level="4">Example: Trim Array After Finding an Element</text:h>
      <text:p text:style-name="Preformatted_20_Text"><text:span text:style-name="Source_20_Text">&lt;?php</text:span></text:p>
      <text:p text:style-name="Preformatted_20_Text"><text:span text:style-name="Source_20_Text">$array = ["apple", "banana", "cherry", "date", "elderberry"];</text:span></text:p>
      <text:p text:style-name="Preformatted_20_Text"><text:span text:style-name="Source_20_Text">$element = "cherry";</text:span></text:p>
      <text:p text:style-name="Preformatted_20_Text"/>
      <text:p text:style-name="Preformatted_20_Text"><text:span text:style-name="Source_20_Text">// Find the index of the element</text:span></text:p>
      <text:p text:style-name="Preformatted_20_Text"><text:span text:style-name="Source_20_Text">$index = array_search($element, $array);</text:span></text:p>
      <text:p text:style-name="Preformatted_20_Text"/>
      <text:p text:style-name="Preformatted_20_Text"><text:span text:style-name="Source_20_Text">// Trim the array up to the found index (inclusive)</text:span></text:p>
      <text:p text:style-name="Preformatted_20_Text"><text:span text:style-name="Source_20_Text">if ($index !== false) {</text:span></text:p>
      <text:p text:style-name="Preformatted_20_Text"><text:span text:style-name="Source_20_Text"><text:s text:c="4"/>$trimmedArray = array_slice($array, 0, $index + 1); // +1 to include the element itself</text:span></text:p>
      <text:p text:style-name="Preformatted_20_Text"><text:span text:style-name="Source_20_Text">}</text:span></text:p>
      <text:p text:style-name="Preformatted_20_Text"/>
      <text:p text:style-name="Preformatted_20_Text"><text:span text:style-name="Source_20_Text">print_r($trimmedArray);</text:span></text:p>
      <text:p text:style-name="P7"><text:span text:style-name="Source_20_Text">?&gt;</text:span></text:p>
      <text:h text:style-name="Heading_20_3" text:outline-level="3">Explanation:</text:h>
      <text:list xml:id="list575186032901251276" text:style-name="L91">
        <text:list-item>
          <text:p text:style-name="P215"><text:span text:style-name="Strong_20_Emphasis"><text:span text:style-name="Source_20_Text">array_search($element, $array)</text:span></text:span>: </text:p>
          <text:list>
            <text:list-item>
              <text:p text:style-name="P215">Finds the index of the specified <text:span text:style-name="Source_20_Text">$element</text:span> (in this case <text:span text:style-name="Source_20_Text">"cherry"</text:span>) in the <text:span text:style-name="Source_20_Text">$array</text:span>. </text:p>
            </text:list-item>
            <text:list-item>
              <text:p text:style-name="P100">Then, <text:span text:style-name="Strong_20_Emphasis"><text:span text:style-name="Source_20_Text">array_slice($array, 0, $index + 1)</text:span></text:span> trims the array up to that index (inclusive of the element). </text:p>
            </text:list-item>
          </text:list>
        </text:list-item>
      </text:list>
      <text:h text:style-name="Heading_20_3" text:outline-level="3">Summary of Functions:</text:h>
      <text:list xml:id="list5875648804847846839" text:style-name="L92">
        <text:list-item>
          <text:p text:style-name="P216"><text:span text:style-name="Strong_20_Emphasis"><text:span text:style-name="Source_20_Text">substr()</text:span></text:span>: Used to trim a string to a specific length. </text:p>
        </text:list-item>
        <text:list-item>
          <text:p text:style-name="P216"><text:span text:style-name="Strong_20_Emphasis"><text:span text:style-name="Source_20_Text">array_slice()</text:span></text:span>: Extracts a part of the array (trim by index or length). </text:p>
        </text:list-item>
        <text:list-item>
          <text:p text:style-name="P216"><text:span text:style-name="Strong_20_Emphasis"><text:span text:style-name="Source_20_Text">array_splice()</text:span></text:span>: Modifies the original array and trims after a specific index. </text:p>
        </text:list-item>
        <text:list-item>
          <text:p text:style-name="P101"><text:span text:style-name="Strong_20_Emphasis"><text:span text:style-name="Source_20_Text">array_search()</text:span></text:span>: Finds the index of a value, useful for trimming arrays after a specific element. </text:p>
        </text:list-item>
      </text:list>
      <text:p text:style-name="Text_20_body">Let me know if you need further clarification or examples!</text:p>
      <text:p text:style-name="P6"/>
      <text:p text:style-name="P5">if an array has less number of element than the specified index </text:p>
      <text:p text:style-name="P5"/>
      <text:p text:style-name="P2">When working with arrays in PHP, if the array has fewer elements than the specified index for trimming or slicing, PHP functions like <text:span text:style-name="Source_20_Text">array_slice()</text:span> or <text:span text:style-name="Source_20_Text">substr()</text:span> will handle it gracefully. The behavior typically depends on the function used and the context.</text:p>
      <text:p text:style-name="Text_20_body">Here’s a breakdown of what happens when the array has fewer elements than the specified index:</text:p>
      <text:h text:style-name="Heading_20_3" text:outline-level="3"><text:soft-page-break/>1. <text:span text:style-name="Strong_20_Emphasis">Using </text:span><text:span text:style-name="Strong_20_Emphasis"><text:span text:style-name="Source_20_Text">array_slice()</text:span></text:span></text:h>
      <text:p text:style-name="Text_20_body">The <text:span text:style-name="Source_20_Text">array_slice()</text:span> function allows you to extract a portion of an array starting from a specified index and with a given length.</text:p>
      <text:list xml:id="list6371972694384957852" text:style-name="L93">
        <text:list-item>
          <text:p text:style-name="P102"><text:span text:style-name="Strong_20_Emphasis">Behavior</text:span>: If the array has fewer elements than the specified <text:span text:style-name="Strong_20_Emphasis">starting index</text:span>, it will return an empty array. If the starting index is valid but there are fewer elements than the requested length, it will return as many elements as available. </text:p>
        </text:list-item>
      </text:list>
      <text:h text:style-name="Heading_20_4" text:outline-level="4">Example:</text:h>
      <text:p text:style-name="Preformatted_20_Text"><text:span text:style-name="Source_20_Text">&lt;?php</text:span></text:p>
      <text:p text:style-name="Preformatted_20_Text"><text:span text:style-name="Source_20_Text">$array = ["apple", "banana"];</text:span></text:p>
      <text:p text:style-name="Preformatted_20_Text"><text:span text:style-name="Source_20_Text">$index = 5; // Index larger than the array's size</text:span></text:p>
      <text:p text:style-name="Preformatted_20_Text"/>
      <text:p text:style-name="Preformatted_20_Text"><text:span text:style-name="Source_20_Text">// Attempting to slice from an invalid starting index</text:span></text:p>
      <text:p text:style-name="Preformatted_20_Text"><text:span text:style-name="Source_20_Text">$trimmedArray = array_slice($array, $index);</text:span></text:p>
      <text:p text:style-name="Preformatted_20_Text"/>
      <text:p text:style-name="Preformatted_20_Text"><text:span text:style-name="Source_20_Text">print_r($trimmedArray); // Output: []</text:span></text:p>
      <text:p text:style-name="P7"><text:span text:style-name="Source_20_Text">?&gt;</text:span></text:p>
      <text:list xml:id="list6599633648338902136" text:style-name="L94">
        <text:list-item>
          <text:p text:style-name="P103">If the starting index (<text:span text:style-name="Source_20_Text">$index = 5</text:span>) exceeds the number of elements in the array (<text:span text:style-name="Source_20_Text">count($array) = 2</text:span>), the result will be an empty array because there's no element starting at index 5. </text:p>
        </text:list-item>
      </text:list>
      <text:h text:style-name="Heading_20_4" text:outline-level="4">Slice with Smaller Length:</text:h>
      <text:p text:style-name="Preformatted_20_Text"><text:span text:style-name="Source_20_Text">&lt;?php</text:span></text:p>
      <text:p text:style-name="Preformatted_20_Text"><text:span text:style-name="Source_20_Text">$array = ["apple", "banana"];</text:span></text:p>
      <text:p text:style-name="Preformatted_20_Text"><text:span text:style-name="Source_20_Text">$index = 1; // A valid index</text:span></text:p>
      <text:p text:style-name="Preformatted_20_Text"><text:span text:style-name="Source_20_Text">$length = 5; // Length larger than the array size</text:span></text:p>
      <text:p text:style-name="Preformatted_20_Text"/>
      <text:p text:style-name="Preformatted_20_Text"><text:span text:style-name="Source_20_Text">// Slicing from index 1 with a length of 5</text:span></text:p>
      <text:p text:style-name="Preformatted_20_Text"><text:span text:style-name="Source_20_Text">$trimmedArray = array_slice($array, $index, $length);</text:span></text:p>
      <text:p text:style-name="Preformatted_20_Text"/>
      <text:p text:style-name="Preformatted_20_Text"><text:span text:style-name="Source_20_Text">print_r($trimmedArray); // Output: ["banana"]</text:span></text:p>
      <text:p text:style-name="P7"><text:span text:style-name="Source_20_Text">?&gt;</text:span></text:p>
      <text:list xml:id="list5717102144334603695" text:style-name="L95">
        <text:list-item>
          <text:p text:style-name="P104">If you request more elements than exist, <text:span text:style-name="Source_20_Text">array_slice()</text:span> will return all available elements from the start index. </text:p>
        </text:list-item>
      </text:list>
      <text:h text:style-name="Heading_20_3" text:outline-level="3">2. <text:span text:style-name="Strong_20_Emphasis">Using </text:span><text:span text:style-name="Strong_20_Emphasis"><text:span text:style-name="Source_20_Text">array_splice()</text:span></text:span></text:h>
      <text:p text:style-name="Text_20_body">The <text:span text:style-name="Source_20_Text">array_splice()</text:span> function modifies the original array and returns a portion of the array, removing elements as specified.</text:p>
      <text:list xml:id="list8583161853543445292" text:style-name="L96">
        <text:list-item>
          <text:p text:style-name="P105"><text:span text:style-name="Strong_20_Emphasis">Behavior</text:span>: Like <text:span text:style-name="Source_20_Text">array_slice()</text:span>, if the <text:span text:style-name="Strong_20_Emphasis">starting index</text:span> exceeds the array size, it will return an empty array and not modify the original array. If the starting index is valid but the length exceeds the remaining elements, it will return as many elements as available. </text:p>
        </text:list-item>
      </text:list>
      <text:h text:style-name="Heading_20_4" text:outline-level="4">Example:</text:h>
      <text:p text:style-name="Preformatted_20_Text"><text:span text:style-name="Source_20_Text">&lt;?php</text:span></text:p>
      <text:p text:style-name="Preformatted_20_Text"><text:span text:style-name="Source_20_Text">$array = ["apple", "banana"];</text:span></text:p>
      <text:p text:style-name="Preformatted_20_Text"><text:span text:style-name="Source_20_Text">$index = 5; // Invalid index (out of range)</text:span></text:p>
      <text:p text:style-name="Preformatted_20_Text"/>
      <text:p text:style-name="Preformatted_20_Text"><text:span text:style-name="Source_20_Text">// Trying to splice from an index larger than array size</text:span></text:p>
      <text:p text:style-name="Preformatted_20_Text"><text:span text:style-name="Source_20_Text">$splicedArray = array_splice($array, $index);</text:span></text:p>
      <text:p text:style-name="Preformatted_20_Text"><text:soft-page-break/></text:p>
      <text:p text:style-name="Preformatted_20_Text"><text:span text:style-name="Source_20_Text">print_r($splicedArray); // Output: []</text:span></text:p>
      <text:p text:style-name="Preformatted_20_Text"><text:span text:style-name="Source_20_Text">print_r($array); // Original array unchanged: ["apple", "banana"]</text:span></text:p>
      <text:p text:style-name="P7"><text:span text:style-name="Source_20_Text">?&gt;</text:span></text:p>
      <text:list xml:id="list5977697644972690268" text:style-name="L97">
        <text:list-item>
          <text:p text:style-name="P106"><text:span text:style-name="Strong_20_Emphasis">Result</text:span>: If the start index exceeds the array size, it won't modify the array and will return an empty array. </text:p>
        </text:list-item>
      </text:list>
      <text:h text:style-name="Heading_20_4" text:outline-level="4">Example with Valid Index But Larger Length:</text:h>
      <text:p text:style-name="Preformatted_20_Text"><text:span text:style-name="Source_20_Text">&lt;?php</text:span></text:p>
      <text:p text:style-name="Preformatted_20_Text"><text:span text:style-name="Source_20_Text">$array = ["apple", "banana"];</text:span></text:p>
      <text:p text:style-name="Preformatted_20_Text"><text:span text:style-name="Source_20_Text">$index = 1; // Valid index</text:span></text:p>
      <text:p text:style-name="Preformatted_20_Text"><text:span text:style-name="Source_20_Text">$length = 5; // Length greater than remaining elements</text:span></text:p>
      <text:p text:style-name="Preformatted_20_Text"/>
      <text:p text:style-name="Preformatted_20_Text"><text:span text:style-name="Source_20_Text">// Splicing from index 1, with a length of 5</text:span></text:p>
      <text:p text:style-name="Preformatted_20_Text"><text:span text:style-name="Source_20_Text">$splicedArray = array_splice($array, $index, $length);</text:span></text:p>
      <text:p text:style-name="Preformatted_20_Text"/>
      <text:p text:style-name="Preformatted_20_Text"><text:span text:style-name="Source_20_Text">print_r($splicedArray); // Output: ["banana"]</text:span></text:p>
      <text:p text:style-name="Preformatted_20_Text"><text:span text:style-name="Source_20_Text">print_r($array); // Original array after splicing: ["apple"]</text:span></text:p>
      <text:p text:style-name="P7"><text:span text:style-name="Source_20_Text">?&gt;</text:span></text:p>
      <text:list xml:id="list695119060441336709" text:style-name="L98">
        <text:list-item>
          <text:p text:style-name="P107"><text:span text:style-name="Strong_20_Emphasis">Result</text:span>: It returns as many elements as available from the specified index (in this case, <text:span text:style-name="Source_20_Text">"banana"</text:span>) and modifies the original array. </text:p>
        </text:list-item>
      </text:list>
      <text:h text:style-name="Heading_20_3" text:outline-level="3">3. <text:span text:style-name="Strong_20_Emphasis">Using </text:span><text:span text:style-name="Strong_20_Emphasis"><text:span text:style-name="Source_20_Text">substr()</text:span></text:span><text:span text:style-name="Strong_20_Emphasis"> for Strings</text:span></text:h>
      <text:p text:style-name="Text_20_body">For <text:span text:style-name="Strong_20_Emphasis">strings</text:span>, if the length or index provided exceeds the string's length, PHP will handle it by returning the string up to its end.</text:p>
      <text:h text:style-name="Heading_20_4" text:outline-level="4">Example:</text:h>
      <text:p text:style-name="Preformatted_20_Text"><text:span text:style-name="Source_20_Text">&lt;?php</text:span></text:p>
      <text:p text:style-name="Preformatted_20_Text"><text:span text:style-name="Source_20_Text">$string = "Hello";</text:span></text:p>
      <text:p text:style-name="Preformatted_20_Text"><text:span text:style-name="Source_20_Text">$index = 10; // Index larger than string length</text:span></text:p>
      <text:p text:style-name="Preformatted_20_Text"/>
      <text:p text:style-name="Preformatted_20_Text"><text:span text:style-name="Source_20_Text">// Trying to get a substring beyond the string's length</text:span></text:p>
      <text:p text:style-name="Preformatted_20_Text"><text:span text:style-name="Source_20_Text">$subString = substr($string, 0, $index);</text:span></text:p>
      <text:p text:style-name="Preformatted_20_Text"/>
      <text:p text:style-name="Preformatted_20_Text"><text:span text:style-name="Source_20_Text">echo $subString; // Output: "Hello"</text:span></text:p>
      <text:p text:style-name="P7"><text:span text:style-name="Source_20_Text">?&gt;</text:span></text:p>
      <text:list xml:id="list5009898371112331940" text:style-name="L99">
        <text:list-item>
          <text:p text:style-name="P108"><text:span text:style-name="Strong_20_Emphasis">Behavior</text:span>: Since the length specified (<text:span text:style-name="Source_20_Text">$index = 10</text:span>) is larger than the string length, <text:span text:style-name="Source_20_Text">substr()</text:span> will return the entire string. </text:p>
        </text:list-item>
      </text:list>
      <text:h text:style-name="Heading_20_3" text:outline-level="3">General Rule:</text:h>
      <text:list xml:id="list5568131672153694434" text:style-name="L100">
        <text:list-item>
          <text:p text:style-name="P217"><text:span text:style-name="Strong_20_Emphasis">For Arrays</text:span>: </text:p>
          <text:list>
            <text:list-item>
              <text:p text:style-name="P217">If the <text:span text:style-name="Strong_20_Emphasis">starting index</text:span> is greater than or equal to the array size, functions like <text:span text:style-name="Source_20_Text">array_slice()</text:span> and <text:span text:style-name="Source_20_Text">array_splice()</text:span> return an empty array. </text:p>
            </text:list-item>
            <text:list-item>
              <text:p text:style-name="P217">If the <text:span text:style-name="Strong_20_Emphasis">starting index</text:span> is valid, but the <text:span text:style-name="Strong_20_Emphasis">length</text:span> exceeds the remaining elements, the function will return as many elements as are available. </text:p>
            </text:list-item>
          </text:list>
        </text:list-item>
        <text:list-item>
          <text:p text:style-name="P217"><text:span text:style-name="Strong_20_Emphasis">For Strings</text:span>: </text:p>
          <text:list>
            <text:list-item>
              <text:p text:style-name="P109">If the length exceeds the actual string length, <text:span text:style-name="Source_20_Text">substr()</text:span> will simply return the entire string (no error). </text:p>
            </text:list-item>
          </text:list>
        </text:list-item>
      </text:list>
      <text:h text:style-name="Heading_20_3" text:outline-level="3"><text:soft-page-break/>Conclusion:</text:h>
      <text:p text:style-name="Text_20_body">If an array has fewer elements than the specified index or length, PHP will generally <text:span text:style-name="Strong_20_Emphasis">return an empty result</text:span> or the maximum number of available elements. Functions like <text:span text:style-name="Source_20_Text">array_slice()</text:span> and <text:span text:style-name="Source_20_Text">array_splice()</text:span> handle this gracefully without throwing errors, but you can always <text:span text:style-name="Strong_20_Emphasis">check the array length</text:span> beforehand if needed to ensure valid behavior.</text:p>
      <text:p text:style-name="Text_20_body">Let me know if you need further clarification or examples!</text:p>
      <text:p text:style-name="P5">"Please set your User-Agent header to identify your application. Anonymous requests are not allowed". getting this error in access news api </text:p>
      <text:p text:style-name="P5"/>
      <text:p text:style-name="P2">The error message <text:span text:style-name="Strong_20_Emphasis">"Please set your User-Agent header to identify your application. Anonymous requests are not allowed."</text:span> typically means that the API you are trying to access requires you to send a <text:span text:style-name="Strong_20_Emphasis">User-Agent header</text:span> along with your request to identify your application or script. This is a common security measure to prevent abuse and to monitor API usage.</text:p>
      <text:h text:style-name="Heading_20_3" text:outline-level="3">What is a User-Agent Header?</text:h>
      <text:p text:style-name="Text_20_body">The <text:span text:style-name="Strong_20_Emphasis">User-Agent</text:span> header is a part of the HTTP request that identifies the client (such as a browser or a script) making the request. It often includes information about the software making the request (like the browser or the application), the version, and sometimes the platform.</text:p>
      <text:p text:style-name="Text_20_body">For example, a User-Agent might look like this:</text:p>
      <text:p text:style-name="P7"><text:span text:style-name="Source_20_Text">Mozilla/5.0 (Windows NT 10.0; Win64; x64) AppleWebKit/537.36 (KHTML, like Gecko) Chrome/91.0.4472.124 Safari/537.36</text:span></text:p>
      <text:h text:style-name="Heading_20_3" text:outline-level="3">How to Add the User-Agent Header in Your Request</text:h>
      <text:p text:style-name="Text_20_body">The specific way to add a <text:span text:style-name="Strong_20_Emphasis">User-Agent header</text:span> depends on the programming language or tool you're using to make the API request. Below are examples for common use cases.</text:p>
      <text:h text:style-name="Heading_20_3" text:outline-level="3">1. <text:span text:style-name="Strong_20_Emphasis">Using cURL in PHP</text:span></text:h>
      <text:p text:style-name="Text_20_body">If you're using <text:span text:style-name="Strong_20_Emphasis">cURL</text:span> in PHP to make the request, you can add a <text:span text:style-name="Strong_20_Emphasis">User-Agent header</text:span> like this:</text:p>
      <text:p text:style-name="Preformatted_20_Text"><text:span text:style-name="Source_20_Text">&lt;?php</text:span></text:p>
      <text:p text:style-name="Preformatted_20_Text"><text:span text:style-name="Source_20_Text">$url = 'https://api.example.com/news'; // Replace with your API URL</text:span></text:p>
      <text:p text:style-name="Preformatted_20_Text"/>
      <text:p text:style-name="Preformatted_20_Text"><text:span text:style-name="Source_20_Text">// Initialize cURL</text:span></text:p>
      <text:p text:style-name="Preformatted_20_Text"><text:span text:style-name="Source_20_Text">$ch = curl_init($url);</text:span></text:p>
      <text:p text:style-name="Preformatted_20_Text"/>
      <text:p text:style-name="Preformatted_20_Text"><text:span text:style-name="Source_20_Text">// Set User-Agent header</text:span></text:p>
      <text:p text:style-name="Preformatted_20_Text"><text:span text:style-name="Source_20_Text">curl_setopt($ch, CURLOPT_HTTPHEADER, array(</text:span></text:p>
      <text:p text:style-name="Preformatted_20_Text"><text:span text:style-name="Source_20_Text"><text:s text:c="4"/>'User-Agent: MyNewsApp/1.0 (http://www.mywebsite.com)'</text:span></text:p>
      <text:p text:style-name="Preformatted_20_Text"><text:span text:style-name="Source_20_Text">));</text:span></text:p>
      <text:p text:style-name="Preformatted_20_Text"/>
      <text:p text:style-name="Preformatted_20_Text"><text:span text:style-name="Source_20_Text">// Execute the request</text:span></text:p>
      <text:p text:style-name="Preformatted_20_Text"><text:span text:style-name="Source_20_Text">$response = curl_exec($ch);</text:span></text:p>
      <text:p text:style-name="Preformatted_20_Text"/>
      <text:p text:style-name="Preformatted_20_Text"><text:span text:style-name="Source_20_Text">// Check for errors</text:span></text:p>
      <text:p text:style-name="Preformatted_20_Text"><text:span text:style-name="Source_20_Text">if(curl_errno($ch)) {</text:span></text:p>
      <text:p text:style-name="Preformatted_20_Text"><text:span text:style-name="Source_20_Text"><text:s text:c="4"/>echo 'Error:' . curl_error($ch);</text:span></text:p>
      <text:p text:style-name="Preformatted_20_Text"><text:span text:style-name="Source_20_Text">} else {</text:span></text:p>
      <text:p text:style-name="Preformatted_20_Text"><text:span text:style-name="Source_20_Text"><text:s text:c="4"/>echo $response;</text:span></text:p>
      <text:p text:style-name="Preformatted_20_Text"><text:span text:style-name="Source_20_Text">}</text:span></text:p>
      <text:p text:style-name="Preformatted_20_Text"/>
      <text:p text:style-name="Preformatted_20_Text"><text:span text:style-name="Source_20_Text">// Close the cURL session</text:span></text:p>
      <text:p text:style-name="Preformatted_20_Text"><text:soft-page-break/><text:span text:style-name="Source_20_Text">curl_close($ch);</text:span></text:p>
      <text:p text:style-name="P7"><text:span text:style-name="Source_20_Text">?&gt;</text:span></text:p>
      <text:h text:style-name="Heading_20_3" text:outline-level="3">Explanation:</text:h>
      <text:list xml:id="list2974312039276646789" text:style-name="L101">
        <text:list-item>
          <text:p text:style-name="P218"><text:span text:style-name="Strong_20_Emphasis"><text:span text:style-name="Source_20_Text">curl_setopt($ch, CURLOPT_HTTPHEADER, array('User-Agent: MyNewsApp/1.0 (http://www.mywebsite.com)'));</text:span></text:span> </text:p>
          <text:list>
            <text:list-item>
              <text:p text:style-name="P110">This line sets the <text:span text:style-name="Strong_20_Emphasis">User-Agent header</text:span>. You can replace <text:span text:style-name="Source_20_Text">MyNewsApp/1.0</text:span> with the name of your app and provide an optional URL for more identification (e.g., a website or documentation link). </text:p>
            </text:list-item>
          </text:list>
        </text:list-item>
      </text:list>
      <text:h text:style-name="Heading_20_3" text:outline-level="3">2. <text:span text:style-name="Strong_20_Emphasis">Using JavaScript (Fetch API)</text:span></text:h>
      <text:p text:style-name="Text_20_body">If you're making the API request in JavaScript (using <text:span text:style-name="Source_20_Text">fetch</text:span>), you can include the <text:span text:style-name="Strong_20_Emphasis">User-Agent header</text:span> as follows:</text:p>
      <text:p text:style-name="Preformatted_20_Text"><text:span text:style-name="Source_20_Text">fetch('https://api.example.com/news', {</text:span></text:p>
      <text:p text:style-name="Preformatted_20_Text"><text:span text:style-name="Source_20_Text"><text:s text:c="4"/>method: 'GET',</text:span></text:p>
      <text:p text:style-name="Preformatted_20_Text"><text:span text:style-name="Source_20_Text"><text:s text:c="4"/>headers: {</text:span></text:p>
      <text:p text:style-name="Preformatted_20_Text"><text:span text:style-name="Source_20_Text"><text:s text:c="8"/>'User-Agent': 'MyNewsApp/1.0 (http://www.mywebsite.com)'</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hen(response =&gt; response.json())</text:span></text:p>
      <text:p text:style-name="Preformatted_20_Text"><text:span text:style-name="Source_20_Text">.then(data =&gt; console.log(data))</text:span></text:p>
      <text:p text:style-name="P7"><text:span text:style-name="Source_20_Text">.catch(error =&gt; console.error('Error:', error));</text:span></text:p>
      <text:h text:style-name="Heading_20_3" text:outline-level="3">Explanation:</text:h>
      <text:list xml:id="list8276299017538942113" text:style-name="L102">
        <text:list-item>
          <text:p text:style-name="P219"><text:span text:style-name="Strong_20_Emphasis"><text:span text:style-name="Source_20_Text">'User-Agent': 'MyNewsApp/1.0 (http://www.mywebsite.com)'</text:span></text:span>: </text:p>
          <text:list>
            <text:list-item>
              <text:p text:style-name="P111">Here, you're setting the <text:span text:style-name="Strong_20_Emphasis">User-Agent</text:span> to identify the client. </text:p>
            </text:list-item>
          </text:list>
        </text:list-item>
      </text:list>
      <text:h text:style-name="Heading_20_3" text:outline-level="3">3. <text:span text:style-name="Strong_20_Emphasis">Using Python (requests library)</text:span></text:h>
      <text:p text:style-name="Text_20_body">If you're using Python to make the request, you can add the <text:span text:style-name="Strong_20_Emphasis">User-Agent</text:span> header like this:</text:p>
      <text:p text:style-name="Preformatted_20_Text"><text:span text:style-name="Source_20_Text">import requests</text:span></text:p>
      <text:p text:style-name="Preformatted_20_Text"/>
      <text:p text:style-name="Preformatted_20_Text"><text:span text:style-name="Source_20_Text">url = 'https://api.example.com/news' <text:s/># Replace with your API URL</text:span></text:p>
      <text:p text:style-name="Preformatted_20_Text"/>
      <text:p text:style-name="Preformatted_20_Text"><text:span text:style-name="Source_20_Text">headers = {</text:span></text:p>
      <text:p text:style-name="Preformatted_20_Text"><text:span text:style-name="Source_20_Text"><text:s text:c="4"/>'User-Agent': 'MyNewsApp/1.0 (http://www.mywebsite.com)'</text:span></text:p>
      <text:p text:style-name="Preformatted_20_Text"><text:span text:style-name="Source_20_Text">}</text:span></text:p>
      <text:p text:style-name="Preformatted_20_Text"/>
      <text:p text:style-name="Preformatted_20_Text"><text:span text:style-name="Source_20_Text">response = requests.get(url, headers=headers)</text:span></text:p>
      <text:p text:style-name="Preformatted_20_Text"/>
      <text:p text:style-name="P7"><text:span text:style-name="Source_20_Text">print(response.json())</text:span></text:p>
      <text:h text:style-name="Heading_20_3" text:outline-level="3">Explanation:</text:h>
      <text:list xml:id="list1503038519541870939" text:style-name="L103">
        <text:list-item>
          <text:p text:style-name="P220"><text:span text:style-name="Strong_20_Emphasis"><text:span text:style-name="Source_20_Text">'User-Agent': 'MyNewsApp/1.0 (http://www.mywebsite.com)'</text:span></text:span>: </text:p>
          <text:list>
            <text:list-item>
              <text:p text:style-name="P112">This sets the <text:span text:style-name="Strong_20_Emphasis">User-Agent</text:span> header for your request in Python using the <text:span text:style-name="Source_20_Text">requests</text:span> library. </text:p>
            </text:list-item>
          </text:list>
        </text:list-item>
      </text:list>
      <text:h text:style-name="Heading_20_3" text:outline-level="3"><text:soft-page-break/>4. <text:span text:style-name="Strong_20_Emphasis">Using Postman (or similar tools)</text:span></text:h>
      <text:p text:style-name="Text_20_body">If you're testing the API with tools like <text:span text:style-name="Strong_20_Emphasis">Postman</text:span>, you can manually set the <text:span text:style-name="Strong_20_Emphasis">User-Agent header</text:span>:</text:p>
      <text:list xml:id="list7452537299901488833" text:style-name="L104">
        <text:list-item>
          <text:p text:style-name="P221">Go to the "Headers" tab. </text:p>
        </text:list-item>
        <text:list-item>
          <text:p text:style-name="P221">Add a new header: </text:p>
          <text:list>
            <text:list-item>
              <text:p text:style-name="P221"><text:span text:style-name="Strong_20_Emphasis">Key</text:span>: <text:span text:style-name="Source_20_Text">User-Agent</text:span> </text:p>
            </text:list-item>
            <text:list-item>
              <text:p text:style-name="P113"><text:span text:style-name="Strong_20_Emphasis">Value</text:span>: <text:span text:style-name="Source_20_Text">MyNewsApp/1.0 (http://www.mywebsite.com)</text:span> (or any appropriate value for your app). </text:p>
            </text:list-item>
          </text:list>
        </text:list-item>
      </text:list>
      <text:h text:style-name="Heading_20_3" text:outline-level="3">5. <text:span text:style-name="Strong_20_Emphasis">General Best Practices for User-Agent</text:span></text:h>
      <text:p text:style-name="Text_20_body">When specifying your <text:span text:style-name="Strong_20_Emphasis">User-Agent</text:span> header:</text:p>
      <text:list xml:id="list5822482068148476815" text:style-name="L105">
        <text:list-item>
          <text:p text:style-name="P222"><text:span text:style-name="Strong_20_Emphasis">Use a descriptive name</text:span>: Identify your application and version (e.g., <text:span text:style-name="Source_20_Text">MyNewsApp/1.0</text:span>). </text:p>
        </text:list-item>
        <text:list-item>
          <text:p text:style-name="P222"><text:span text:style-name="Strong_20_Emphasis">Optionally include a website or contact URL</text:span>: This is often used for identifying the developer and providing a way for the API provider to reach you in case of misuse or other issues. </text:p>
        </text:list-item>
        <text:list-item>
          <text:p text:style-name="P114">Ensure that your User-Agent is <text:span text:style-name="Strong_20_Emphasis">meaningful and legitimate</text:span>. APIs may block requests if the User-Agent looks suspicious (e.g., too generic or blank). </text:p>
        </text:list-item>
      </text:list>
      <text:h text:style-name="Heading_20_3" text:outline-level="3">Conclusion</text:h>
      <text:p text:style-name="Text_20_body">To fix the error, simply include a <text:span text:style-name="Strong_20_Emphasis">User-Agent header</text:span> in your request with a value that identifies your application. The exact method for setting the header depends on the tool or language you're using to access the API.</text:p>
      <text:p text:style-name="Text_20_body">Let me know if you need any further assistance!</text:p>
      <text:p text:style-name="P5">I am using wp_remote get </text:p>
      <text:p text:style-name="P5"/>
      <text:p text:style-name="P2">If you're using the <text:span text:style-name="Source_20_Text">wp_remote_get()</text:span> function in WordPress to make API requests, you can include the <text:span text:style-name="Strong_20_Emphasis">User-Agent header</text:span> by passing it through the <text:span text:style-name="Source_20_Text">headers</text:span> argument. Here's how you can do it:</text:p>
      <text:h text:style-name="Heading_20_3" text:outline-level="3">Example: Using <text:span text:style-name="Source_20_Text">wp_remote_get()</text:span> with a User-Agent Header</text:h>
      <text:p text:style-name="Preformatted_20_Text"><text:span text:style-name="Source_20_Text">&lt;?php</text:span></text:p>
      <text:p text:style-name="Preformatted_20_Text"/>
      <text:p text:style-name="Preformatted_20_Text"><text:span text:style-name="Source_20_Text">// Define the URL of the API you're requesting</text:span></text:p>
      <text:p text:style-name="Preformatted_20_Text"><text:span text:style-name="Source_20_Text">$url = 'https://api.example.com/news'; // Replace with the actual API URL</text:span></text:p>
      <text:p text:style-name="Preformatted_20_Text"/>
      <text:p text:style-name="Preformatted_20_Text"><text:span text:style-name="Source_20_Text">// Define the headers including the User-Agent</text:span></text:p>
      <text:p text:style-name="Preformatted_20_Text"><text:span text:style-name="Source_20_Text">$args = array(</text:span></text:p>
      <text:p text:style-name="Preformatted_20_Text"><text:span text:style-name="Source_20_Text"><text:s text:c="4"/>'headers' =&gt; array(</text:span></text:p>
      <text:p text:style-name="Preformatted_20_Text"><text:span text:style-name="Source_20_Text"><text:s text:c="8"/>'User-Agent' =&gt; 'MyNewsApp/1.0 (http://www.mywebsite.com)'</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Make the GET request with wp_remote_get</text:span></text:p>
      <text:p text:style-name="Preformatted_20_Text"><text:span text:style-name="Source_20_Text">$response = wp_remote_get($url, $args);</text:span></text:p>
      <text:p text:style-name="Preformatted_20_Text"/>
      <text:p text:style-name="Preformatted_20_Text"><text:span text:style-name="Source_20_Text">// Check if the request was successful</text:span></text:p>
      <text:p text:style-name="Preformatted_20_Text"><text:span text:style-name="Source_20_Text">if (is_wp_error($response)) {</text:span></text:p>
      <text:p text:style-name="Preformatted_20_Text"><text:span text:style-name="Source_20_Text"><text:s text:c="4"/>$error_message = $response-&gt;get_error_message();</text:span></text:p>
      <text:p text:style-name="Preformatted_20_Text"><text:span text:style-name="Source_20_Text"><text:s text:c="4"/>echo "There was an error: $error_message";</text:span></text:p>
      <text:p text:style-name="Preformatted_20_Text"><text:span text:style-name="Source_20_Text">} else {</text:span></text:p>
      <text:p text:style-name="Preformatted_20_Text"><text:span text:style-name="Source_20_Text"><text:s text:c="4"/>// The response is successful, handle the data</text:span></text:p>
      <text:p text:style-name="Preformatted_20_Text"><text:soft-page-break/><text:span text:style-name="Source_20_Text"><text:s text:c="4"/>$data = wp_remote_retrieve_body($response);</text:span></text:p>
      <text:p text:style-name="Preformatted_20_Text"><text:span text:style-name="Source_20_Text"><text:s text:c="4"/>$data_array = json_decode($data, true);</text:span></text:p>
      <text:p text:style-name="Preformatted_20_Text"><text:span text:style-name="Source_20_Text"><text:s text:c="4"/></text:span></text:p>
      <text:p text:style-name="Preformatted_20_Text"><text:span text:style-name="Source_20_Text"><text:s text:c="4"/>// Output or process the response data</text:span></text:p>
      <text:p text:style-name="Preformatted_20_Text"><text:span text:style-name="Source_20_Text"><text:s text:c="4"/>echo '&lt;pre&gt;';</text:span></text:p>
      <text:p text:style-name="Preformatted_20_Text"><text:span text:style-name="Source_20_Text"><text:s text:c="4"/>print_r($data_array);</text:span></text:p>
      <text:p text:style-name="Preformatted_20_Text"><text:span text:style-name="Source_20_Text"><text:s text:c="4"/>echo '&lt;/pre&gt;';</text:span></text:p>
      <text:p text:style-name="Preformatted_20_Text"><text:span text:style-name="Source_20_Text">}</text:span></text:p>
      <text:p text:style-name="P7"><text:span text:style-name="Source_20_Text">?&gt;</text:span></text:p>
      <text:h text:style-name="Heading_20_3" text:outline-level="3">Explanation:</text:h>
      <text:list xml:id="list9204291095234641436" text:style-name="L106">
        <text:list-item>
          <text:p text:style-name="P115"><text:span text:style-name="Strong_20_Emphasis"><text:span text:style-name="Source_20_Text">wp_remote_get($url, $args)</text:span></text:span>:</text:p>
          <text:list>
            <text:list-item>
              <text:p text:style-name="P223">This is the WordPress function used to make the GET request to the specified URL. <text:span text:style-name="Source_20_Text">$args</text:span> contains the additional arguments, including headers. </text:p>
            </text:list-item>
          </text:list>
        </text:list-item>
        <text:list-item>
          <text:p text:style-name="P115"><text:span text:style-name="Strong_20_Emphasis"><text:span text:style-name="Source_20_Text">'headers' =&gt; array('User-Agent' =&gt; 'MyNewsApp/1.0 (http://www.mywebsite.com)')</text:span></text:span>:</text:p>
          <text:list>
            <text:list-item>
              <text:p text:style-name="P223">This specifies the <text:span text:style-name="Strong_20_Emphasis">User-Agent header</text:span>. Replace <text:span text:style-name="Source_20_Text">'MyNewsApp/1.0 (http://www.mywebsite.com)'</text:span> with the appropriate identifier for your application. </text:p>
            </text:list-item>
          </text:list>
        </text:list-item>
        <text:list-item>
          <text:p text:style-name="P115"><text:span text:style-name="Strong_20_Emphasis">Error Handling</text:span>:</text:p>
          <text:list>
            <text:list-item>
              <text:p text:style-name="P223">If the request fails, the <text:span text:style-name="Source_20_Text">is_wp_error($response)</text:span> check will help you catch and handle errors. </text:p>
            </text:list-item>
            <text:list-item>
              <text:p text:style-name="P223">If the request is successful, the response body is retrieved using <text:span text:style-name="Source_20_Text">wp_remote_retrieve_body()</text:span>. </text:p>
            </text:list-item>
          </text:list>
        </text:list-item>
        <text:list-item>
          <text:p text:style-name="P115"><text:span text:style-name="Strong_20_Emphasis">JSON Decoding</text:span>:</text:p>
          <text:list>
            <text:list-item>
              <text:p text:style-name="P115">Assuming the API returns data in JSON format, <text:span text:style-name="Source_20_Text">json_decode()</text:span> is used to convert the JSON string into a PHP array for easier processing. </text:p>
            </text:list-item>
          </text:list>
        </text:list-item>
      </text:list>
      <text:h text:style-name="Heading_20_3" text:outline-level="3">Notes:</text:h>
      <text:list xml:id="list5155884782257824599" text:style-name="L107">
        <text:list-item>
          <text:p text:style-name="P224">Ensure that you provide a valid <text:span text:style-name="Strong_20_Emphasis">User-Agent string</text:span> that identifies your application. </text:p>
        </text:list-item>
        <text:list-item>
          <text:p text:style-name="P116">If you are making multiple API requests, consider adding a <text:span text:style-name="Strong_20_Emphasis">contact URL</text:span> in your User-Agent string (for example, <text:span text:style-name="Source_20_Text">MyNewsApp/1.0 (http://www.mywebsite.com)</text:span>). </text:p>
        </text:list-item>
      </text:list>
      <text:p text:style-name="Text_20_body">Let me know if you need any further clarification!</text:p>
      <text:p text:style-name="P6"/>
      <text:p text:style-name="P5">how to check if something is null in php </text:p>
      <text:p text:style-name="P5"/>
      <text:p text:style-name="P2">In PHP, to check if a variable is <text:span text:style-name="Source_20_Text">null</text:span>, you can use the <text:span text:style-name="Source_20_Text">is_null()</text:span> function or simply use a strict comparison (<text:span text:style-name="Source_20_Text">===</text:span>). Below are the methods for checking if something is <text:span text:style-name="Source_20_Text">null</text:span>:</text:p>
      <text:h text:style-name="Heading_20_3" text:outline-level="3">1. <text:span text:style-name="Strong_20_Emphasis">Using </text:span><text:span text:style-name="Strong_20_Emphasis"><text:span text:style-name="Source_20_Text">is_null()</text:span></text:span><text:span text:style-name="Strong_20_Emphasis"> function</text:span></text:h>
      <text:p text:style-name="Text_20_body">The <text:span text:style-name="Source_20_Text">is_null()</text:span> function returns <text:span text:style-name="Source_20_Text">true</text:span> if the variable is <text:span text:style-name="Source_20_Text">null</text:span>, and <text:span text:style-name="Source_20_Text">false</text:span> otherwise.</text:p>
      <text:h text:style-name="Heading_20_4" text:outline-level="4">Example:</text:h>
      <text:p text:style-name="Preformatted_20_Text"><text:span text:style-name="Source_20_Text">&lt;?php</text:span></text:p>
      <text:p text:style-name="Preformatted_20_Text"><text:span text:style-name="Source_20_Text">$var = null;</text:span></text:p>
      <text:p text:style-name="Preformatted_20_Text"/>
      <text:p text:style-name="Preformatted_20_Text"><text:soft-page-break/><text:span text:style-name="Source_20_Text">if (is_null($var)) {</text:span></text:p>
      <text:p text:style-name="Preformatted_20_Text"><text:span text:style-name="Source_20_Text"><text:s text:c="4"/>echo "The variable is null.";</text:span></text:p>
      <text:p text:style-name="Preformatted_20_Text"><text:span text:style-name="Source_20_Text">} else {</text:span></text:p>
      <text:p text:style-name="Preformatted_20_Text"><text:span text:style-name="Source_20_Text"><text:s text:c="4"/>echo "The variable is not null.";</text:span></text:p>
      <text:p text:style-name="Preformatted_20_Text"><text:span text:style-name="Source_20_Text">}</text:span></text:p>
      <text:p text:style-name="P7"><text:span text:style-name="Source_20_Text">?&gt;</text:span></text:p>
      <text:h text:style-name="Heading_20_3" text:outline-level="3">2. <text:span text:style-name="Strong_20_Emphasis">Using strict comparison (</text:span><text:span text:style-name="Strong_20_Emphasis"><text:span text:style-name="Source_20_Text">===</text:span></text:span><text:span text:style-name="Strong_20_Emphasis">)</text:span></text:h>
      <text:p text:style-name="Text_20_body">You can also check if a variable is strictly equal to <text:span text:style-name="Source_20_Text">null</text:span> using the <text:span text:style-name="Source_20_Text">===</text:span> operator. This is a strict comparison, meaning it will check both the value and the type.</text:p>
      <text:h text:style-name="Heading_20_4" text:outline-level="4">Example:</text:h>
      <text:p text:style-name="Preformatted_20_Text"><text:span text:style-name="Source_20_Text">&lt;?php</text:span></text:p>
      <text:p text:style-name="Preformatted_20_Text"><text:span text:style-name="Source_20_Text">$var = null;</text:span></text:p>
      <text:p text:style-name="Preformatted_20_Text"/>
      <text:p text:style-name="Preformatted_20_Text"><text:span text:style-name="Source_20_Text">if ($var === null) {</text:span></text:p>
      <text:p text:style-name="Preformatted_20_Text"><text:span text:style-name="Source_20_Text"><text:s text:c="4"/>echo "The variable is null.";</text:span></text:p>
      <text:p text:style-name="Preformatted_20_Text"><text:span text:style-name="Source_20_Text">} else {</text:span></text:p>
      <text:p text:style-name="Preformatted_20_Text"><text:span text:style-name="Source_20_Text"><text:s text:c="4"/>echo "The variable is not null.";</text:span></text:p>
      <text:p text:style-name="Preformatted_20_Text"><text:span text:style-name="Source_20_Text">}</text:span></text:p>
      <text:p text:style-name="P7"><text:span text:style-name="Source_20_Text">?&gt;</text:span></text:p>
      <text:h text:style-name="Heading_20_3" text:outline-level="3">3. <text:span text:style-name="Strong_20_Emphasis">When Checking for </text:span><text:span text:style-name="Strong_20_Emphasis"><text:span text:style-name="Source_20_Text">null</text:span></text:span><text:span text:style-name="Strong_20_Emphasis"> in an Object Property or Array</text:span></text:h>
      <text:p text:style-name="Text_20_body">If you're dealing with an object property or array element, you can use <text:span text:style-name="Source_20_Text">isset()</text:span> or a strict comparison (<text:span text:style-name="Source_20_Text">=== null</text:span>) to check if it is <text:span text:style-name="Source_20_Text">null</text:span>.</text:p>
      <text:h text:style-name="Heading_20_4" text:outline-level="4">Example with Object:</text:h>
      <text:p text:style-name="Preformatted_20_Text"><text:span text:style-name="Source_20_Text">&lt;?php</text:span></text:p>
      <text:p text:style-name="Preformatted_20_Text"><text:span text:style-name="Source_20_Text">class MyClass {</text:span></text:p>
      <text:p text:style-name="Preformatted_20_Text"><text:span text:style-name="Source_20_Text"><text:s text:c="4"/>public $myVar = null;</text:span></text:p>
      <text:p text:style-name="Preformatted_20_Text"><text:span text:style-name="Source_20_Text">}</text:span></text:p>
      <text:p text:style-name="Preformatted_20_Text"/>
      <text:p text:style-name="Preformatted_20_Text"><text:span text:style-name="Source_20_Text">$obj = new MyClass();</text:span></text:p>
      <text:p text:style-name="Preformatted_20_Text"/>
      <text:p text:style-name="Preformatted_20_Text"><text:span text:style-name="Source_20_Text">if ($obj-&gt;myVar === null) {</text:span></text:p>
      <text:p text:style-name="Preformatted_20_Text"><text:span text:style-name="Source_20_Text"><text:s text:c="4"/>echo "The object property is null.";</text:span></text:p>
      <text:p text:style-name="Preformatted_20_Text"><text:span text:style-name="Source_20_Text">} else {</text:span></text:p>
      <text:p text:style-name="Preformatted_20_Text"><text:span text:style-name="Source_20_Text"><text:s text:c="4"/>echo "The object property is not null.";</text:span></text:p>
      <text:p text:style-name="Preformatted_20_Text"><text:span text:style-name="Source_20_Text">}</text:span></text:p>
      <text:p text:style-name="P7"><text:span text:style-name="Source_20_Text">?&gt;</text:span></text:p>
      <text:h text:style-name="Heading_20_4" text:outline-level="4">Example with Array:</text:h>
      <text:p text:style-name="Preformatted_20_Text"><text:span text:style-name="Source_20_Text">&lt;?php</text:span></text:p>
      <text:p text:style-name="Preformatted_20_Text"><text:span text:style-name="Source_20_Text">$array = ['key' =&gt; null];</text:span></text:p>
      <text:p text:style-name="Preformatted_20_Text"/>
      <text:p text:style-name="Preformatted_20_Text"><text:span text:style-name="Source_20_Text">if ($array['key'] === null) {</text:span></text:p>
      <text:p text:style-name="Preformatted_20_Text"><text:span text:style-name="Source_20_Text"><text:s text:c="4"/>echo "The array element is null.";</text:span></text:p>
      <text:p text:style-name="Preformatted_20_Text"><text:span text:style-name="Source_20_Text">} else {</text:span></text:p>
      <text:p text:style-name="Preformatted_20_Text"><text:span text:style-name="Source_20_Text"><text:s text:c="4"/>echo "The array element is not null.";</text:span></text:p>
      <text:p text:style-name="Preformatted_20_Text"><text:span text:style-name="Source_20_Text">}</text:span></text:p>
      <text:p text:style-name="P7"><text:span text:style-name="Source_20_Text">?&gt;</text:span></text:p>
      <text:h text:style-name="Heading_20_3" text:outline-level="3"><text:soft-page-break/>4. <text:span text:style-name="Strong_20_Emphasis">Difference between </text:span><text:span text:style-name="Strong_20_Emphasis"><text:span text:style-name="Source_20_Text">null</text:span></text:span><text:span text:style-name="Strong_20_Emphasis">, </text:span><text:span text:style-name="Strong_20_Emphasis"><text:span text:style-name="Source_20_Text">unset()</text:span></text:span><text:span text:style-name="Strong_20_Emphasis">, and </text:span><text:span text:style-name="Strong_20_Emphasis"><text:span text:style-name="Source_20_Text">empty()</text:span></text:span></text:h>
      <text:list xml:id="list1838671011751885745" text:style-name="L108">
        <text:list-item>
          <text:p text:style-name="P225"><text:span text:style-name="Strong_20_Emphasis"><text:span text:style-name="Source_20_Text">null</text:span></text:span>: Represents no value or no object. A variable explicitly set to <text:span text:style-name="Source_20_Text">null</text:span>. </text:p>
        </text:list-item>
        <text:list-item>
          <text:p text:style-name="P225"><text:span text:style-name="Strong_20_Emphasis"><text:span text:style-name="Source_20_Text">unset()</text:span></text:span>: Used to destroy a variable. It’s no longer set or exists. </text:p>
        </text:list-item>
        <text:list-item>
          <text:p text:style-name="P117"><text:span text:style-name="Strong_20_Emphasis"><text:span text:style-name="Source_20_Text">empty()</text:span></text:span>: Checks if a variable is empty (which includes <text:span text:style-name="Source_20_Text">null</text:span>, <text:span text:style-name="Source_20_Text">false</text:span>, <text:span text:style-name="Source_20_Text">0</text:span>, empty strings, empty arrays, etc.). However, it’s more lenient, checking if the variable has an empty value, not specifically if it’s <text:span text:style-name="Source_20_Text">null</text:span>. </text:p>
        </text:list-item>
      </text:list>
      <text:h text:style-name="Heading_20_4" text:outline-level="4">Example with <text:span text:style-name="Source_20_Text">empty()</text:span>:</text:h>
      <text:p text:style-name="Preformatted_20_Text"><text:span text:style-name="Source_20_Text">&lt;?php</text:span></text:p>
      <text:p text:style-name="Preformatted_20_Text"><text:span text:style-name="Source_20_Text">$var = null;</text:span></text:p>
      <text:p text:style-name="Preformatted_20_Text"/>
      <text:p text:style-name="Preformatted_20_Text"><text:span text:style-name="Source_20_Text">if (empty($var)) {</text:span></text:p>
      <text:p text:style-name="Preformatted_20_Text"><text:span text:style-name="Source_20_Text"><text:s text:c="4"/>echo "The variable is empty or null.";</text:span></text:p>
      <text:p text:style-name="Preformatted_20_Text"><text:span text:style-name="Source_20_Text">} else {</text:span></text:p>
      <text:p text:style-name="Preformatted_20_Text"><text:span text:style-name="Source_20_Text"><text:s text:c="4"/>echo "The variable is not empty.";</text:span></text:p>
      <text:p text:style-name="Preformatted_20_Text"><text:span text:style-name="Source_20_Text">}</text:span></text:p>
      <text:p text:style-name="P7"><text:span text:style-name="Source_20_Text">?&gt;</text:span></text:p>
      <text:h text:style-name="Heading_20_3" text:outline-level="3">Summary of Methods:</text:h>
      <text:list xml:id="list3811412234594989017" text:style-name="L109">
        <text:list-item>
          <text:p text:style-name="P226"><text:span text:style-name="Strong_20_Emphasis"><text:span text:style-name="Source_20_Text">is_null($var)</text:span></text:span>: Checks if a variable is <text:span text:style-name="Source_20_Text">null</text:span>. </text:p>
        </text:list-item>
        <text:list-item>
          <text:p text:style-name="P226"><text:span text:style-name="Strong_20_Emphasis"><text:span text:style-name="Source_20_Text">$var === null</text:span></text:span>: Strict comparison to check if the variable is exactly <text:span text:style-name="Source_20_Text">null</text:span>. </text:p>
        </text:list-item>
        <text:list-item>
          <text:p text:style-name="P226"><text:span text:style-name="Strong_20_Emphasis"><text:span text:style-name="Source_20_Text">empty($var)</text:span></text:span>: Checks if a variable is empty (e.g., <text:span text:style-name="Source_20_Text">null</text:span>, <text:span text:style-name="Source_20_Text">false</text:span>, <text:span text:style-name="Source_20_Text">0</text:span>, etc.). </text:p>
        </text:list-item>
        <text:list-item>
          <text:p text:style-name="P118"><text:span text:style-name="Strong_20_Emphasis"><text:span text:style-name="Source_20_Text">isset($var)</text:span></text:span>: Checks if a variable is set and not <text:span text:style-name="Source_20_Text">null</text:span>. </text:p>
        </text:list-item>
      </text:list>
      <text:h text:style-name="Heading_20_3" text:outline-level="3">Conclusion:</text:h>
      <text:p text:style-name="Text_20_body">For specifically checking if a variable is <text:span text:style-name="Source_20_Text">null</text:span>, use <text:span text:style-name="Strong_20_Emphasis"><text:span text:style-name="Source_20_Text">is_null()</text:span></text:span> or the <text:span text:style-name="Strong_20_Emphasis"><text:span text:style-name="Source_20_Text">=== null</text:span></text:span> comparison for stricter checks. <text:span text:style-name="Source_20_Text">empty()</text:span> can be used for broader checks but is not ideal for checking specifically for <text:span text:style-name="Source_20_Text">null</text:span>.</text:p>
      <text:p text:style-name="P5">" &lt;img src='".is_null($article-&gt;urlToImage?"https://encrypted-tbn0.gstatic.com/images?q=tbn:ANd9GcQaSfEGYpu8XV6q-JMyVkcAO7XXqrcG2vMtCg&amp;s":$article-&gt;urlToImage."' alt='News" what mistake i am doing there </text:p>
      <text:p text:style-name="P5"/>
      <text:p text:style-name="P2">It looks like you're trying to conditionally output an image URL in PHP, but there is a mistake in the way you're using the ternary operator (<text:span text:style-name="Source_20_Text">? :</text:span>) in your code. The issue lies in the placement of parentheses and the string concatenation.</text:p>
      <text:p text:style-name="Text_20_body">Here's your original code with the issue:</text:p>
      <text:p text:style-name="P7"><text:span text:style-name="Source_20_Text">"&lt;img src='".is_null($article-&gt;urlToImage?"https://encrypted-tbn0.gstatic.com/images?q=tbn:ANd9GcQaSfEGYpu8XV6q-JMyVkcAO7XXqrcG2vMtCg&amp;s":$article-&gt;urlToImage."' alt='News"</text:span></text:p>
      <text:h text:style-name="Heading_20_3" text:outline-level="3">What’s wrong:</text:h>
      <text:list xml:id="list1174725745194366434" text:style-name="L110">
        <text:list-item>
          <text:p text:style-name="P119"><text:span text:style-name="Strong_20_Emphasis">Misplaced Parentheses</text:span>: You're applying the <text:span text:style-name="Source_20_Text">is_null()</text:span> function incorrectly. <text:span text:style-name="Source_20_Text">is_null()</text:span> checks if a value is <text:span text:style-name="Source_20_Text">null</text:span>, but you're calling it around the ternary operator in the wrong way. The ternary operator is the one that should have been wrapped in parentheses, not <text:span text:style-name="Source_20_Text">is_null()</text:span>.</text:p>
        </text:list-item>
        <text:list-item>
          <text:p text:style-name="P119"><text:span text:style-name="Strong_20_Emphasis">String Concatenation</text:span>: You are mixing string concatenation and the ternary operator <text:soft-page-break/>incorrectly.</text:p>
        </text:list-item>
      </text:list>
      <text:h text:style-name="Heading_20_3" text:outline-level="3">Corrected Code:</text:h>
      <text:p text:style-name="Text_20_body">You should rewrite the code like this:</text:p>
      <text:p text:style-name="P7"><text:span text:style-name="Source_20_Text">"&lt;img src='" . (is_null($article-&gt;urlToImage) ? "https://encrypted-tbn0.gstatic.com/images?q=tbn:ANd9GcQaSfEGYpu8XV6q-JMyVkcAO7XXqrcG2vMtCg&amp;s" : $article-&gt;urlToImage) . "' alt='News'&gt;"</text:span></text:p>
      <text:h text:style-name="Heading_20_3" text:outline-level="3">Explanation:</text:h>
      <text:list xml:id="list8494676263523297461" text:style-name="L111">
        <text:list-item>
          <text:p text:style-name="P227"><text:span text:style-name="Strong_20_Emphasis">Parentheses for the ternary operator</text:span>: I wrapped the ternary operator inside parentheses to ensure that it works correctly before being concatenated into the string. </text:p>
        </text:list-item>
        <text:list-item>
          <text:p text:style-name="P227"><text:span text:style-name="Strong_20_Emphasis">String concatenation</text:span>: The concatenation is done correctly using the <text:span text:style-name="Source_20_Text">.</text:span> operator. </text:p>
        </text:list-item>
        <text:list-item>
          <text:p text:style-name="P120"><text:span text:style-name="Strong_20_Emphasis">Proper HTML syntax</text:span>: The <text:span text:style-name="Source_20_Text">img</text:span> tag and its attributes are now well-formed. </text:p>
        </text:list-item>
      </text:list>
      <text:h text:style-name="Heading_20_3" text:outline-level="3">How it works:</text:h>
      <text:list xml:id="list3432175148907196820" text:style-name="L112">
        <text:list-item>
          <text:p text:style-name="P228">If <text:span text:style-name="Source_20_Text">$article-&gt;urlToImage</text:span> is <text:span text:style-name="Source_20_Text">null</text:span>, it will use the fallback image URL (<text:span text:style-name="Source_20_Text">https://encrypted-tbn0.gstatic.com/...</text:span>). </text:p>
        </text:list-item>
        <text:list-item>
          <text:p text:style-name="P121">Otherwise, it will use the value of <text:span text:style-name="Source_20_Text">$article-&gt;urlToImage</text:span>. </text:p>
        </text:list-item>
      </text:list>
      <text:h text:style-name="Heading_20_3" text:outline-level="3">Final Example:</text:h>
      <text:p text:style-name="P7"><text:span text:style-name="Source_20_Text">echo "&lt;img src='" . (is_null($article-&gt;urlToImage) ? "https://encrypted-tbn0.gstatic.com/images?q=tbn:ANd9GcQaSfEGYpu8XV6q-JMyVkcAO7XXqrcG2vMtCg&amp;s" : $article-&gt;urlToImage) . "' alt='News'&gt;";</text:span></text:p>
      <text:p text:style-name="Text_20_body">This should work as expected without any errors.</text:p>
      <text:p text:style-name="P6"/>
      <text:p text:style-name="P6">To make bold</text:p>
      <text:p text:style-name="P6">element {<text:line-break/> <text:s text:c="3"/>font-weight: value;<text:line-break/>}<text:line-break/></text:p>
      <text:p text:style-name="P6">to increase opacity</text:p>
      <text:p text:style-name="P6">/* Fully opaque element */<text:line-break/>div {<text:line-break/> <text:s text:c="3"/>opacity: 1;<text:line-break/>}<text:line-break/><text:line-break/>/* 50% transparent element */<text:line-break/>div {<text:line-break/> <text:s text:c="3"/>opacity: 0.5;<text:line-break/>}<text:line-break/><text:line-break/>/* Fully transparent element (invisible) */<text:line-break/>div {<text:line-break/> <text:s text:c="3"/>opacity: 0;<text:line-break/>}<text:line-break/></text:p>
      <text:p text:style-name="P5"><text:soft-page-break/>how can we detect any change in the class of an element and execute an event handler for it </text:p>
      <text:p text:style-name="P5"/>
      <text:p text:style-name="P2">To detect a change in the class of an element and execute an event handler for it, you can use the <text:span text:style-name="Strong_20_Emphasis">MutationObserver</text:span> API in JavaScript. The <text:span text:style-name="Source_20_Text">MutationObserver</text:span> allows you to watch for changes in the DOM, such as when an element's class is added, removed, or changed.</text:p>
      <text:p text:style-name="Text_20_body">Here's an example of how to use <text:span text:style-name="Source_20_Text">MutationObserver</text:span> to detect class changes:</text:p>
      <text:h text:style-name="Heading_20_3" text:outline-level="3">Example Code:</text:h>
      <text:p text:style-name="Preformatted_20_Text"><text:span text:style-name="Source_20_Text">// Select the target element you want to observe</text:span></text:p>
      <text:p text:style-name="Preformatted_20_Text"><text:span text:style-name="Source_20_Text">const targetElement = document.getElementById('yourElementId');</text:span></text:p>
      <text:p text:style-name="Preformatted_20_Text"/>
      <text:p text:style-name="Preformatted_20_Text"><text:span text:style-name="Source_20_Text">// Create a MutationObserver instance and define the callback function</text:span></text:p>
      <text:p text:style-name="Preformatted_20_Text"><text:span text:style-name="Source_20_Text">const observer = new MutationObserver((mutationsList, observer) =&gt; {</text:span></text:p>
      <text:p text:style-name="Preformatted_20_Text"><text:span text:style-name="Source_20_Text"><text:s text:c="2"/>// Loop through all mutations detected</text:span></text:p>
      <text:p text:style-name="Preformatted_20_Text"><text:span text:style-name="Source_20_Text"><text:s text:c="2"/>mutationsList.forEach(mutation =&gt; {</text:span></text:p>
      <text:p text:style-name="Preformatted_20_Text"><text:span text:style-name="Source_20_Text"><text:s text:c="4"/>if (mutation.type === 'attributes' &amp;&amp; mutation.attributeName === 'class') {</text:span></text:p>
      <text:p text:style-name="Preformatted_20_Text"><text:span text:style-name="Source_20_Text"><text:s text:c="6"/>// Class attribute has changed</text:span></text:p>
      <text:p text:style-name="Preformatted_20_Text"><text:span text:style-name="Source_20_Text"><text:s text:c="6"/>console.log('Class attribute changed!');</text:span></text:p>
      <text:p text:style-name="Preformatted_20_Text"><text:span text:style-name="Source_20_Text"><text:s text:c="6"/>// You can execute any event handler her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Set up the observer options (observe attribute changes, specifically the 'class' attribute)</text:span></text:p>
      <text:p text:style-name="Preformatted_20_Text"><text:span text:style-name="Source_20_Text">const config = { attributes: true, attributeFilter: ['class'] };</text:span></text:p>
      <text:p text:style-name="Preformatted_20_Text"/>
      <text:p text:style-name="Preformatted_20_Text"><text:span text:style-name="Source_20_Text">// Start observing the target element for class attribute changes</text:span></text:p>
      <text:p text:style-name="Preformatted_20_Text"><text:span text:style-name="Source_20_Text">observer.observe(targetElement, config);</text:span></text:p>
      <text:p text:style-name="Preformatted_20_Text"/>
      <text:p text:style-name="Preformatted_20_Text"><text:span text:style-name="Source_20_Text">// To stop observing (if needed):</text:span></text:p>
      <text:p text:style-name="P7"><text:span text:style-name="Source_20_Text">// observer.disconnect();</text:span></text:p>
      <text:p text:style-name="P8"><text:span text:style-name="Source_20_Text">OR</text:span></text:p>
      <text:p text:style-name="P9">// Select the target element<text:line-break/>const targetElement = document.querySelector('.your-element');<text:line-break/><text:line-break/>// Create a MutationObserver instance<text:line-break/>const observer = new MutationObserver((mutationsList, observer) =&gt; {<text:line-break/> <text:s/>// Iterate through all mutations that occurred<text:line-break/> <text:s/>mutationsList.forEach(mutation =&gt; {<text:line-break/> <text:s text:c="3"/>// Check if the mutation type is 'attributes' and the attribute is 'class'<text:line-break/> <text:s text:c="3"/>if (mutation.type === 'attributes' &amp;&amp; mutation.attributeName === 'class') {<text:line-break/> <text:s text:c="5"/>// Access the element that triggered the mutation<text:line-break/> <text:s text:c="5"/>const updatedElement = mutation.target;<text:line-break/> <text:s text:c="5"/><text:line-break/> <text:s text:c="5"/>// Access the updated class list of the element<text:line-break/> <text:s text:c="5"/>const updatedClassList = updatedElement.classList;<text:line-break/> <text:s text:c="5"/>console.log('Element that changed:', updatedElement);<text:line-break/> <text:s text:c="5"/>console.log('Updated class list:', updatedClassList);<text:line-break/> <text:s text:c="3"/>}<text:line-break/> <text:s/>});<text:line-break/>});<text:line-break/><text:line-break/>// Configuration of the observer: observe 'attributes' changes<text:line-break/>const config = { attributes: true };<text:line-break/><text:line-break/>// Start observing the target element<text:line-break/>observer.observe(targetElement, config);<text:line-break/><text:soft-page-break/><text:line-break/>// Example of changing the class to trigger the observer<text:line-break/>targetElement.classList.add('new-class');<text:line-break/></text:p>
      <text:h text:style-name="Heading_20_3" text:outline-level="3">Explanation:</text:h>
      <text:list xml:id="list7901921202124718260" text:style-name="L113">
        <text:list-item>
          <text:p text:style-name="P229"><text:span text:style-name="Strong_20_Emphasis">MutationObserver</text:span> is instantiated with a callback function. The callback is triggered whenever a mutation (change) occurs on the target element. </text:p>
        </text:list-item>
        <text:list-item>
          <text:p text:style-name="P229">The observer is configured to track <text:span text:style-name="Strong_20_Emphasis">attribute changes</text:span> (<text:span text:style-name="Source_20_Text">attributes: true</text:span>) and specifically the <text:span text:style-name="Source_20_Text">class</text:span> attribute (<text:span text:style-name="Source_20_Text">attributeFilter: ['class']</text:span>). </text:p>
        </text:list-item>
        <text:list-item>
          <text:p text:style-name="P122">When the class of the target element changes, the callback will check if the mutation is related to the class attribute, and you can handle the event accordingly. </text:p>
        </text:list-item>
      </text:list>
      <text:h text:style-name="Heading_20_3" text:outline-level="3">Stopping the Observer:</text:h>
      <text:p text:style-name="Text_20_body">If you want to stop observing changes at some point, you can use the <text:span text:style-name="Source_20_Text">disconnect</text:span> method:</text:p>
      <text:p text:style-name="P7"><text:span text:style-name="Source_20_Text">observer.disconnect();</text:span></text:p>
      <text:p text:style-name="Text_20_body">This will stop the MutationObserver from watching for changes on the element.</text:p>
      <text:p text:style-name="P5">How to access api we get through PHP inside javascript &lt;script&gt; string </text:p>
      <text:p text:style-name="P5"/>
      <text:p text:style-name="P2">To access an API from JavaScript inside a PHP-generated <text:span text:style-name="Source_20_Text">&lt;script&gt;</text:span> tag, you need to make an API request from JavaScript using either <text:span text:style-name="Source_20_Text">fetch()</text:span> or <text:span text:style-name="Source_20_Text">XMLHttpRequest</text:span>. Here's how you can handle it:</text:p>
      <text:h text:style-name="Heading_20_3" text:outline-level="3">1. <text:span text:style-name="Strong_20_Emphasis">PHP generating JavaScript inside </text:span><text:span text:style-name="Strong_20_Emphasis"><text:span text:style-name="Source_20_Text">&lt;script&gt;</text:span></text:span><text:span text:style-name="Strong_20_Emphasis"> tag:</text:span></text:h>
      <text:p text:style-name="Text_20_body">If you want to pass data from PHP to JavaScript within a <text:span text:style-name="Source_20_Text">&lt;script&gt;</text:span> tag, you can embed dynamic values inside the JavaScript code that will run in the browser.</text:p>
      <text:h text:style-name="Heading_20_3" text:outline-level="3">Example:</text:h>
      <text:p text:style-name="Text_20_body">Assume you want to get data from an API using JavaScript, and you want to pass the API URL dynamically from PHP:</text:p>
      <text:h text:style-name="Heading_20_4" text:outline-level="4">PHP:</text:h>
      <text:p text:style-name="Preformatted_20_Text"><text:span text:style-name="Source_20_Text">&lt;?php</text:span></text:p>
      <text:p text:style-name="Preformatted_20_Text"><text:span text:style-name="Source_20_Text">$apiUrl = "https://api.example.com/data"; <text:s/>// API URL</text:span></text:p>
      <text:p text:style-name="Preformatted_20_Text"><text:span text:style-name="Source_20_Text">?&gt;</text:span></text:p>
      <text:p text:style-name="Preformatted_20_Text"/>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API Example&lt;/tit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text:s text:c="4"/>&lt;script&gt;</text:span></text:p>
      <text:p text:style-name="Preformatted_20_Text"><text:span text:style-name="Source_20_Text"><text:s text:c="8"/>// Passing the PHP variable to JavaScript</text:span></text:p>
      <text:p text:style-name="Preformatted_20_Text"><text:span text:style-name="Source_20_Text"><text:s text:c="8"/>var apiUrl = "&lt;?php echo $apiUrl; ?&gt;";</text:span></text:p>
      <text:p text:style-name="Preformatted_20_Text"/>
      <text:p text:style-name="Preformatted_20_Text"><text:soft-page-break/><text:span text:style-name="Source_20_Text"><text:s text:c="8"/>// Fetch data from the API using JavaScript</text:span></text:p>
      <text:p text:style-name="Preformatted_20_Text"><text:span text:style-name="Source_20_Text"><text:s text:c="8"/>fetch(apiUrl)</text:span></text:p>
      <text:p text:style-name="Preformatted_20_Text"><text:span text:style-name="Source_20_Text"><text:s text:c="12"/>.then(response =&gt; response.json()) <text:s/>// Parse the response as JSON</text:span></text:p>
      <text:p text:style-name="Preformatted_20_Text"><text:span text:style-name="Source_20_Text"><text:s text:c="12"/>.then(data =&gt; {</text:span></text:p>
      <text:p text:style-name="Preformatted_20_Text"><text:span text:style-name="Source_20_Text"><text:s text:c="16"/>console.log('API Data:', data); <text:s/>// Handle the data from the API</text:span></text:p>
      <text:p text:style-name="Preformatted_20_Text"><text:span text:style-name="Source_20_Text"><text:s text:c="12"/>})</text:span></text:p>
      <text:p text:style-name="Preformatted_20_Text"><text:span text:style-name="Source_20_Text"><text:s text:c="12"/>.catch(error =&gt; {</text:span></text:p>
      <text:p text:style-name="Preformatted_20_Text"><text:span text:style-name="Source_20_Text"><text:s text:c="16"/>console.error('Error fetching API:', error); <text:s/>// Handle any errors</text:span></text:p>
      <text:p text:style-name="Preformatted_20_Text"><text:span text:style-name="Source_20_Text"><text:s text:c="12"/>});</text:span></text:p>
      <text:p text:style-name="Preformatted_20_Text"><text:span text:style-name="Source_20_Text"><text:s text:c="4"/>&lt;/script&gt;</text:span></text:p>
      <text:p text:style-name="Preformatted_20_Text"/>
      <text:p text:style-name="Preformatted_20_Text"><text:span text:style-name="Source_20_Text">&lt;/body&gt;</text:span></text:p>
      <text:p text:style-name="P7"><text:span text:style-name="Source_20_Text">&lt;/html&gt;</text:span></text:p>
      <text:h text:style-name="Heading_20_3" text:outline-level="3">Breakdown:</text:h>
      <text:list xml:id="list5779689065355613778" text:style-name="L114">
        <text:list-item>
          <text:p text:style-name="P123"><text:span text:style-name="Strong_20_Emphasis">PHP Part:</text:span></text:p>
          <text:list>
            <text:list-item>
              <text:p text:style-name="P230"><text:span text:style-name="Source_20_Text">$apiUrl = "https://api.example.com/data";</text:span> stores the API endpoint. </text:p>
            </text:list-item>
            <text:list-item>
              <text:p text:style-name="P230">The PHP <text:span text:style-name="Source_20_Text">echo</text:span> statement dynamically inserts the value of <text:span text:style-name="Source_20_Text">$apiUrl</text:span> into the JavaScript code inside the <text:span text:style-name="Source_20_Text">&lt;script&gt;</text:span> tag. </text:p>
            </text:list-item>
          </text:list>
        </text:list-item>
        <text:list-item>
          <text:p text:style-name="P123"><text:span text:style-name="Strong_20_Emphasis">JavaScript Part:</text:span></text:p>
          <text:list>
            <text:list-item>
              <text:p text:style-name="P230">The <text:span text:style-name="Source_20_Text">apiUrl</text:span> variable is assigned the URL dynamically from PHP using the value embedded in the script. </text:p>
            </text:list-item>
            <text:list-item>
              <text:p text:style-name="P230">The <text:span text:style-name="Source_20_Text">fetch()</text:span> function makes a GET request to the API, which returns a response. </text:p>
            </text:list-item>
            <text:list-item>
              <text:p text:style-name="P230"><text:span text:style-name="Source_20_Text">.then(response =&gt; response.json())</text:span> processes the response as JSON (assuming the API returns JSON data). </text:p>
            </text:list-item>
            <text:list-item>
              <text:p text:style-name="P230"><text:span text:style-name="Source_20_Text">.then(data =&gt; {...})</text:span> handles the data and logs it to the console. </text:p>
            </text:list-item>
            <text:list-item>
              <text:p text:style-name="P123"><text:span text:style-name="Source_20_Text">.catch(error =&gt; {...})</text:span> catches any errors that may occur during the API request. </text:p>
            </text:list-item>
          </text:list>
        </text:list-item>
      </text:list>
      <text:h text:style-name="Heading_20_3" text:outline-level="3">2. <text:span text:style-name="Strong_20_Emphasis">Using JavaScript to Access an API and Pass Data to PHP (optional):</text:span></text:h>
      <text:p text:style-name="Text_20_body">If you want to use JavaScript to make an API request and then pass the data to PHP for further processing (e.g., saving to a database), you would typically send the data back to PHP via AJAX.</text:p>
      <text:h text:style-name="Heading_20_4" text:outline-level="4">Example: Sending API Data Back to PHP using <text:span text:style-name="Source_20_Text">fetch()</text:span>:</text:h>
      <text:p text:style-name="Preformatted_20_Text"><text:span text:style-name="Source_20_Text">&lt;?php</text:span></text:p>
      <text:p text:style-name="Preformatted_20_Text"><text:span text:style-name="Source_20_Text">// Receiving data in PHP (for example, from an AJAX request)</text:span></text:p>
      <text:p text:style-name="Preformatted_20_Text"><text:span text:style-name="Source_20_Text">if ($_SERVER['REQUEST_METHOD'] == 'POST') {</text:span></text:p>
      <text:p text:style-name="Preformatted_20_Text"><text:span text:style-name="Source_20_Text"><text:s text:c="4"/>$receivedData = json_decode(file_get_contents('php://input'), true); // Get the raw POST data</text:span></text:p>
      <text:p text:style-name="Preformatted_20_Text"><text:span text:style-name="Source_20_Text"><text:s text:c="4"/>// Process data here...</text:span></text:p>
      <text:p text:style-name="Preformatted_20_Text"><text:span text:style-name="Source_20_Text"><text:s text:c="4"/>var_dump($receivedData); // Output the received data</text:span></text:p>
      <text:p text:style-name="Preformatted_20_Text"><text:span text:style-name="Source_20_Text">}</text:span></text:p>
      <text:p text:style-name="Preformatted_20_Text"><text:span text:style-name="Source_20_Text">?&gt;</text:span></text:p>
      <text:p text:style-name="Preformatted_20_Text"/>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API to PHP&lt;/title&gt;</text:span></text:p>
      <text:p text:style-name="Preformatted_20_Text"><text:span text:style-name="Source_20_Text">&lt;/head&gt;</text:span></text:p>
      <text:p text:style-name="Preformatted_20_Text"><text:soft-page-break/><text:span text:style-name="Source_20_Text">&lt;body&gt;</text:span></text:p>
      <text:p text:style-name="Preformatted_20_Text"/>
      <text:p text:style-name="Preformatted_20_Text"><text:span text:style-name="Source_20_Text"><text:s text:c="4"/>&lt;script&gt;</text:span></text:p>
      <text:p text:style-name="Preformatted_20_Text"><text:span text:style-name="Source_20_Text"><text:s text:c="8"/>// Make an API call from JavaScript</text:span></text:p>
      <text:p text:style-name="Preformatted_20_Text"><text:span text:style-name="Source_20_Text"><text:s text:c="8"/>fetch('https://api.example.com/data')</text:span></text:p>
      <text:p text:style-name="Preformatted_20_Text"><text:span text:style-name="Source_20_Text"><text:s text:c="12"/>.then(response =&gt; response.json())</text:span></text:p>
      <text:p text:style-name="Preformatted_20_Text"><text:span text:style-name="Source_20_Text"><text:s text:c="12"/>.then(data =&gt; {</text:span></text:p>
      <text:p text:style-name="Preformatted_20_Text"><text:span text:style-name="Source_20_Text"><text:s text:c="16"/>console.log('API Data:', data); <text:s/>// Process the API data</text:span></text:p>
      <text:p text:style-name="Preformatted_20_Text"/>
      <text:p text:style-name="Preformatted_20_Text"><text:span text:style-name="Source_20_Text"><text:s text:c="16"/>// Now send data back to PHP via AJAX</text:span></text:p>
      <text:p text:style-name="Preformatted_20_Text"><text:span text:style-name="Source_20_Text"><text:s text:c="16"/>fetch('your_php_script.php', {</text:span></text:p>
      <text:p text:style-name="Preformatted_20_Text"><text:span text:style-name="Source_20_Text"><text:s text:c="20"/>method: 'POST',</text:span></text:p>
      <text:p text:style-name="Preformatted_20_Text"><text:span text:style-name="Source_20_Text"><text:s text:c="20"/>headers: {</text:span></text:p>
      <text:p text:style-name="Preformatted_20_Text"><text:span text:style-name="Source_20_Text"><text:s text:c="24"/>'Content-Type': 'application/json'</text:span></text:p>
      <text:p text:style-name="Preformatted_20_Text"><text:span text:style-name="Source_20_Text"><text:s text:c="20"/>},</text:span></text:p>
      <text:p text:style-name="Preformatted_20_Text"><text:span text:style-name="Source_20_Text"><text:s text:c="20"/>body: JSON.stringify(data) <text:s/>// Send API data to PHP</text:span></text:p>
      <text:p text:style-name="Preformatted_20_Text"><text:span text:style-name="Source_20_Text"><text:s text:c="16"/>})</text:span></text:p>
      <text:p text:style-name="Preformatted_20_Text"><text:span text:style-name="Source_20_Text"><text:s text:c="16"/>.then(response =&gt; response.json())</text:span></text:p>
      <text:p text:style-name="Preformatted_20_Text"><text:span text:style-name="Source_20_Text"><text:s text:c="16"/>.then(result =&gt; {</text:span></text:p>
      <text:p text:style-name="Preformatted_20_Text"><text:span text:style-name="Source_20_Text"><text:s text:c="20"/>console.log('Response from PHP:', result);</text:span></text:p>
      <text:p text:style-name="Preformatted_20_Text"><text:span text:style-name="Source_20_Text"><text:s text:c="16"/>})</text:span></text:p>
      <text:p text:style-name="Preformatted_20_Text"><text:span text:style-name="Source_20_Text"><text:s text:c="16"/>.catch(error =&gt; console.error('Error:', error));</text:span></text:p>
      <text:p text:style-name="Preformatted_20_Text"><text:span text:style-name="Source_20_Text"><text:s text:c="12"/>})</text:span></text:p>
      <text:p text:style-name="Preformatted_20_Text"><text:span text:style-name="Source_20_Text"><text:s text:c="12"/>.catch(error =&gt; console.error('Error fetching API:', error));</text:span></text:p>
      <text:p text:style-name="Preformatted_20_Text"><text:span text:style-name="Source_20_Text"><text:s text:c="4"/>&lt;/script&gt;</text:span></text:p>
      <text:p text:style-name="Preformatted_20_Text"/>
      <text:p text:style-name="Preformatted_20_Text"><text:span text:style-name="Source_20_Text">&lt;/body&gt;</text:span></text:p>
      <text:p text:style-name="P7"><text:span text:style-name="Source_20_Text">&lt;/html&gt;</text:span></text:p>
      <text:h text:style-name="Heading_20_3" text:outline-level="3">Key Points:</text:h>
      <text:list xml:id="list1651488604442377085" text:style-name="L115">
        <text:list-item>
          <text:p text:style-name="P231"><text:span text:style-name="Strong_20_Emphasis">JavaScript </text:span><text:span text:style-name="Strong_20_Emphasis"><text:span text:style-name="Source_20_Text">fetch()</text:span></text:span> is used to call an external API. </text:p>
        </text:list-item>
        <text:list-item>
          <text:p text:style-name="P231">The data received can then be sent to a PHP script via another <text:span text:style-name="Source_20_Text">fetch()</text:span> call, using the <text:span text:style-name="Source_20_Text">POST</text:span> method and <text:span text:style-name="Source_20_Text">JSON.stringify()</text:span> to send data. </text:p>
        </text:list-item>
        <text:list-item>
          <text:p text:style-name="P124">On the PHP side, you can retrieve and process the sent data using <text:span text:style-name="Source_20_Text">file_get_contents('php://input')</text:span> and <text:span text:style-name="Source_20_Text">json_decode()</text:span>. </text:p>
        </text:list-item>
      </text:list>
      <text:p text:style-name="Text_20_body">This structure ensures you can access APIs using JavaScript, and optionally, pass data back to the server for further processing using PHP.</text:p>
      <text:p text:style-name="P5">get the api through async await in Javascript</text:p>
      <text:p text:style-name="P5"/>
      <text:p text:style-name="P1">To fetch data from an API using <text:span text:style-name="Source_20_Text">async/await</text:span> in JavaScript, you can use the following approach:</text:p>
      <text:h text:style-name="Heading_20_3" text:outline-level="3">Example: Fetching Data Using <text:span text:style-name="Source_20_Text">async/await</text:span> in JavaScript</text:h>
      <text:p text:style-name="Preformatted_20_Text"><text:span text:style-name="Source_20_Text">// Define an async function to fetch API data</text:span></text:p>
      <text:p text:style-name="Preformatted_20_Text"><text:span text:style-name="Source_20_Text">async function fetchData() {</text:span></text:p>
      <text:p text:style-name="Preformatted_20_Text"><text:span text:style-name="Source_20_Text"><text:s text:c="4"/>try {</text:span></text:p>
      <text:p text:style-name="Preformatted_20_Text"><text:span text:style-name="Source_20_Text"><text:s text:c="8"/>// Fetch data from the API (replace with your actual API URL)</text:span></text:p>
      <text:p text:style-name="Preformatted_20_Text"><text:span text:style-name="Source_20_Text"><text:s text:c="8"/>let response = await fetch('https://api.example.com/data');</text:span></text:p>
      <text:p text:style-name="Preformatted_20_Text"><text:span text:style-name="Source_20_Text"><text:s text:c="8"/></text:span></text:p>
      <text:p text:style-name="Preformatted_20_Text"><text:span text:style-name="Source_20_Text"><text:s text:c="8"/>// Check if the response is successful (status code 200-299)</text:span></text:p>
      <text:p text:style-name="Preformatted_20_Text"><text:span text:style-name="Source_20_Text"><text:s text:c="8"/>if (!response.ok) {</text:span></text:p>
      <text:p text:style-name="Preformatted_20_Text"><text:span text:style-name="Source_20_Text"><text:s text:c="12"/>throw new Error('API fetch failed with status: ' + response.status);</text:span></text:p>
      <text:p text:style-name="Preformatted_20_Text"><text:span text:style-name="Source_20_Text"><text:s text:c="8"/>}</text:span></text:p>
      <text:p text:style-name="Preformatted_20_Text"/>
      <text:p text:style-name="Preformatted_20_Text"><text:span text:style-name="Source_20_Text"><text:s text:c="8"/>// Parse the JSON data from the response</text:span></text:p>
      <text:p text:style-name="Preformatted_20_Text"><text:span text:style-name="Source_20_Text"><text:s text:c="8"/>let data = await response.json();</text:span></text:p>
      <text:p text:style-name="Preformatted_20_Text"><text:soft-page-break/><text:span text:style-name="Source_20_Text"><text:s text:c="8"/></text:span></text:p>
      <text:p text:style-name="Preformatted_20_Text"><text:span text:style-name="Source_20_Text"><text:s text:c="8"/>// Process the data (for example, log it to the console)</text:span></text:p>
      <text:p text:style-name="Preformatted_20_Text"><text:span text:style-name="Source_20_Text"><text:s text:c="8"/>console.log('API Data:', data);</text:span></text:p>
      <text:p text:style-name="Preformatted_20_Text"/>
      <text:p text:style-name="Preformatted_20_Text"><text:span text:style-name="Source_20_Text"><text:s text:c="4"/>} catch (error) {</text:span></text:p>
      <text:p text:style-name="Preformatted_20_Text"><text:span text:style-name="Source_20_Text"><text:s text:c="8"/>// Handle any errors that occurred during the fetch</text:span></text:p>
      <text:p text:style-name="Preformatted_20_Text"><text:span text:style-name="Source_20_Text"><text:s text:c="8"/>console.error('Error:', erro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all the fetchData function to start fetching data</text:span></text:p>
      <text:p text:style-name="P7"><text:span text:style-name="Source_20_Text">fetchData();</text:span></text:p>
      <text:h text:style-name="Heading_20_3" text:outline-level="3">Explanation:</text:h>
      <text:list xml:id="list7981006275796375697" text:style-name="L116">
        <text:list-item>
          <text:p text:style-name="P232"><text:span text:style-name="Strong_20_Emphasis"><text:span text:style-name="Source_20_Text">async</text:span></text:span><text:span text:style-name="Strong_20_Emphasis"> keyword</text:span>: Marks the function as asynchronous, allowing the use of <text:span text:style-name="Source_20_Text">await</text:span> inside the function. </text:p>
        </text:list-item>
        <text:list-item>
          <text:p text:style-name="P232"><text:span text:style-name="Strong_20_Emphasis"><text:span text:style-name="Source_20_Text">await fetch()</text:span></text:span>: Waits for the <text:span text:style-name="Source_20_Text">fetch()</text:span> call to complete. The <text:span text:style-name="Source_20_Text">fetch()</text:span> function returns a <text:span text:style-name="Source_20_Text">Promise</text:span> that resolves to the <text:span text:style-name="Source_20_Text">Response</text:span> object, and <text:span text:style-name="Source_20_Text">await</text:span> pauses the execution until the response is received. </text:p>
        </text:list-item>
        <text:list-item>
          <text:p text:style-name="P232"><text:span text:style-name="Strong_20_Emphasis"><text:span text:style-name="Source_20_Text">await response.json()</text:span></text:span>: Once the response is received, the <text:span text:style-name="Source_20_Text">.json()</text:span> method is called to parse the response body as JSON. This also returns a <text:span text:style-name="Source_20_Text">Promise</text:span>, which is why we use <text:span text:style-name="Source_20_Text">await</text:span> again. </text:p>
        </text:list-item>
        <text:list-item>
          <text:p text:style-name="P125"><text:span text:style-name="Strong_20_Emphasis">Error Handling</text:span>: The <text:span text:style-name="Source_20_Text">try...catch</text:span> block handles any errors that might occur during the fetch operation, such as network issues or invalid JSON. </text:p>
        </text:list-item>
      </text:list>
      <text:h text:style-name="Heading_20_3" text:outline-level="3">Things to Keep in Mind:</text:h>
      <text:list xml:id="list3513003067323699451" text:style-name="L117">
        <text:list-item>
          <text:p text:style-name="P233">Make sure to replace <text:span text:style-name="Source_20_Text">'https://api.example.com/data'</text:span> with the actual API URL you are trying to fetch from. </text:p>
        </text:list-item>
        <text:list-item>
          <text:p text:style-name="P233">The <text:span text:style-name="Source_20_Text">response.ok</text:span> property checks if the HTTP status code is in the range of 200-299 (indicating a successful response). </text:p>
        </text:list-item>
        <text:list-item>
          <text:p text:style-name="P126">You can adjust how you process or display the fetched data based on your needs (e.g., display it on a webpage, store it in a variable, etc.). </text:p>
        </text:list-item>
      </text:list>
      <text:p text:style-name="P5">how to get substring in javascript </text:p>
      <text:p text:style-name="P5"/>
      <text:p text:style-name="P2">In JavaScript, you can extract a substring from a string using several methods. The most commonly used methods are <text:span text:style-name="Source_20_Text">substring()</text:span>, <text:span text:style-name="Source_20_Text">slice()</text:span>, and <text:span text:style-name="Source_20_Text">substr()</text:span>. Here's how each of them works:</text:p>
      <text:h text:style-name="Heading_20_3" text:outline-level="3">1. <text:span text:style-name="Strong_20_Emphasis"><text:span text:style-name="Source_20_Text">substring()</text:span></text:span><text:span text:style-name="Strong_20_Emphasis"> Method</text:span></text:h>
      <text:p text:style-name="Text_20_body">The <text:span text:style-name="Source_20_Text">substring()</text:span> method returns a part of the string between two indices (start and end), where the start index is inclusive and the end index is exclusive.</text:p>
      <text:p text:style-name="Preformatted_20_Text"><text:span text:style-name="Source_20_Text">let str = "Hello, World!";</text:span></text:p>
      <text:p text:style-name="Preformatted_20_Text"><text:span text:style-name="Source_20_Text">let result = str.substring(0, 5); <text:s/>// Extracts characters from index 0 to 4</text:span></text:p>
      <text:p text:style-name="P7"><text:span text:style-name="Source_20_Text">console.log(result); <text:s/>// Output: "Hello"</text:span></text:p>
      <text:h text:style-name="Heading_20_4" text:outline-level="4">Syntax:</text:h>
      <text:p text:style-name="P7"><text:span text:style-name="Source_20_Text">string.substring(startIndex, endIndex)</text:span></text:p>
      <text:list xml:id="list4538263978747771195" text:style-name="L118">
        <text:list-item>
          <text:p text:style-name="P234"><text:span text:style-name="Source_20_Text">startIndex</text:span> is the index where the extraction starts. </text:p>
        </text:list-item>
        <text:list-item>
          <text:p text:style-name="P127"><text:soft-page-break/><text:span text:style-name="Source_20_Text">endIndex</text:span> (optional) is the index where the extraction ends. If not provided, it extracts till the end of the string. </text:p>
        </text:list-item>
      </text:list>
      <text:h text:style-name="Heading_20_3" text:outline-level="3">2. <text:span text:style-name="Strong_20_Emphasis"><text:span text:style-name="Source_20_Text">slice()</text:span></text:span><text:span text:style-name="Strong_20_Emphasis"> Method</text:span></text:h>
      <text:p text:style-name="Text_20_body">The <text:span text:style-name="Source_20_Text">slice()</text:span> method works similarly to <text:span text:style-name="Source_20_Text">substring()</text:span>, but it also allows negative indices, which count from the end of the string.</text:p>
      <text:p text:style-name="Preformatted_20_Text"><text:span text:style-name="Source_20_Text">let str = "Hello, World!";</text:span></text:p>
      <text:p text:style-name="Preformatted_20_Text"><text:span text:style-name="Source_20_Text">let result = str.slice(0, 5); <text:s/>// Extracts characters from index 0 to 4</text:span></text:p>
      <text:p text:style-name="Preformatted_20_Text"><text:span text:style-name="Source_20_Text">console.log(result); <text:s/>// Output: "Hello"</text:span></text:p>
      <text:p text:style-name="Preformatted_20_Text"/>
      <text:p text:style-name="Preformatted_20_Text"><text:span text:style-name="Source_20_Text">let negativeResult = str.slice(-6, -1); <text:s/>// Extracts last 6 to 1 characters (excluding the last character)</text:span></text:p>
      <text:p text:style-name="P7"><text:span text:style-name="Source_20_Text">console.log(negativeResult); <text:s/>// Output: "World"</text:span></text:p>
      <text:h text:style-name="Heading_20_4" text:outline-level="4">Syntax:</text:h>
      <text:p text:style-name="P7"><text:span text:style-name="Source_20_Text">string.slice(startIndex, endIndex)</text:span></text:p>
      <text:list xml:id="list2412577520850781559" text:style-name="L119">
        <text:list-item>
          <text:p text:style-name="P235"><text:span text:style-name="Source_20_Text">startIndex</text:span> is the index where the extraction starts. </text:p>
        </text:list-item>
        <text:list-item>
          <text:p text:style-name="P128"><text:span text:style-name="Source_20_Text">endIndex</text:span> is optional and is the index where the extraction ends (not included). </text:p>
        </text:list-item>
      </text:list>
      <text:h text:style-name="Heading_20_3" text:outline-level="3">3. <text:span text:style-name="Strong_20_Emphasis"><text:span text:style-name="Source_20_Text">substr()</text:span></text:span><text:span text:style-name="Strong_20_Emphasis"> Method (Deprecated)</text:span></text:h>
      <text:p text:style-name="Text_20_body">The <text:span text:style-name="Source_20_Text">substr()</text:span> method returns a part of the string starting from a specified index for a given length. However, this method is now considered <text:span text:style-name="Strong_20_Emphasis">deprecated</text:span> and should be avoided in new code.</text:p>
      <text:p text:style-name="Preformatted_20_Text"><text:span text:style-name="Source_20_Text">let str = "Hello, World!";</text:span></text:p>
      <text:p text:style-name="Preformatted_20_Text"><text:span text:style-name="Source_20_Text">let result = str.substr(7, 5); <text:s/>// Starts from index 7 and extracts 5 characters</text:span></text:p>
      <text:p text:style-name="P7"><text:span text:style-name="Source_20_Text">console.log(result); <text:s/>// Output: "World"</text:span></text:p>
      <text:h text:style-name="Heading_20_4" text:outline-level="4">Syntax:</text:h>
      <text:p text:style-name="P7"><text:span text:style-name="Source_20_Text">string.substr(startIndex, length)</text:span></text:p>
      <text:list xml:id="list9141668354136272920" text:style-name="L120">
        <text:list-item>
          <text:p text:style-name="P236"><text:span text:style-name="Source_20_Text">startIndex</text:span> is the index from which to start the extraction. </text:p>
        </text:list-item>
        <text:list-item>
          <text:p text:style-name="P129"><text:span text:style-name="Source_20_Text">length</text:span> specifies the number of characters to extract. </text:p>
        </text:list-item>
      </text:list>
      <text:h text:style-name="Heading_20_3" text:outline-level="3">Summary of Methods:</text:h>
      <text:list xml:id="list201748899969285064" text:style-name="L121">
        <text:list-item>
          <text:p text:style-name="P237"><text:span text:style-name="Strong_20_Emphasis"><text:span text:style-name="Source_20_Text">substring(start, end)</text:span></text:span>: Extracts from <text:span text:style-name="Source_20_Text">start</text:span> index to <text:span text:style-name="Source_20_Text">end</text:span> index (not inclusive of <text:span text:style-name="Source_20_Text">end</text:span>). </text:p>
        </text:list-item>
        <text:list-item>
          <text:p text:style-name="P237"><text:span text:style-name="Strong_20_Emphasis"><text:span text:style-name="Source_20_Text">slice(start, end)</text:span></text:span>: Similar to <text:span text:style-name="Source_20_Text">substring</text:span>, but can also accept negative indices. </text:p>
        </text:list-item>
        <text:list-item>
          <text:p text:style-name="P130"><text:span text:style-name="Strong_20_Emphasis"><text:span text:style-name="Source_20_Text">substr(start, length)</text:span></text:span>: Extracts starting from <text:span text:style-name="Source_20_Text">start</text:span> index and takes <text:span text:style-name="Source_20_Text">length</text:span> characters (deprecated). </text:p>
        </text:list-item>
      </text:list>
      <text:p text:style-name="Text_20_body">In general, <text:span text:style-name="Strong_20_Emphasis"><text:span text:style-name="Source_20_Text">slice()</text:span></text:span> and <text:span text:style-name="Strong_20_Emphasis"><text:span text:style-name="Source_20_Text">substring()</text:span></text:span> are preferred for modern JavaScript development.</text:p>
      <text:p text:style-name="P5">how to get the url though which client react with server in server php </text:p>
      <text:p text:style-name="P5"/>
      <text:p text:style-name="P1">To get the URL through which the client is interacting with the server in a <text:span text:style-name="Strong_20_Emphasis">PHP</text:span> environment, you can use the <text:span text:style-name="Source_20_Text">$_SERVER</text:span> superglobal array, which contains information about the current request. Specifically, you can use the following elements to reconstruct the full URL:</text:p>
      <text:h text:style-name="Heading_20_3" text:outline-level="3"><text:soft-page-break/>Example in PHP:</text:h>
      <text:p text:style-name="Preformatted_20_Text"><text:span text:style-name="Source_20_Text">&lt;?php</text:span></text:p>
      <text:p text:style-name="Preformatted_20_Text"><text:span text:style-name="Source_20_Text">// Get the protocol (http or https)</text:span></text:p>
      <text:p text:style-name="Preformatted_20_Text"><text:span text:style-name="Source_20_Text">$protocol = isset($_SERVER['HTTPS']) &amp;&amp; $_SERVER['HTTPS'] === 'on' ? 'https' : 'http';</text:span></text:p>
      <text:p text:style-name="Preformatted_20_Text"/>
      <text:p text:style-name="Preformatted_20_Text"><text:span text:style-name="Source_20_Text">// Get the host (domain name)</text:span></text:p>
      <text:p text:style-name="Preformatted_20_Text"><text:span text:style-name="Source_20_Text">$host = $_SERVER['HTTP_HOST'];</text:span></text:p>
      <text:p text:style-name="Preformatted_20_Text"/>
      <text:p text:style-name="Preformatted_20_Text"><text:span text:style-name="Source_20_Text">// Get the request URI (path and query string)</text:span></text:p>
      <text:p text:style-name="Preformatted_20_Text"><text:span text:style-name="Source_20_Text">$requestUri = $_SERVER['REQUEST_URI'];</text:span></text:p>
      <text:p text:style-name="Preformatted_20_Text"/>
      <text:p text:style-name="Preformatted_20_Text"><text:span text:style-name="Source_20_Text">// Combine everything to form the full URL</text:span></text:p>
      <text:p text:style-name="Preformatted_20_Text"><text:span text:style-name="Source_20_Text">$fullUrl = $protocol . '://' . $host . $requestUri;</text:span></text:p>
      <text:p text:style-name="Preformatted_20_Text"/>
      <text:p text:style-name="Preformatted_20_Text"><text:span text:style-name="Source_20_Text">echo $fullUrl;</text:span></text:p>
      <text:p text:style-name="P7"><text:span text:style-name="Source_20_Text">?&gt;</text:span></text:p>
      <text:h text:style-name="Heading_20_3" text:outline-level="3">Explanation:</text:h>
      <text:list xml:id="list2691946118587861759" text:style-name="L122">
        <text:list-item>
          <text:p text:style-name="P238"><text:span text:style-name="Source_20_Text">$_SERVER['HTTPS']</text:span>: Checks whether the connection is over HTTPS. If the client uses HTTPS, it will be <text:span text:style-name="Source_20_Text">'on'</text:span>. </text:p>
        </text:list-item>
        <text:list-item>
          <text:p text:style-name="P238"><text:span text:style-name="Source_20_Text">$_SERVER['HTTP_HOST']</text:span>: Contains the host (domain name) as specified in the request headers, e.g., <text:span text:style-name="Source_20_Text">tsting123.infinityfreeapp.com</text:span>. </text:p>
        </text:list-item>
        <text:list-item>
          <text:p text:style-name="P131"><text:span text:style-name="Source_20_Text">$_SERVER['REQUEST_URI']</text:span>: Contains the path and query string part of the URL (everything after the domain), e.g., <text:span text:style-name="Source_20_Text">/entertainment/</text:span>. </text:p>
        </text:list-item>
      </text:list>
      <text:h text:style-name="Heading_20_3" text:outline-level="3">Example Output:</text:h>
      <text:p text:style-name="Text_20_body">For a request to <text:span text:style-name="Source_20_Text">https://tsting123.infinityfreeapp.com/entertainment/</text:span>, the output would be:</text:p>
      <text:p text:style-name="P7"><text:span text:style-name="Source_20_Text">https://tsting123.infinityfreeapp.com/entertainment/</text:span></text:p>
      <text:h text:style-name="Heading_20_3" text:outline-level="3">Additional Considerations:</text:h>
      <text:list xml:id="list5634189990286820166" text:style-name="L123">
        <text:list-item>
          <text:p text:style-name="P132">If your server is behind a proxy or load balancer, you may need to check additional headers (like <text:span text:style-name="Source_20_Text">$_SERVER['HTTP_X_FORWARDED_PROTO']</text:span> or <text:span text:style-name="Source_20_Text">$_SERVER['X-Forwarded-Host']</text:span>) to determine the correct protocol or host. </text:p>
        </text:list-item>
      </text:list>
      <text:p text:style-name="P5">how to create array in php and check if a string exist in that array </text:p>
      <text:p text:style-name="P6"/>
      <text:p text:style-name="P2">To create an array in PHP and check if a string exists in that array, you can use the following approach:</text:p>
      <text:h text:style-name="Heading_20_3" text:outline-level="3">1. <text:span text:style-name="Strong_20_Emphasis">Create an Array in PHP</text:span></text:h>
      <text:p text:style-name="Text_20_body">You can create an array using either the <text:span text:style-name="Strong_20_Emphasis"><text:span text:style-name="Source_20_Text">array()</text:span></text:span> function (in older versions of PHP) or the <text:span text:style-name="Strong_20_Emphasis">short array syntax</text:span> <text:span text:style-name="Source_20_Text">[]</text:span> (in PHP 5.4 and later).</text:p>
      <text:h text:style-name="Heading_20_3" text:outline-level="3">2. <text:span text:style-name="Strong_20_Emphasis">Check if a String Exists in the Array</text:span></text:h>
      <text:p text:style-name="Text_20_body">To check if a string exists in the array, you can use the <text:span text:style-name="Strong_20_Emphasis"><text:span text:style-name="Source_20_Text">in_array()</text:span></text:span> function. This function checks if a given value exists in an array and returns <text:span text:style-name="Source_20_Text">true</text:span> if found, or <text:span text:style-name="Source_20_Text">false</text:span> if not.</text:p>
      <text:h text:style-name="Heading_20_3" text:outline-level="3"><text:soft-page-break/>Example Code:</text:h>
      <text:p text:style-name="Preformatted_20_Text"><text:span text:style-name="Source_20_Text">&lt;?php</text:span></text:p>
      <text:p text:style-name="Preformatted_20_Text"><text:span text:style-name="Source_20_Text">// Create an array</text:span></text:p>
      <text:p text:style-name="Preformatted_20_Text"><text:span text:style-name="Source_20_Text">$fruits = ["apple", "banana", "orange", "grape"];</text:span></text:p>
      <text:p text:style-name="Preformatted_20_Text"/>
      <text:p text:style-name="Preformatted_20_Text"><text:span text:style-name="Source_20_Text">// The string you want to check</text:span></text:p>
      <text:p text:style-name="Preformatted_20_Text"><text:span text:style-name="Source_20_Text">$searchString = "banana";</text:span></text:p>
      <text:p text:style-name="Preformatted_20_Text"/>
      <text:p text:style-name="Preformatted_20_Text"><text:span text:style-name="Source_20_Text">// Check if the string exists in the array</text:span></text:p>
      <text:p text:style-name="Preformatted_20_Text"><text:span text:style-name="Source_20_Text">if (in_array($searchString, $fruits)) {</text:span></text:p>
      <text:p text:style-name="Preformatted_20_Text"><text:span text:style-name="Source_20_Text"><text:s text:c="4"/>echo "$searchString exists in the array.";</text:span></text:p>
      <text:p text:style-name="Preformatted_20_Text"><text:span text:style-name="Source_20_Text">} else {</text:span></text:p>
      <text:p text:style-name="Preformatted_20_Text"><text:span text:style-name="Source_20_Text"><text:s text:c="4"/>echo "$searchString does not exist in the array.";</text:span></text:p>
      <text:p text:style-name="Preformatted_20_Text"><text:span text:style-name="Source_20_Text">}</text:span></text:p>
      <text:p text:style-name="P7"><text:span text:style-name="Source_20_Text">?&gt;</text:span></text:p>
      <text:h text:style-name="Heading_20_3" text:outline-level="3">Explanation:</text:h>
      <text:list xml:id="list1709116161126766429" text:style-name="L124">
        <text:list-item>
          <text:p text:style-name="P239"><text:span text:style-name="Strong_20_Emphasis"><text:span text:style-name="Source_20_Text">$fruits = ["apple", "banana", "orange", "grape"];</text:span></text:span>: Creates an array of fruit names. </text:p>
        </text:list-item>
        <text:list-item>
          <text:p text:style-name="P239"><text:span text:style-name="Strong_20_Emphasis"><text:span text:style-name="Source_20_Text">in_array($searchString, $fruits)</text:span></text:span>: Checks if the value in <text:span text:style-name="Source_20_Text">$searchString</text:span> exists in the <text:span text:style-name="Source_20_Text">$fruits</text:span> array. </text:p>
          <text:list>
            <text:list-item>
              <text:p text:style-name="P239">The function returns <text:span text:style-name="Source_20_Text">true</text:span> if the value is found. </text:p>
            </text:list-item>
            <text:list-item>
              <text:p text:style-name="P133">The function returns <text:span text:style-name="Source_20_Text">false</text:span> if the value is not found. </text:p>
            </text:list-item>
          </text:list>
        </text:list-item>
      </text:list>
      <text:h text:style-name="Heading_20_3" text:outline-level="3">Output:</text:h>
      <text:p text:style-name="Text_20_body">If <text:span text:style-name="Source_20_Text">$searchString = "banana"</text:span>, the output will be:</text:p>
      <text:p text:style-name="P7"><text:span text:style-name="Source_20_Text">banana exists in the array.</text:span></text:p>
      <text:p text:style-name="Text_20_body">If <text:span text:style-name="Source_20_Text">$searchString = "pear"</text:span>, the output will be:</text:p>
      <text:p text:style-name="P7"><text:span text:style-name="Source_20_Text">pear does not exist in the array.</text:span></text:p>
      <text:h text:style-name="Heading_20_3" text:outline-level="3">Additional Notes:</text:h>
      <text:list xml:id="list6706808653248123606" text:style-name="L125">
        <text:list-item>
          <text:p text:style-name="P134"><text:span text:style-name="Strong_20_Emphasis">Case Sensitivity</text:span>: The <text:span text:style-name="Source_20_Text">in_array()</text:span> function is case-sensitive. If you need a case-insensitive check, you can use <text:span text:style-name="Source_20_Text">array_map()</text:span> with <text:span text:style-name="Source_20_Text">strtolower()</text:span> or <text:span text:style-name="Source_20_Text">strtoupper()</text:span> to normalize the case before checking. </text:p>
        </text:list-item>
      </text:list>
      <text:p text:style-name="Text_20_body">Example for case-insensitive check:</text:p>
      <text:p text:style-name="Preformatted_20_Text"><text:span text:style-name="Source_20_Text">&lt;?php</text:span></text:p>
      <text:p text:style-name="Preformatted_20_Text"><text:span text:style-name="Source_20_Text">$fruits = ["Apple", "banana", "Orange", "Grape"];</text:span></text:p>
      <text:p text:style-name="Preformatted_20_Text"><text:span text:style-name="Source_20_Text">$searchString = "apple";</text:span></text:p>
      <text:p text:style-name="Preformatted_20_Text"/>
      <text:p text:style-name="Preformatted_20_Text"><text:span text:style-name="Source_20_Text">if (in_array(strtolower($searchString), array_map('strtolower', $fruits))) {</text:span></text:p>
      <text:p text:style-name="Preformatted_20_Text"><text:span text:style-name="Source_20_Text"><text:s text:c="4"/>echo "$searchString exists in the array (case-insensitive).";</text:span></text:p>
      <text:p text:style-name="Preformatted_20_Text"><text:span text:style-name="Source_20_Text">} else {</text:span></text:p>
      <text:p text:style-name="Preformatted_20_Text"><text:span text:style-name="Source_20_Text"><text:s text:c="4"/>echo "$searchString does not exist in the array (case-insensitive).";</text:span></text:p>
      <text:p text:style-name="Preformatted_20_Text"><text:span text:style-name="Source_20_Text">}</text:span></text:p>
      <text:p text:style-name="P7"><text:span text:style-name="Source_20_Text">?&gt;</text:span></text:p>
      <text:p text:style-name="P5">how to check if a variable is null in PHP</text:p>
      <text:p text:style-name="P5"/>
      <text:p text:style-name="P2"><text:soft-page-break/>In PHP, you can check if a variable is <text:span text:style-name="Source_20_Text">null</text:span> using the following methods:</text:p>
      <text:h text:style-name="Heading_20_3" text:outline-level="3">1. <text:span text:style-name="Strong_20_Emphasis">Using </text:span><text:span text:style-name="Strong_20_Emphasis"><text:span text:style-name="Source_20_Text">is_null()</text:span></text:span><text:span text:style-name="Strong_20_Emphasis"> function:</text:span></text:h>
      <text:p text:style-name="Preformatted_20_Text"><text:span text:style-name="Source_20_Text">if (is_null($variable)) {</text:span></text:p>
      <text:p text:style-name="Preformatted_20_Text"><text:span text:style-name="Source_20_Text"><text:s text:c="4"/>echo "The variable is null.";</text:span></text:p>
      <text:p text:style-name="P7"><text:span text:style-name="Source_20_Text">}</text:span></text:p>
      <text:h text:style-name="Heading_20_3" text:outline-level="3">2. <text:span text:style-name="Strong_20_Emphasis">Direct comparison with </text:span><text:span text:style-name="Strong_20_Emphasis"><text:span text:style-name="Source_20_Text">null</text:span></text:span><text:span text:style-name="Strong_20_Emphasis">:</text:span></text:h>
      <text:p text:style-name="Preformatted_20_Text"><text:span text:style-name="Source_20_Text">if ($variable === null) {</text:span></text:p>
      <text:p text:style-name="Preformatted_20_Text"><text:span text:style-name="Source_20_Text"><text:s text:c="4"/>echo "The variable is null.";</text:span></text:p>
      <text:p text:style-name="P7"><text:span text:style-name="Source_20_Text">}</text:span></text:p>
      <text:h text:style-name="Heading_20_3" text:outline-level="3">Explanation:</text:h>
      <text:list xml:id="list1163218092520048777" text:style-name="L126">
        <text:list-item>
          <text:p text:style-name="P240"><text:span text:style-name="Source_20_Text">is_null($variable)</text:span> returns <text:span text:style-name="Source_20_Text">true</text:span> if the variable is <text:span text:style-name="Source_20_Text">null</text:span>. </text:p>
        </text:list-item>
        <text:list-item>
          <text:p text:style-name="P135"><text:span text:style-name="Source_20_Text">$variable === null</text:span> checks if the variable is exactly equal to <text:span text:style-name="Source_20_Text">null</text:span> using the strict equality operator. </text:p>
        </text:list-item>
      </text:list>
      <text:p text:style-name="Text_20_body">Both methods are commonly used, but the second approach (<text:span text:style-name="Source_20_Text">=== null</text:span>) is preferred when you want to ensure strict comparison (i.e., checking both value and typ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6M26S</meta:editing-duration>
    <meta:editing-cycles>49</meta:editing-cycles>
    <meta:generator>OpenOffice/4.1.15$Win32 OpenOffice.org_project/4115m2$Build-9813</meta:generator>
    <dc:date>2025-02-16T02:02:18.73</dc:date>
    <meta:document-statistic meta:table-count="1" meta:image-count="0" meta:object-count="0" meta:page-count="51" meta:paragraph-count="1597" meta:word-count="12703" meta:character-count="81727"/>
    <meta:user-defined meta:name="Info 1"/>
    <meta:user-defined meta:name="Info 2"/>
    <meta:user-defined meta:name="Info 3"/>
    <meta:user-defined meta:name="Info 4"/>
  </office:meta>
</office:document-meta>
</file>